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40.66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35.35mm"/>
    </style:style>
    <style:style style:name="co9" style:family="table-column">
      <style:table-column-properties fo:break-before="auto" style:column-width="42.83mm"/>
    </style:style>
    <style:style style:name="co10" style:family="table-column">
      <style:table-column-properties fo:break-before="auto" style:column-width="27.18mm"/>
    </style:style>
    <style:style style:name="co11" style:family="table-column">
      <style:table-column-properties fo:break-before="auto" style:column-width="31.61mm"/>
    </style:style>
    <style:style style:name="co12" style:family="table-column">
      <style:table-column-properties fo:break-before="auto" style:column-width="52.03mm"/>
    </style:style>
    <style:style style:name="co13" style:family="table-column">
      <style:table-column-properties fo:break-before="auto" style:column-width="59.51mm"/>
    </style:style>
    <style:style style:name="co14" style:family="table-column">
      <style:table-column-properties fo:break-before="auto" style:column-width="43.85mm"/>
    </style:style>
    <style:style style:name="co15" style:family="table-column">
      <style:table-column-properties fo:break-before="auto" style:column-width="48.28mm"/>
    </style:style>
    <style:style style:name="co16" style:family="table-column">
      <style:table-column-properties fo:break-before="auto" style:column-width="53.73mm"/>
    </style:style>
    <style:style style:name="co17" style:family="table-column">
      <style:table-column-properties fo:break-before="auto" style:column-width="61.22mm"/>
    </style:style>
    <style:style style:name="co18" style:family="table-column">
      <style:table-column-properties fo:break-before="auto" style:column-width="45.56mm"/>
    </style:style>
    <style:style style:name="co19" style:family="table-column">
      <style:table-column-properties fo:break-before="auto" style:column-width="49.99mm"/>
    </style:style>
    <style:style style:name="co20" style:family="table-column">
      <style:table-column-properties fo:break-before="auto" style:column-width="29.9mm"/>
    </style:style>
    <style:style style:name="co21" style:family="table-column">
      <style:table-column-properties fo:break-before="auto" style:column-width="48.63mm"/>
    </style:style>
    <style:style style:name="co22" style:family="table-column">
      <style:table-column-properties fo:break-before="auto" style:column-width="56.11mm"/>
    </style:style>
    <style:style style:name="co23" style:family="table-column">
      <style:table-column-properties fo:break-before="auto" style:column-width="40.45mm"/>
    </style:style>
    <style:style style:name="co24" style:family="table-column">
      <style:table-column-properties fo:break-before="auto" style:column-width="44.87mm"/>
    </style:style>
    <style:style style:name="co25" style:family="table-column">
      <style:table-column-properties fo:break-before="auto" style:column-width="56.8mm"/>
    </style:style>
    <style:style style:name="co26" style:family="table-column">
      <style:table-column-properties fo:break-before="auto" style:column-width="64.28mm"/>
    </style:style>
    <style:style style:name="co27" style:family="table-column">
      <style:table-column-properties fo:break-before="auto" style:column-width="53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>
      <style:table-cell-properties style:text-align-source="value-type" style:repeat-content="false"/>
      <style:paragraph-properties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Flags" table:style-name="ta1">
        <table:shapes>
          <draw:frame draw:z-index="0" draw:style-name="gr1" draw:text-style-name="P1" svg:width="368.56mm" svg:height="132.09mm" svg:x="190.99mm" svg:y="6.56mm">
            <draw:object draw:notify-on-update-of-ranges="noFlags.A1:noFlags.A1 noFlags.A2:noFlags.A30 noFlags.B1:noFlags.B1 noFlags.B2:noFlags.B30 noFlags.C1:noFlags.C1 noFlags.C2:noFlags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72.89mm" svg:height="117.02mm" svg:x="187.68mm" svg:y="144.13mm">
            <draw:object draw:notify-on-update-of-ranges="noFlags.A1:noFlags.A1 noFlags.A2:noFlags.A30 noFlags.D1:noFlags.D1 noFlags.D2:noFlags.D30 noFlags.E1:noFlags.E1 noFlags.E2:noFlags.E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olver Solve Time</text:p>
          </table:table-cell>
          <table:table-cell table:style-name="ce1" office:value-type="string" calcext:value-type="string">
            <text:p>Savile Row Total Time</text:p>
          </table:table-cell>
          <table:table-cell table:style-name="ce1" office:value-type="string" calcext:value-type="string">
            <text:p>Solver Nodes</text:p>
          </table:table-cell>
          <table:table-cell table:style-name="ce1" office:value-type="string" calcext:value-type="string">
            <text:p>Solution Found</text:p>
          </table:table-cell>
        </table:table-row>
        <table:table-row table:style-name="ro1">
          <table:table-cell office:value-type="string" calcext:value-type="string">
            <text:p>custom3x5_a</text:p>
          </table:table-cell>
          <table:table-cell office:value-type="float" office:value="0.095637" calcext:value-type="float">
            <text:p>0.095637</text:p>
          </table:table-cell>
          <table:table-cell office:value-type="float" office:value="2.333" calcext:value-type="float">
            <text:p>2.333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stom3x5_b</text:p>
          </table:table-cell>
          <table:table-cell office:value-type="float" office:value="0.125839" calcext:value-type="float">
            <text:p>0.125839</text:p>
          </table:table-cell>
          <table:table-cell office:value-type="float" office:value="1.895" calcext:value-type="float">
            <text:p>1.895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8x4_a</text:p>
          </table:table-cell>
          <table:table-cell office:value-type="float" office:value="3.02655" calcext:value-type="float">
            <text:p>3.02655</text:p>
          </table:table-cell>
          <table:table-cell office:value-type="float" office:value="16.64" calcext:value-type="float">
            <text:p>16.64</text:p>
          </table:table-cell>
          <table:table-cell office:value-type="float" office:value="14377" calcext:value-type="float">
            <text:p>14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stom8x4_b</text:p>
          </table:table-cell>
          <table:table-cell office:value-type="float" office:value="11.4977" calcext:value-type="float">
            <text:p>11.4977</text:p>
          </table:table-cell>
          <table:table-cell office:value-type="float" office:value="14.637" calcext:value-type="float">
            <text:p>14.637</text:p>
          </table:table-cell>
          <table:table-cell office:value-type="float" office:value="56876" calcext:value-type="float">
            <text:p>56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2x2_a</text:p>
          </table:table-cell>
          <table:table-cell office:value-type="float" office:value="0.042094" calcext:value-type="float">
            <text:p>0.042094</text:p>
          </table:table-cell>
          <table:table-cell office:value-type="float" office:value="0.365" calcext:value-type="float">
            <text:p>0.36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2x2_b</text:p>
          </table:table-cell>
          <table:table-cell office:value-type="float" office:value="0.049904" calcext:value-type="float">
            <text:p>0.049904</text:p>
          </table:table-cell>
          <table:table-cell office:value-type="float" office:value="0.381" calcext:value-type="float">
            <text:p>0.3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2x2_c</text:p>
          </table:table-cell>
          <table:table-cell table:style-name="ce2" office:value-type="float" office:value="0.000004" calcext:value-type="float">
            <text:p>4.00E-06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3x3_a</text:p>
          </table:table-cell>
          <table:table-cell office:value-type="float" office:value="0.045069" calcext:value-type="float">
            <text:p>0.045069</text:p>
          </table:table-cell>
          <table:table-cell office:value-type="float" office:value="0.667" calcext:value-type="float">
            <text:p>0.667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3x3_b</text:p>
          </table:table-cell>
          <table:table-cell office:value-type="float" office:value="0.039846" calcext:value-type="float">
            <text:p>0.039846</text:p>
          </table:table-cell>
          <table:table-cell office:value-type="float" office:value="0.699" calcext:value-type="float">
            <text:p>0.69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3x3_c</text:p>
          </table:table-cell>
          <table:table-cell table:style-name="ce2" office:value-type="float" office:value="0.000004" calcext:value-type="float">
            <text:p>4.00E-06</text:p>
          </table:table-cell>
          <table:table-cell office:value-type="float" office:value="0.465" calcext:value-type="float">
            <text:p>0.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4x4_a</text:p>
          </table:table-cell>
          <table:table-cell office:value-type="float" office:value="0.051853" calcext:value-type="float">
            <text:p>0.051853</text:p>
          </table:table-cell>
          <table:table-cell office:value-type="float" office:value="1.732" calcext:value-type="float">
            <text:p>1.73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4x4_b</text:p>
          </table:table-cell>
          <table:table-cell office:value-type="float" office:value="0.06027" calcext:value-type="float">
            <text:p>0.06027</text:p>
          </table:table-cell>
          <table:table-cell office:value-type="float" office:value="2.353" calcext:value-type="float">
            <text:p>2.353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4x4_c</text:p>
          </table:table-cell>
          <table:table-cell office:value-type="float" office:value="0.517719" calcext:value-type="float">
            <text:p>0.517719</text:p>
          </table:table-cell>
          <table:table-cell office:value-type="float" office:value="1.982" calcext:value-type="float">
            <text:p>1.982</text:p>
          </table:table-cell>
          <table:table-cell office:value-type="float" office:value="4358" calcext:value-type="float">
            <text:p>4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5x5_a</text:p>
          </table:table-cell>
          <table:table-cell office:value-type="float" office:value="0.518633" calcext:value-type="float">
            <text:p>0.518633</text:p>
          </table:table-cell>
          <table:table-cell office:value-type="float" office:value="6.586" calcext:value-type="float">
            <text:p>6.586</text:p>
          </table:table-cell>
          <table:table-cell office:value-type="float" office:value="2649" calcext:value-type="float">
            <text:p>2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5x5_b</text:p>
          </table:table-cell>
          <table:table-cell office:value-type="float" office:value="8.20412" calcext:value-type="float">
            <text:p>8.20412</text:p>
          </table:table-cell>
          <table:table-cell office:value-type="float" office:value="5.63" calcext:value-type="float">
            <text:p>5.63</text:p>
          </table:table-cell>
          <table:table-cell office:value-type="float" office:value="49480" calcext:value-type="float">
            <text:p>49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6x6_a</text:p>
          </table:table-cell>
          <table:table-cell office:value-type="float" office:value="1.58782" calcext:value-type="float">
            <text:p>1.58782</text:p>
          </table:table-cell>
          <table:table-cell office:value-type="float" office:value="15.949" calcext:value-type="float">
            <text:p>15.949</text:p>
          </table:table-cell>
          <table:table-cell office:value-type="float" office:value="5295" calcext:value-type="float">
            <text:p>5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6x6_b</text:p>
          </table:table-cell>
          <table:table-cell office:value-type="float" office:value="4.03329" calcext:value-type="float">
            <text:p>4.03329</text:p>
          </table:table-cell>
          <table:table-cell office:value-type="float" office:value="24.036" calcext:value-type="float">
            <text:p>24.036</text:p>
          </table:table-cell>
          <table:table-cell office:value-type="float" office:value="13623" calcext:value-type="float">
            <text:p>13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6x6_c</text:p>
          </table:table-cell>
          <table:table-cell office:value-type="float" office:value="4.07742" calcext:value-type="float">
            <text:p>4.07742</text:p>
          </table:table-cell>
          <table:table-cell office:value-type="float" office:value="19.801" calcext:value-type="float">
            <text:p>19.801</text:p>
          </table:table-cell>
          <table:table-cell office:value-type="float" office:value="13765" calcext:value-type="float">
            <text:p>13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6x6_d</text:p>
          </table:table-cell>
          <table:table-cell office:value-type="float" office:value="7.25688" calcext:value-type="float">
            <text:p>7.25688</text:p>
          </table:table-cell>
          <table:table-cell office:value-type="float" office:value="18.053" calcext:value-type="float">
            <text:p>18.053</text:p>
          </table:table-cell>
          <table:table-cell office:value-type="float" office:value="24594" calcext:value-type="float">
            <text:p>24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a</text:p>
          </table:table-cell>
          <table:table-cell office:value-type="float" office:value="2.84222" calcext:value-type="float">
            <text:p>2.84222</text:p>
          </table:table-cell>
          <table:table-cell office:value-type="float" office:value="50.477" calcext:value-type="float">
            <text:p>50.477</text:p>
          </table:table-cell>
          <table:table-cell office:value-type="float" office:value="7235" calcext:value-type="float">
            <text:p>7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b</text:p>
          </table:table-cell>
          <table:table-cell office:value-type="float" office:value="7.73823" calcext:value-type="float">
            <text:p>7.73823</text:p>
          </table:table-cell>
          <table:table-cell office:value-type="float" office:value="64.747" calcext:value-type="float">
            <text:p>64.747</text:p>
          </table:table-cell>
          <table:table-cell office:value-type="float" office:value="19158" calcext:value-type="float">
            <text:p>19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c</text:p>
          </table:table-cell>
          <table:table-cell office:value-type="float" office:value="41.0621" calcext:value-type="float">
            <text:p>41.0621</text:p>
          </table:table-cell>
          <table:table-cell office:value-type="float" office:value="58.399" calcext:value-type="float">
            <text:p>58.399</text:p>
          </table:table-cell>
          <table:table-cell office:value-type="float" office:value="109455" calcext:value-type="float">
            <text:p>109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d</text:p>
          </table:table-cell>
          <table:table-cell office:value-type="float" office:value="68.6202" calcext:value-type="float">
            <text:p>68.6202</text:p>
          </table:table-cell>
          <table:table-cell office:value-type="float" office:value="55.617" calcext:value-type="float">
            <text:p>55.617</text:p>
          </table:table-cell>
          <table:table-cell office:value-type="float" office:value="178143" calcext:value-type="float">
            <text:p>178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e</text:p>
          </table:table-cell>
          <table:table-cell office:value-type="float" office:value="108.487" calcext:value-type="float">
            <text:p>108.487</text:p>
          </table:table-cell>
          <table:table-cell office:value-type="float" office:value="51.889" calcext:value-type="float">
            <text:p>51.889</text:p>
          </table:table-cell>
          <table:table-cell office:value-type="float" office:value="275188" calcext:value-type="float">
            <text:p>275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f</text:p>
          </table:table-cell>
          <table:table-cell office:value-type="float" office:value="366.797" calcext:value-type="float">
            <text:p>366.797</text:p>
          </table:table-cell>
          <table:table-cell office:value-type="float" office:value="46.116" calcext:value-type="float">
            <text:p>46.116</text:p>
          </table:table-cell>
          <table:table-cell office:value-type="float" office:value="1001783" calcext:value-type="float">
            <text:p>1001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8x8_a</text:p>
          </table:table-cell>
          <table:table-cell office:value-type="float" office:value="109.359" calcext:value-type="float">
            <text:p>109.359</text:p>
          </table:table-cell>
          <table:table-cell office:value-type="float" office:value="76.141" calcext:value-type="float">
            <text:p>76.141</text:p>
          </table:table-cell>
          <table:table-cell office:value-type="float" office:value="205445" calcext:value-type="float">
            <text:p>205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8x8_b</text:p>
          </table:table-cell>
          <table:table-cell office:value-type="float" office:value="205.296" calcext:value-type="float">
            <text:p>205.296</text:p>
          </table:table-cell>
          <table:table-cell office:value-type="float" office:value="73.949" calcext:value-type="float">
            <text:p>73.949</text:p>
          </table:table-cell>
          <table:table-cell office:value-type="float" office:value="357344" calcext:value-type="float">
            <text:p>357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8x8_c</text:p>
          </table:table-cell>
          <table:table-cell office:value-type="float" office:value="157.689" calcext:value-type="float">
            <text:p>157.689</text:p>
          </table:table-cell>
          <table:table-cell office:value-type="float" office:value="73.372" calcext:value-type="float">
            <text:p>73.372</text:p>
          </table:table-cell>
          <table:table-cell office:value-type="float" office:value="286959" calcext:value-type="float">
            <text:p>286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8x8_d</text:p>
          </table:table-cell>
          <table:table-cell office:value-type="float" office:value="608.628" calcext:value-type="float">
            <text:p>608.628</text:p>
          </table:table-cell>
          <table:table-cell office:value-type="float" office:value="72.294" calcext:value-type="float">
            <text:p>72.294</text:p>
          </table:table-cell>
          <table:table-cell office:value-type="float" office:value="1098591" calcext:value-type="float">
            <text:p>109859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O3" table:style-name="ta1">
        <table:shapes>
          <draw:frame draw:z-index="0" draw:style-name="gr1" draw:text-style-name="P1" svg:width="371.8mm" svg:height="134.57mm" svg:x="175.19mm" svg:y="4.13mm">
            <draw:object draw:notify-on-update-of-ranges="O3.A1:O3.A1 O3.A2:O3.A30 O3.B1:O3.B1 O3.B2:O3.B30 O3.C1:O3.C1 O3.C2:O3.C3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olver Solve Time</text:p>
          </table:table-cell>
          <table:table-cell table:style-name="ce1" office:value-type="string" calcext:value-type="string">
            <text:p>Savile Row Total Time</text:p>
          </table:table-cell>
          <table:table-cell table:style-name="ce1" office:value-type="string" calcext:value-type="string">
            <text:p>Solver Nodes</text:p>
          </table:table-cell>
          <table:table-cell table:style-name="ce1" office:value-type="string" calcext:value-type="string">
            <text:p>Solution Found</text:p>
          </table:table-cell>
        </table:table-row>
        <table:table-row table:style-name="ro1">
          <table:table-cell office:value-type="string" calcext:value-type="string">
            <text:p>custom3x5_a</text:p>
          </table:table-cell>
          <table:table-cell office:value-type="float" office:value="0.108736" calcext:value-type="float">
            <text:p>0.108736</text:p>
          </table:table-cell>
          <table:table-cell office:value-type="float" office:value="2.511" calcext:value-type="float">
            <text:p>2.511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stom3x5_b</text:p>
          </table:table-cell>
          <table:table-cell office:value-type="float" office:value="0.195273" calcext:value-type="float">
            <text:p>0.195273</text:p>
          </table:table-cell>
          <table:table-cell office:value-type="float" office:value="2.126" calcext:value-type="float">
            <text:p>2.126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8x4_a</text:p>
          </table:table-cell>
          <table:table-cell office:value-type="float" office:value="5.04098" calcext:value-type="float">
            <text:p>5.04098</text:p>
          </table:table-cell>
          <table:table-cell office:value-type="float" office:value="14.436" calcext:value-type="float">
            <text:p>14.436</text:p>
          </table:table-cell>
          <table:table-cell office:value-type="float" office:value="14178" calcext:value-type="float">
            <text:p>14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stom8x4_b</text:p>
          </table:table-cell>
          <table:table-cell office:value-type="float" office:value="17.8095" calcext:value-type="float">
            <text:p>17.8095</text:p>
          </table:table-cell>
          <table:table-cell office:value-type="float" office:value="13.605" calcext:value-type="float">
            <text:p>13.605</text:p>
          </table:table-cell>
          <table:table-cell office:value-type="float" office:value="56328" calcext:value-type="float">
            <text:p>56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2x2_a</text:p>
          </table:table-cell>
          <table:table-cell table:style-name="ce2" office:value-type="float" office:value="0.000002" calcext:value-type="float">
            <text:p>2.00E-0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2x2_b</text:p>
          </table:table-cell>
          <table:table-cell table:style-name="ce2" office:value-type="float" office:value="0.000004" calcext:value-type="float">
            <text:p>4.00E-06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2x2_c</text:p>
          </table:table-cell>
          <table:table-cell table:style-name="ce2" office:value-type="float" office:value="0.000004" calcext:value-type="float">
            <text:p>4.00E-06</text:p>
          </table:table-cell>
          <table:table-cell office:value-type="float" office:value="0.331" calcext:value-type="float">
            <text:p>0.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3x3_a</text:p>
          </table:table-cell>
          <table:table-cell office:value-type="float" office:value="0.044226" calcext:value-type="float">
            <text:p>0.044226</text:p>
          </table:table-cell>
          <table:table-cell office:value-type="float" office:value="0.62" calcext:value-type="float">
            <text:p>0.62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3x3_b</text:p>
          </table:table-cell>
          <table:table-cell office:value-type="float" office:value="0.020583" calcext:value-type="float">
            <text:p>0.020583</text:p>
          </table:table-cell>
          <table:table-cell office:value-type="float" office:value="0.657" calcext:value-type="float">
            <text:p>0.657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3x3_c</text:p>
          </table:table-cell>
          <table:table-cell table:style-name="ce2" office:value-type="float" office:value="0.000003" calcext:value-type="float">
            <text:p>3.00E-06</text:p>
          </table:table-cell>
          <table:table-cell office:value-type="float" office:value="0.476" calcext:value-type="float">
            <text:p>0.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4x4_a</text:p>
          </table:table-cell>
          <table:table-cell office:value-type="float" office:value="0.050456" calcext:value-type="float">
            <text:p>0.050456</text:p>
          </table:table-cell>
          <table:table-cell office:value-type="float" office:value="2.114" calcext:value-type="float">
            <text:p>2.11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4x4_b</text:p>
          </table:table-cell>
          <table:table-cell office:value-type="float" office:value="0.063023" calcext:value-type="float">
            <text:p>0.063023</text:p>
          </table:table-cell>
          <table:table-cell office:value-type="float" office:value="2.05" calcext:value-type="float">
            <text:p>2.0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4x4_c</text:p>
          </table:table-cell>
          <table:table-cell office:value-type="float" office:value="0.544093" calcext:value-type="float">
            <text:p>0.544093</text:p>
          </table:table-cell>
          <table:table-cell office:value-type="float" office:value="2.276" calcext:value-type="float">
            <text:p>2.276</text:p>
          </table:table-cell>
          <table:table-cell office:value-type="float" office:value="4310" calcext:value-type="float">
            <text:p>4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5x5_a</text:p>
          </table:table-cell>
          <table:table-cell office:value-type="float" office:value="0.678035" calcext:value-type="float">
            <text:p>0.678035</text:p>
          </table:table-cell>
          <table:table-cell office:value-type="float" office:value="6.019" calcext:value-type="float">
            <text:p>6.019</text:p>
          </table:table-cell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5x5_b</text:p>
          </table:table-cell>
          <table:table-cell office:value-type="float" office:value="11.0149" calcext:value-type="float">
            <text:p>11.0149</text:p>
          </table:table-cell>
          <table:table-cell office:value-type="float" office:value="6.433" calcext:value-type="float">
            <text:p>6.433</text:p>
          </table:table-cell>
          <table:table-cell office:value-type="float" office:value="45320" calcext:value-type="float">
            <text:p>45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6x6_a</text:p>
          </table:table-cell>
          <table:table-cell office:value-type="float" office:value="2.06249" calcext:value-type="float">
            <text:p>2.06249</text:p>
          </table:table-cell>
          <table:table-cell office:value-type="float" office:value="14.405" calcext:value-type="float">
            <text:p>14.405</text:p>
          </table:table-cell>
          <table:table-cell office:value-type="float" office:value="4539" calcext:value-type="float">
            <text:p>4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6x6_b</text:p>
          </table:table-cell>
          <table:table-cell office:value-type="float" office:value="5.34077" calcext:value-type="float">
            <text:p>5.34077</text:p>
          </table:table-cell>
          <table:table-cell office:value-type="float" office:value="16.379" calcext:value-type="float">
            <text:p>16.379</text:p>
          </table:table-cell>
          <table:table-cell office:value-type="float" office:value="12017" calcext:value-type="float">
            <text:p>1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6x6_c</text:p>
          </table:table-cell>
          <table:table-cell table:style-name="ce2" office:value-type="float" office:value="5.49843" calcext:value-type="float">
            <text:p>5.50E+00</text:p>
          </table:table-cell>
          <table:table-cell office:value-type="float" office:value="15.294" calcext:value-type="float">
            <text:p>15.294</text:p>
          </table:table-cell>
          <table:table-cell office:value-type="float" office:value="12002" calcext:value-type="float">
            <text:p>1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6x6_d</text:p>
          </table:table-cell>
          <table:table-cell office:value-type="float" office:value="9.70864" calcext:value-type="float">
            <text:p>9.70864</text:p>
          </table:table-cell>
          <table:table-cell office:value-type="float" office:value="13.263" calcext:value-type="float">
            <text:p>13.263</text:p>
          </table:table-cell>
          <table:table-cell office:value-type="float" office:value="21987" calcext:value-type="float">
            <text:p>21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a</text:p>
          </table:table-cell>
          <table:table-cell office:value-type="float" office:value="4.32014" calcext:value-type="float">
            <text:p>4.32014</text:p>
          </table:table-cell>
          <table:table-cell office:value-type="float" office:value="49.971" calcext:value-type="float">
            <text:p>49.971</text:p>
          </table:table-cell>
          <table:table-cell office:value-type="float" office:value="5418" calcext:value-type="float">
            <text:p>5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b</text:p>
          </table:table-cell>
          <table:table-cell office:value-type="float" office:value="10.9326" calcext:value-type="float">
            <text:p>10.9326</text:p>
          </table:table-cell>
          <table:table-cell office:value-type="float" office:value="61.234" calcext:value-type="float">
            <text:p>61.234</text:p>
          </table:table-cell>
          <table:table-cell office:value-type="float" office:value="14713" calcext:value-type="float">
            <text:p>147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c</text:p>
          </table:table-cell>
          <table:table-cell office:value-type="float" office:value="64.1075" calcext:value-type="float">
            <text:p>64.1075</text:p>
          </table:table-cell>
          <table:table-cell office:value-type="float" office:value="50.942" calcext:value-type="float">
            <text:p>50.942</text:p>
          </table:table-cell>
          <table:table-cell office:value-type="float" office:value="85768" calcext:value-type="float">
            <text:p>85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d</text:p>
          </table:table-cell>
          <table:table-cell office:value-type="float" office:value="109.176" calcext:value-type="float">
            <text:p>109.176</text:p>
          </table:table-cell>
          <table:table-cell office:value-type="float" office:value="46.985" calcext:value-type="float">
            <text:p>46.985</text:p>
          </table:table-cell>
          <table:table-cell office:value-type="float" office:value="143460" calcext:value-type="float">
            <text:p>143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e</text:p>
          </table:table-cell>
          <table:table-cell office:value-type="float" office:value="170.181" calcext:value-type="float">
            <text:p>170.181</text:p>
          </table:table-cell>
          <table:table-cell office:value-type="float" office:value="44.827" calcext:value-type="float">
            <text:p>44.827</text:p>
          </table:table-cell>
          <table:table-cell office:value-type="float" office:value="223837" calcext:value-type="float">
            <text:p>223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f</text:p>
          </table:table-cell>
          <table:table-cell office:value-type="float" office:value="622.433" calcext:value-type="float">
            <text:p>622.433</text:p>
          </table:table-cell>
          <table:table-cell office:value-type="float" office:value="43.03" calcext:value-type="float">
            <text:p>43.03</text:p>
          </table:table-cell>
          <table:table-cell office:value-type="float" office:value="839151" calcext:value-type="float">
            <text:p>839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8x8_a</text:p>
          </table:table-cell>
          <table:table-cell office:value-type="float" office:value="170.861" calcext:value-type="float">
            <text:p>170.861</text:p>
          </table:table-cell>
          <table:table-cell office:value-type="float" office:value="103.771" calcext:value-type="float">
            <text:p>103.771</text:p>
          </table:table-cell>
          <table:table-cell office:value-type="float" office:value="147801" calcext:value-type="float">
            <text:p>147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8x8_b</text:p>
          </table:table-cell>
          <table:table-cell office:value-type="float" office:value="361.38" calcext:value-type="float">
            <text:p>361.38</text:p>
          </table:table-cell>
          <table:table-cell office:value-type="float" office:value="95.238" calcext:value-type="float">
            <text:p>95.238</text:p>
          </table:table-cell>
          <table:table-cell office:value-type="float" office:value="302612" calcext:value-type="float">
            <text:p>302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8x8_c</text:p>
          </table:table-cell>
          <table:table-cell office:value-type="float" office:value="304.043" calcext:value-type="float">
            <text:p>304.043</text:p>
          </table:table-cell>
          <table:table-cell office:value-type="float" office:value="94.348" calcext:value-type="float">
            <text:p>94.348</text:p>
          </table:table-cell>
          <table:table-cell office:value-type="float" office:value="248046" calcext:value-type="float">
            <text:p>248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8x8_d</text:p>
          </table:table-cell>
          <table:table-cell office:value-type="float" office:value="1156.83" calcext:value-type="float">
            <text:p>1156.83</text:p>
          </table:table-cell>
          <table:table-cell office:value-type="float" office:value="91.741" calcext:value-type="float">
            <text:p>91.741</text:p>
          </table:table-cell>
          <table:table-cell office:value-type="float" office:value="954455" calcext:value-type="float">
            <text:p>95445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2" table:style-name="ta1">
        <table:shapes>
          <draw:frame draw:z-index="0" draw:style-name="gr1" draw:text-style-name="P1" svg:width="391.81mm" svg:height="112.93mm" svg:x="173.55mm" svg:y="6.21mm">
            <draw:object draw:notify-on-update-of-ranges="S2.A1:S2.A1 S2.A2:S2.A27 S2.B1:S2.B1 S2.B2:S2.B27 S2.C1:S2.C1 S2.C2:S2.C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olver Solve Time</text:p>
          </table:table-cell>
          <table:table-cell table:style-name="ce1" office:value-type="string" calcext:value-type="string">
            <text:p>Savile Row Total Time</text:p>
          </table:table-cell>
          <table:table-cell table:style-name="ce1" office:value-type="string" calcext:value-type="string">
            <text:p>Solver Nodes</text:p>
          </table:table-cell>
          <table:table-cell table:style-name="ce1" office:value-type="string" calcext:value-type="string">
            <text:p>Solution Found</text:p>
          </table:table-cell>
        </table:table-row>
        <table:table-row table:style-name="ro1">
          <table:table-cell office:value-type="string" calcext:value-type="string">
            <text:p>custom3x5_a</text:p>
          </table:table-cell>
          <table:table-cell office:value-type="float" office:value="0.060381" calcext:value-type="float">
            <text:p>0.060381</text:p>
          </table:table-cell>
          <table:table-cell office:value-type="float" office:value="4.49" calcext:value-type="float">
            <text:p>4.4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stom3x5_b</text:p>
          </table:table-cell>
          <table:table-cell office:value-type="float" office:value="0" calcext:value-type="float">
            <text:p>0</text:p>
          </table:table-cell>
          <table:table-cell office:value-type="float" office:value="1.414" calcext:value-type="float">
            <text:p>1.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8x4_a</text:p>
          </table:table-cell>
          <table:table-cell office:value-type="float" office:value="2.72034" calcext:value-type="float">
            <text:p>2.72034</text:p>
          </table:table-cell>
          <table:table-cell office:value-type="float" office:value="36.449" calcext:value-type="float">
            <text:p>36.449</text:p>
          </table:table-cell>
          <table:table-cell office:value-type="float" office:value="14368" calcext:value-type="float">
            <text:p>14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stom8x4_b</text:p>
          </table:table-cell>
          <table:table-cell office:value-type="float" office:value="10.0965" calcext:value-type="float">
            <text:p>10.0965</text:p>
          </table:table-cell>
          <table:table-cell office:value-type="float" office:value="36.809" calcext:value-type="float">
            <text:p>36.809</text:p>
          </table:table-cell>
          <table:table-cell office:value-type="float" office:value="56859" calcext:value-type="float">
            <text:p>56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2x2_a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.441" calcext:value-type="float">
            <text:p>0.44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2x2_b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float" office:value="0.336" calcext:value-type="float">
            <text:p>0.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2x2_c</text:p>
          </table:table-cell>
          <table:table-cell table:style-name="ce2" office:value-type="float" office:value="0.000004" calcext:value-type="float">
            <text:p>4.00E-06</text:p>
          </table:table-cell>
          <table:table-cell office:value-type="float" office:value="0.293" calcext:value-type="float">
            <text:p>0.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3x3_a</text:p>
          </table:table-cell>
          <table:table-cell office:value-type="float" office:value="0.042163" calcext:value-type="float">
            <text:p>0.042163</text:p>
          </table:table-cell>
          <table:table-cell office:value-type="float" office:value="1.436" calcext:value-type="float">
            <text:p>1.43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3x3_b</text:p>
          </table:table-cell>
          <table:table-cell office:value-type="float" office:value="0.025235" calcext:value-type="float">
            <text:p>0.025235</text:p>
          </table:table-cell>
          <table:table-cell office:value-type="float" office:value="1.343" calcext:value-type="float">
            <text:p>1.343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3x3_c</text:p>
          </table:table-cell>
          <table:table-cell table:style-name="ce2" office:value-type="float" office:value="0.000003" calcext:value-type="float">
            <text:p>3.00E-06</text:p>
          </table:table-cell>
          <table:table-cell office:value-type="float" office:value="0.907" calcext:value-type="float">
            <text:p>0.9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4x4_a</text:p>
          </table:table-cell>
          <table:table-cell office:value-type="float" office:value="0.048034" calcext:value-type="float">
            <text:p>0.048034</text:p>
          </table:table-cell>
          <table:table-cell office:value-type="float" office:value="5.504" calcext:value-type="float">
            <text:p>5.50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4x4_b</text:p>
          </table:table-cell>
          <table:table-cell office:value-type="float" office:value="0.046122" calcext:value-type="float">
            <text:p>0.046122</text:p>
          </table:table-cell>
          <table:table-cell office:value-type="float" office:value="5.147" calcext:value-type="float">
            <text:p>5.14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4x4_c</text:p>
          </table:table-cell>
          <table:table-cell office:value-type="float" office:value="0.432915" calcext:value-type="float">
            <text:p>0.432915</text:p>
          </table:table-cell>
          <table:table-cell office:value-type="float" office:value="5.043" calcext:value-type="float">
            <text:p>5.043</text:p>
          </table:table-cell>
          <table:table-cell office:value-type="float" office:value="3883" calcext:value-type="float">
            <text:p>3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5x5_a</text:p>
          </table:table-cell>
          <table:table-cell office:value-type="float" office:value="0.507662" calcext:value-type="float">
            <text:p>0.507662</text:p>
          </table:table-cell>
          <table:table-cell office:value-type="float" office:value="20.141" calcext:value-type="float">
            <text:p>20.141</text:p>
          </table:table-cell>
          <table:table-cell office:value-type="float" office:value="2649" calcext:value-type="float">
            <text:p>2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5x5_b</text:p>
          </table:table-cell>
          <table:table-cell office:value-type="float" office:value="8.40928" calcext:value-type="float">
            <text:p>8.40928</text:p>
          </table:table-cell>
          <table:table-cell office:value-type="float" office:value="18.823" calcext:value-type="float">
            <text:p>18.823</text:p>
          </table:table-cell>
          <table:table-cell office:value-type="float" office:value="46848" calcext:value-type="float">
            <text:p>46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6x6_a</text:p>
          </table:table-cell>
          <table:table-cell office:value-type="float" office:value="1.40099" calcext:value-type="float">
            <text:p>1.40099</text:p>
          </table:table-cell>
          <table:table-cell office:value-type="float" office:value="51.701" calcext:value-type="float">
            <text:p>51.701</text:p>
          </table:table-cell>
          <table:table-cell office:value-type="float" office:value="5243" calcext:value-type="float">
            <text:p>5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6x6_b</text:p>
          </table:table-cell>
          <table:table-cell office:value-type="float" office:value="2.42951" calcext:value-type="float">
            <text:p>2.42951</text:p>
          </table:table-cell>
          <table:table-cell office:value-type="float" office:value="50.99" calcext:value-type="float">
            <text:p>50.99</text:p>
          </table:table-cell>
          <table:table-cell office:value-type="float" office:value="9575" calcext:value-type="float">
            <text:p>9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6x6_c</text:p>
          </table:table-cell>
          <table:table-cell office:value-type="float" office:value="3.42466" calcext:value-type="float">
            <text:p>3.42466</text:p>
          </table:table-cell>
          <table:table-cell office:value-type="float" office:value="48.534" calcext:value-type="float">
            <text:p>48.534</text:p>
          </table:table-cell>
          <table:table-cell office:value-type="float" office:value="12921" calcext:value-type="float">
            <text:p>12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6x6_d</text:p>
          </table:table-cell>
          <table:table-cell office:value-type="float" office:value="5.92558" calcext:value-type="float">
            <text:p>5.92558</text:p>
          </table:table-cell>
          <table:table-cell office:value-type="float" office:value="42.761" calcext:value-type="float">
            <text:p>42.761</text:p>
          </table:table-cell>
          <table:table-cell office:value-type="float" office:value="22771" calcext:value-type="float">
            <text:p>22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a</text:p>
          </table:table-cell>
          <table:table-cell office:value-type="float" office:value="2.79686" calcext:value-type="float">
            <text:p>2.79686</text:p>
          </table:table-cell>
          <table:table-cell office:value-type="float" office:value="166.303" calcext:value-type="float">
            <text:p>166.303</text:p>
          </table:table-cell>
          <table:table-cell office:value-type="float" office:value="7101" calcext:value-type="float">
            <text:p>7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b</text:p>
          </table:table-cell>
          <table:table-cell office:value-type="float" office:value="7.27692" calcext:value-type="float">
            <text:p>7.27692</text:p>
          </table:table-cell>
          <table:table-cell office:value-type="float" office:value="158.237" calcext:value-type="float">
            <text:p>158.237</text:p>
          </table:table-cell>
          <table:table-cell office:value-type="float" office:value="18058" calcext:value-type="float">
            <text:p>18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c</text:p>
          </table:table-cell>
          <table:table-cell office:value-type="float" office:value="36.2533" calcext:value-type="float">
            <text:p>36.2533</text:p>
          </table:table-cell>
          <table:table-cell office:value-type="float" office:value="149.285" calcext:value-type="float">
            <text:p>149.285</text:p>
          </table:table-cell>
          <table:table-cell office:value-type="float" office:value="99433" calcext:value-type="float">
            <text:p>99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d</text:p>
          </table:table-cell>
          <table:table-cell office:value-type="float" office:value="65.7425" calcext:value-type="float">
            <text:p>65.7425</text:p>
          </table:table-cell>
          <table:table-cell office:value-type="float" office:value="141.918" calcext:value-type="float">
            <text:p>141.918</text:p>
          </table:table-cell>
          <table:table-cell office:value-type="float" office:value="141721" calcext:value-type="float">
            <text:p>141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e</text:p>
          </table:table-cell>
          <table:table-cell office:value-type="float" office:value="87.5123" calcext:value-type="float">
            <text:p>87.5123</text:p>
          </table:table-cell>
          <table:table-cell office:value-type="float" office:value="155.219" calcext:value-type="float">
            <text:p>155.219</text:p>
          </table:table-cell>
          <table:table-cell office:value-type="float" office:value="243292" calcext:value-type="float">
            <text:p>243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f</text:p>
          </table:table-cell>
          <table:table-cell office:value-type="float" office:value="320.517" calcext:value-type="float">
            <text:p>320.517</text:p>
          </table:table-cell>
          <table:table-cell office:value-type="float" office:value="121.473" calcext:value-type="float">
            <text:p>121.473</text:p>
          </table:table-cell>
          <table:table-cell office:value-type="float" office:value="899403" calcext:value-type="float">
            <text:p>899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8x8_a</text:p>
          </table:table-cell>
          <table:table-cell office:value-type="float" office:value="148.65" calcext:value-type="float">
            <text:p>148.65</text:p>
          </table:table-cell>
          <table:table-cell office:value-type="float" office:value="330.446" calcext:value-type="float">
            <text:p>330.446</text:p>
          </table:table-cell>
          <table:table-cell office:value-type="float" office:value="147801" calcext:value-type="float">
            <text:p>14780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O3_S2" table:style-name="ta1">
        <table:shapes>
          <draw:frame draw:z-index="0" draw:style-name="gr1" draw:text-style-name="P1" svg:width="378.64mm" svg:height="112.02mm" svg:x="170.41mm" svg:y="0.65mm">
            <draw:object draw:notify-on-update-of-ranges="O3_S2.A1:O3_S2.A1 O3_S2.A2:O3_S2.A25 O3_S2.B1:O3_S2.B1 O3_S2.B2:O3_S2.B25 O3_S2.C1:O3_S2.C1 O3_S2.C2:O3_S2.C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olver Solve Time</text:p>
          </table:table-cell>
          <table:table-cell table:style-name="ce1" office:value-type="string" calcext:value-type="string">
            <text:p>Savile Row Total Time</text:p>
          </table:table-cell>
          <table:table-cell table:style-name="ce1" office:value-type="string" calcext:value-type="string">
            <text:p>Solver Nodes</text:p>
          </table:table-cell>
          <table:table-cell table:style-name="ce1" office:value-type="string" calcext:value-type="string">
            <text:p>Solution Found</text:p>
          </table:table-cell>
        </table:table-row>
        <table:table-row table:style-name="ro1">
          <table:table-cell office:value-type="string" calcext:value-type="string">
            <text:p>custom3x5_a</text:p>
          </table:table-cell>
          <table:table-cell office:value-type="float" office:value="0.074566" calcext:value-type="float">
            <text:p>0.074566</text:p>
          </table:table-cell>
          <table:table-cell office:value-type="float" office:value="5.761" calcext:value-type="float">
            <text:p>5.761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stom3x5_b</text:p>
          </table:table-cell>
          <table:table-cell office:value-type="float" office:value="0" calcext:value-type="float">
            <text:p>0</text:p>
          </table:table-cell>
          <table:table-cell office:value-type="float" office:value="1.414" calcext:value-type="float">
            <text:p>1.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8x4_a</text:p>
          </table:table-cell>
          <table:table-cell office:value-type="float" office:value="4.84172" calcext:value-type="float">
            <text:p>4.84172</text:p>
          </table:table-cell>
          <table:table-cell office:value-type="float" office:value="39.98" calcext:value-type="float">
            <text:p>39.98</text:p>
          </table:table-cell>
          <table:table-cell office:value-type="float" office:value="14178" calcext:value-type="float">
            <text:p>14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stom8x4_b</text:p>
          </table:table-cell>
          <table:table-cell office:value-type="float" office:value="15.0348" calcext:value-type="float">
            <text:p>15.0348</text:p>
          </table:table-cell>
          <table:table-cell office:value-type="float" office:value="37.01" calcext:value-type="float">
            <text:p>37.01</text:p>
          </table:table-cell>
          <table:table-cell office:value-type="float" office:value="56328" calcext:value-type="float">
            <text:p>56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2x2_a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443" calcext:value-type="float">
            <text:p>0.44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2x2_b</text:p>
          </table:table-cell>
          <table:table-cell table:style-name="ce2" office:value-type="float" office:value="0.000004" calcext:value-type="float">
            <text:p>4.00E-06</text:p>
          </table:table-cell>
          <table:table-cell office:value-type="float" office:value="0.346" calcext:value-type="float">
            <text:p>0.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2x2_c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float" office:value="0.295" calcext:value-type="float">
            <text:p>0.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3x3_c</text:p>
          </table:table-cell>
          <table:table-cell table:style-name="ce2" office:value-type="float" office:value="0.000003" calcext:value-type="float">
            <text:p>3.00E-06</text:p>
          </table:table-cell>
          <table:table-cell office:value-type="float" office:value="0.978" calcext:value-type="float">
            <text:p>0.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4x4_a</text:p>
          </table:table-cell>
          <table:table-cell office:value-type="float" office:value="0.056052" calcext:value-type="float">
            <text:p>0.056052</text:p>
          </table:table-cell>
          <table:table-cell office:value-type="float" office:value="5.987" calcext:value-type="float">
            <text:p>5.98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4x4_b</text:p>
          </table:table-cell>
          <table:table-cell office:value-type="float" office:value="0.047702" calcext:value-type="float">
            <text:p>0.047702</text:p>
          </table:table-cell>
          <table:table-cell office:value-type="float" office:value="5.499" calcext:value-type="float">
            <text:p>5.49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4x4_c</text:p>
          </table:table-cell>
          <table:table-cell office:value-type="float" office:value="0.439551" calcext:value-type="float">
            <text:p>0.439551</text:p>
          </table:table-cell>
          <table:table-cell office:value-type="float" office:value="5.41" calcext:value-type="float">
            <text:p>5.41</text:p>
          </table:table-cell>
          <table:table-cell office:value-type="float" office:value="3889" calcext:value-type="float">
            <text:p>3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5x5_a</text:p>
          </table:table-cell>
          <table:table-cell office:value-type="float" office:value="0.605527" calcext:value-type="float">
            <text:p>0.605527</text:p>
          </table:table-cell>
          <table:table-cell office:value-type="float" office:value="20.557" calcext:value-type="float">
            <text:p>20.557</text:p>
          </table:table-cell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5x5_b</text:p>
          </table:table-cell>
          <table:table-cell office:value-type="float" office:value="9.50197" calcext:value-type="float">
            <text:p>9.50197</text:p>
          </table:table-cell>
          <table:table-cell office:value-type="float" office:value="19.202" calcext:value-type="float">
            <text:p>19.202</text:p>
          </table:table-cell>
          <table:table-cell office:value-type="float" office:value="42849" calcext:value-type="float">
            <text:p>42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6x6_a</text:p>
          </table:table-cell>
          <table:table-cell office:value-type="float" office:value="1.90858" calcext:value-type="float">
            <text:p>1.90858</text:p>
          </table:table-cell>
          <table:table-cell office:value-type="float" office:value="54.532" calcext:value-type="float">
            <text:p>54.532</text:p>
          </table:table-cell>
          <table:table-cell office:value-type="float" office:value="4539" calcext:value-type="float">
            <text:p>4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6x6_b</text:p>
          </table:table-cell>
          <table:table-cell office:value-type="float" office:value="3.17431" calcext:value-type="float">
            <text:p>3.17431</text:p>
          </table:table-cell>
          <table:table-cell office:value-type="float" office:value="52.183" calcext:value-type="float">
            <text:p>52.183</text:p>
          </table:table-cell>
          <table:table-cell office:value-type="float" office:value="8584" calcext:value-type="float">
            <text:p>8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6x6_c</text:p>
          </table:table-cell>
          <table:table-cell office:value-type="float" office:value="4.6667" calcext:value-type="float">
            <text:p>4.6667</text:p>
          </table:table-cell>
          <table:table-cell office:value-type="float" office:value="46.66" calcext:value-type="float">
            <text:p>46.66</text:p>
          </table:table-cell>
          <table:table-cell office:value-type="float" office:value="12002" calcext:value-type="float">
            <text:p>1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6x6_d</text:p>
          </table:table-cell>
          <table:table-cell office:value-type="float" office:value="7.96483" calcext:value-type="float">
            <text:p>7.96483</text:p>
          </table:table-cell>
          <table:table-cell office:value-type="float" office:value="41.717" calcext:value-type="float">
            <text:p>41.717</text:p>
          </table:table-cell>
          <table:table-cell office:value-type="float" office:value="20945" calcext:value-type="float">
            <text:p>20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a</text:p>
          </table:table-cell>
          <table:table-cell office:value-type="float" office:value="4.17174" calcext:value-type="float">
            <text:p>4.17174</text:p>
          </table:table-cell>
          <table:table-cell office:value-type="float" office:value="162.265" calcext:value-type="float">
            <text:p>162.265</text:p>
          </table:table-cell>
          <table:table-cell office:value-type="float" office:value="5418" calcext:value-type="float">
            <text:p>5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b</text:p>
          </table:table-cell>
          <table:table-cell office:value-type="float" office:value="10.24" calcext:value-type="float">
            <text:p>10.24</text:p>
          </table:table-cell>
          <table:table-cell office:value-type="float" office:value="155.188" calcext:value-type="float">
            <text:p>155.188</text:p>
          </table:table-cell>
          <table:table-cell office:value-type="float" office:value="14713" calcext:value-type="float">
            <text:p>147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c</text:p>
          </table:table-cell>
          <table:table-cell office:value-type="float" office:value="53.6835" calcext:value-type="float">
            <text:p>53.6835</text:p>
          </table:table-cell>
          <table:table-cell office:value-type="float" office:value="140.257" calcext:value-type="float">
            <text:p>140.257</text:p>
          </table:table-cell>
          <table:table-cell office:value-type="float" office:value="85768" calcext:value-type="float">
            <text:p>85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d</text:p>
          </table:table-cell>
          <table:table-cell office:value-type="float" office:value="76.6088" calcext:value-type="float">
            <text:p>76.6088</text:p>
          </table:table-cell>
          <table:table-cell office:value-type="float" office:value="131.845" calcext:value-type="float">
            <text:p>131.845</text:p>
          </table:table-cell>
          <table:table-cell office:value-type="float" office:value="129604" calcext:value-type="float">
            <text:p>129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e</text:p>
          </table:table-cell>
          <table:table-cell office:value-type="float" office:value="136.052" calcext:value-type="float">
            <text:p>136.052</text:p>
          </table:table-cell>
          <table:table-cell office:value-type="float" office:value="139.473" calcext:value-type="float">
            <text:p>139.473</text:p>
          </table:table-cell>
          <table:table-cell office:value-type="float" office:value="223837" calcext:value-type="float">
            <text:p>223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f</text:p>
          </table:table-cell>
          <table:table-cell office:value-type="float" office:value="477.219" calcext:value-type="float">
            <text:p>477.219</text:p>
          </table:table-cell>
          <table:table-cell office:value-type="float" office:value="117.735" calcext:value-type="float">
            <text:p>117.735</text:p>
          </table:table-cell>
          <table:table-cell office:value-type="float" office:value="826008" calcext:value-type="float">
            <text:p>826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8x8_a</text:p>
          </table:table-cell>
          <table:table-cell office:value-type="float" office:value="148.65" calcext:value-type="float">
            <text:p>148.65</text:p>
          </table:table-cell>
          <table:table-cell office:value-type="float" office:value="330.446" calcext:value-type="float">
            <text:p>330.446</text:p>
          </table:table-cell>
          <table:table-cell office:value-type="float" office:value="147801" calcext:value-type="float">
            <text:p>14780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ncreasedMinimum" table:style-name="ta1">
        <table:shapes>
          <draw:frame draw:z-index="0" draw:style-name="gr1" draw:text-style-name="P1" svg:width="395.77mm" svg:height="140.38mm" svg:x="181.02mm" svg:y="2.39mm">
            <draw:object draw:notify-on-update-of-ranges="increasedMinimum.A1:increasedMinimum.A1 increasedMinimum.A2:increasedMinimum.A30 increasedMinimum.B1:increasedMinimum.B1 increasedMinimum.B2:increasedMinimum.B30 increasedMinimum.C1:increasedMinimum.C1 increasedMinimum.C2:increasedMinimum.C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89.04mm" svg:height="112.1mm" svg:x="180.56mm" svg:y="148.63mm">
            <draw:object draw:notify-on-update-of-ranges="increasedMinimum.A1:increasedMinimum.A1 increasedMinimum.A2:increasedMinimum.A30 increasedMinimum.D1:increasedMinimum.D1 increasedMinimum.D2:increasedMinimum.D30 increasedMinimum.E1:increasedMinimum.E1 increasedMinimum.E2:increasedMinimum.E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olver Solve Time</text:p>
          </table:table-cell>
          <table:table-cell table:style-name="ce1" office:value-type="string" calcext:value-type="string">
            <text:p>Savile Row Total Time</text:p>
          </table:table-cell>
          <table:table-cell table:style-name="ce1" office:value-type="string" calcext:value-type="string">
            <text:p>Solver Nodes</text:p>
          </table:table-cell>
          <table:table-cell table:style-name="ce1" office:value-type="string" calcext:value-type="string">
            <text:p>Solution Found</text:p>
          </table:table-cell>
        </table:table-row>
        <table:table-row table:style-name="ro1">
          <table:table-cell office:value-type="string" calcext:value-type="string">
            <text:p>custom3x5_a</text:p>
          </table:table-cell>
          <table:table-cell office:value-type="float" office:value="0.041019" calcext:value-type="float">
            <text:p>0.041019</text:p>
          </table:table-cell>
          <table:table-cell office:value-type="float" office:value="1.518" calcext:value-type="float">
            <text:p>1.51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stom3x5_b</text:p>
          </table:table-cell>
          <table:table-cell office:value-type="float" office:value="0.100566" calcext:value-type="float">
            <text:p>0.100566</text:p>
          </table:table-cell>
          <table:table-cell office:value-type="float" office:value="1.389" calcext:value-type="float">
            <text:p>1.389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8x4_a</text:p>
          </table:table-cell>
          <table:table-cell office:value-type="float" office:value="2.59843" calcext:value-type="float">
            <text:p>2.59843</text:p>
          </table:table-cell>
          <table:table-cell office:value-type="float" office:value="14.635" calcext:value-type="float">
            <text:p>14.635</text:p>
          </table:table-cell>
          <table:table-cell office:value-type="float" office:value="11669" calcext:value-type="float">
            <text:p>11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stom8x4_b</text:p>
          </table:table-cell>
          <table:table-cell office:value-type="float" office:value="10.6626" calcext:value-type="float">
            <text:p>10.6626</text:p>
          </table:table-cell>
          <table:table-cell office:value-type="float" office:value="13.412" calcext:value-type="float">
            <text:p>13.412</text:p>
          </table:table-cell>
          <table:table-cell office:value-type="float" office:value="54878" calcext:value-type="float">
            <text:p>54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2x2_a</text:p>
          </table:table-cell>
          <table:table-cell table:style-name="ce2" office:value-type="float" office:value="0.000002" calcext:value-type="float">
            <text:p>2.00E-0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2x2_b</text:p>
          </table:table-cell>
          <table:table-cell table:style-name="ce2" office:value-type="float" office:value="0.000004" calcext:value-type="float">
            <text:p>4.00E-06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2x2_c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3x3_a</text:p>
          </table:table-cell>
          <table:table-cell office:value-type="float" office:value="0.044226" calcext:value-type="float">
            <text:p>0.044226</text:p>
          </table:table-cell>
          <table:table-cell office:value-type="float" office:value="0.62" calcext:value-type="float">
            <text:p>0.62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3x3_b</text:p>
          </table:table-cell>
          <table:table-cell office:value-type="float" office:value="0.020583" calcext:value-type="float">
            <text:p>0.020583</text:p>
          </table:table-cell>
          <table:table-cell office:value-type="float" office:value="0.657" calcext:value-type="float">
            <text:p>0.657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3x3_c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4x4_a</text:p>
          </table:table-cell>
          <table:table-cell office:value-type="float" office:value="0.749878" calcext:value-type="float">
            <text:p>0.749878</text:p>
          </table:table-cell>
          <table:table-cell office:value-type="float" office:value="1.632" calcext:value-type="float">
            <text:p>1.632</text:p>
          </table:table-cell>
          <table:table-cell office:value-type="float" office:value="8030" calcext:value-type="float">
            <text:p>8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4x4_b</text:p>
          </table:table-cell>
          <table:table-cell office:value-type="float" office:value="0.100639" calcext:value-type="float">
            <text:p>0.100639</text:p>
          </table:table-cell>
          <table:table-cell office:value-type="float" office:value="1.781" calcext:value-type="float">
            <text:p>1.781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4x4_c</text:p>
          </table:table-cell>
          <table:table-cell office:value-type="float" office:value="0.320855" calcext:value-type="float">
            <text:p>0.320855</text:p>
          </table:table-cell>
          <table:table-cell office:value-type="float" office:value="1.822" calcext:value-type="float">
            <text:p>1.822</text:p>
          </table:table-cell>
          <table:table-cell office:value-type="float" office:value="3464" calcext:value-type="float">
            <text:p>3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5x5_a</text:p>
          </table:table-cell>
          <table:table-cell office:value-type="float" office:value="8.91598" calcext:value-type="float">
            <text:p>8.91598</text:p>
          </table:table-cell>
          <table:table-cell office:value-type="float" office:value="5.531" calcext:value-type="float">
            <text:p>5.531</text:p>
          </table:table-cell>
          <table:table-cell office:value-type="float" office:value="50737" calcext:value-type="float">
            <text:p>50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5x5_b</text:p>
          </table:table-cell>
          <table:table-cell office:value-type="float" office:value="7.89193" calcext:value-type="float">
            <text:p>7.89193</text:p>
          </table:table-cell>
          <table:table-cell office:value-type="float" office:value="5.139" calcext:value-type="float">
            <text:p>5.139</text:p>
          </table:table-cell>
          <table:table-cell office:value-type="float" office:value="43862" calcext:value-type="float">
            <text:p>43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6x6_a</text:p>
          </table:table-cell>
          <table:table-cell office:value-type="float" office:value="0.1935" calcext:value-type="float">
            <text:p>0.1935</text:p>
          </table:table-cell>
          <table:table-cell office:value-type="float" office:value="15.828" calcext:value-type="float">
            <text:p>15.828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6x6_b</text:p>
          </table:table-cell>
          <table:table-cell office:value-type="float" office:value="1.60864" calcext:value-type="float">
            <text:p>1.60864</text:p>
          </table:table-cell>
          <table:table-cell office:value-type="float" office:value="20.97" calcext:value-type="float">
            <text:p>20.97</text:p>
          </table:table-cell>
          <table:table-cell office:value-type="float" office:value="5563" calcext:value-type="float">
            <text:p>5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6x6_c</text:p>
          </table:table-cell>
          <table:table-cell office:value-type="float" office:value="3.42872" calcext:value-type="float">
            <text:p>3.42872</text:p>
          </table:table-cell>
          <table:table-cell office:value-type="float" office:value="19.663" calcext:value-type="float">
            <text:p>19.663</text:p>
          </table:table-cell>
          <table:table-cell office:value-type="float" office:value="11235" calcext:value-type="float">
            <text:p>11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6x6_d</text:p>
          </table:table-cell>
          <table:table-cell office:value-type="float" office:value="6.58375" calcext:value-type="float">
            <text:p>6.58375</text:p>
          </table:table-cell>
          <table:table-cell office:value-type="float" office:value="17.862" calcext:value-type="float">
            <text:p>17.862</text:p>
          </table:table-cell>
          <table:table-cell office:value-type="float" office:value="22671" calcext:value-type="float">
            <text:p>22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a</text:p>
          </table:table-cell>
          <table:table-cell office:value-type="float" office:value="0.197211" calcext:value-type="float">
            <text:p>0.197211</text:p>
          </table:table-cell>
          <table:table-cell office:value-type="float" office:value="49.182" calcext:value-type="float">
            <text:p>49.182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b</text:p>
          </table:table-cell>
          <table:table-cell office:value-type="float" office:value="0.22488" calcext:value-type="float">
            <text:p>0.22488</text:p>
          </table:table-cell>
          <table:table-cell office:value-type="float" office:value="62.612" calcext:value-type="float">
            <text:p>62.612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c</text:p>
          </table:table-cell>
          <table:table-cell office:value-type="float" office:value="34.8836" calcext:value-type="float">
            <text:p>34.8836</text:p>
          </table:table-cell>
          <table:table-cell office:value-type="float" office:value="54.363" calcext:value-type="float">
            <text:p>54.363</text:p>
          </table:table-cell>
          <table:table-cell office:value-type="float" office:value="93473" calcext:value-type="float">
            <text:p>93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d</text:p>
          </table:table-cell>
          <table:table-cell office:value-type="float" office:value="54.2252" calcext:value-type="float">
            <text:p>54.2252</text:p>
          </table:table-cell>
          <table:table-cell office:value-type="float" office:value="51.641" calcext:value-type="float">
            <text:p>51.641</text:p>
          </table:table-cell>
          <table:table-cell office:value-type="float" office:value="141797" calcext:value-type="float">
            <text:p>141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e</text:p>
          </table:table-cell>
          <table:table-cell office:value-type="float" office:value="101.171" calcext:value-type="float">
            <text:p>101.171</text:p>
          </table:table-cell>
          <table:table-cell office:value-type="float" office:value="50.529" calcext:value-type="float">
            <text:p>50.529</text:p>
          </table:table-cell>
          <table:table-cell office:value-type="float" office:value="256533" calcext:value-type="float">
            <text:p>256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7x7_f</text:p>
          </table:table-cell>
          <table:table-cell office:value-type="float" office:value="372.558" calcext:value-type="float">
            <text:p>372.558</text:p>
          </table:table-cell>
          <table:table-cell office:value-type="float" office:value="47.29" calcext:value-type="float">
            <text:p>47.29</text:p>
          </table:table-cell>
          <table:table-cell office:value-type="float" office:value="967141" calcext:value-type="float">
            <text:p>967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8x8_a</text:p>
          </table:table-cell>
          <table:table-cell office:value-type="float" office:value="86.7268" calcext:value-type="float">
            <text:p>86.7268</text:p>
          </table:table-cell>
          <table:table-cell office:value-type="float" office:value="76.304" calcext:value-type="float">
            <text:p>76.304</text:p>
          </table:table-cell>
          <table:table-cell office:value-type="float" office:value="162378" calcext:value-type="float">
            <text:p>162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8x8_b</text:p>
          </table:table-cell>
          <table:table-cell office:value-type="float" office:value="193.403" calcext:value-type="float">
            <text:p>193.403</text:p>
          </table:table-cell>
          <table:table-cell office:value-type="float" office:value="75.369" calcext:value-type="float">
            <text:p>75.369</text:p>
          </table:table-cell>
          <table:table-cell office:value-type="float" office:value="315033" calcext:value-type="float">
            <text:p>315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8x8_c</text:p>
          </table:table-cell>
          <table:table-cell office:value-type="float" office:value="165.174" calcext:value-type="float">
            <text:p>165.174</text:p>
          </table:table-cell>
          <table:table-cell office:value-type="float" office:value="73.923" calcext:value-type="float">
            <text:p>73.923</text:p>
          </table:table-cell>
          <table:table-cell office:value-type="float" office:value="271571" calcext:value-type="float">
            <text:p>271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8x8_d</text:p>
          </table:table-cell>
          <table:table-cell office:value-type="float" office:value="638.527" calcext:value-type="float">
            <text:p>638.527</text:p>
          </table:table-cell>
          <table:table-cell office:value-type="float" office:value="73.243" calcext:value-type="float">
            <text:p>73.243</text:p>
          </table:table-cell>
          <table:table-cell office:value-type="float" office:value="1083896" calcext:value-type="float">
            <text:p>108389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heuristicComparisson" table:style-name="ta1">
        <table:shapes>
          <draw:frame draw:z-index="0" draw:style-name="gr1" draw:text-style-name="P1" svg:width="277.3mm" svg:height="125.94mm" svg:x="4.78mm" svg:y="273.67mm">
            <draw:object draw:notify-on-update-of-ranges="heuristicComparisson.A1:heuristicComparisson.A1 heuristicComparisson.A2:heuristicComparisson.A22 heuristicComparisson.B1:heuristicComparisson.B1 heuristicComparisson.B2:heuristicComparisson.B22 heuristicComparisson.F1:heuristicComparisson.F1 heuristicComparisson.F2:heuristicComparisson.F2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312.16mm" svg:height="134.37mm" svg:x="304.75mm" svg:y="269.87mm">
            <draw:object draw:notify-on-update-of-ranges="heuristicComparisson.A1:heuristicComparisson.A1 heuristicComparisson.A23:heuristicComparisson.A30 heuristicComparisson.B1:heuristicComparisson.B1 heuristicComparisson.B23:heuristicComparisson.B30 heuristicComparisson.F1:heuristicComparisson.F1 heuristicComparisson.F23:heuristicComparisson.F3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289.56mm" svg:height="128.59mm" svg:x="2.46mm" svg:y="140.64mm">
            <draw:object draw:notify-on-update-of-ranges="heuristicComparisson.A1:heuristicComparisson.A1 heuristicComparisson.A2:heuristicComparisson.A22 heuristicComparisson.D1:heuristicComparisson.D1 heuristicComparisson.D2:heuristicComparisson.D22 heuristicComparisson.E1:heuristicComparisson.E1 heuristicComparisson.E2:heuristicComparisson.E22 heuristicComparisson.H1:heuristicComparisson.H1 heuristicComparisson.H2:heuristicComparisson.H22 heuristicComparisson.I1:heuristicComparisson.I1 heuristicComparisson.I2:heuristicComparisson.I2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303.29mm" svg:height="120.52mm" svg:x="309.52mm" svg:y="143.76mm">
            <draw:object draw:notify-on-update-of-ranges="heuristicComparisson.A1:heuristicComparisson.A1 heuristicComparisson.A23:heuristicComparisson.A30 heuristicComparisson.D1:heuristicComparisson.D1 heuristicComparisson.D23:heuristicComparisson.D30 heuristicComparisson.E1:heuristicComparisson.E1 heuristicComparisson.E23:heuristicComparisson.E30 heuristicComparisson.H1:heuristicComparisson.H1 heuristicComparisson.H23:heuristicComparisson.H30 heuristicComparisson.I1:heuristicComparisson.I1 heuristicComparisson.I23:heuristicComparisson.I3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olver Solve Time (low Min)</text:p>
          </table:table-cell>
          <table:table-cell table:style-name="ce1" office:value-type="string" calcext:value-type="string">
            <text:p>Savile Row Total Time (low Min)</text:p>
          </table:table-cell>
          <table:table-cell table:style-name="ce1" office:value-type="string" calcext:value-type="string">
            <text:p>Solver Nodes (low Min)</text:p>
          </table:table-cell>
          <table:table-cell table:style-name="ce1" office:value-type="string" calcext:value-type="string">
            <text:p>Solution Found (low Min)</text:p>
          </table:table-cell>
          <table:table-cell table:style-name="ce1" office:value-type="string" calcext:value-type="string">
            <text:p>Solver Solve Time (high Min)</text:p>
          </table:table-cell>
          <table:table-cell table:style-name="ce1" office:value-type="string" calcext:value-type="string">
            <text:p>Savile Row Total Time (high Min)</text:p>
          </table:table-cell>
          <table:table-cell table:style-name="ce1" office:value-type="string" calcext:value-type="string">
            <text:p>Solver Nodes (high Min)</text:p>
          </table:table-cell>
          <table:table-cell table:style-name="ce1" office:value-type="string" calcext:value-type="string">
            <text:p>Solution Found (high Min)</text:p>
          </table:table-cell>
          <table:table-cell table:style-name="ce4" office:value-type="string" calcext:value-type="string">
            <text:p>Solutions Lost</text:p>
          </table:table-cell>
        </table:table-row>
        <table:table-row table:style-name="ro1">
          <table:table-cell office:value-type="string" calcext:value-type="string">
            <text:p>custom3x5_a</text:p>
          </table:table-cell>
          <table:table-cell office:value-type="float" office:value="0.095637" calcext:value-type="float">
            <text:p>0.095637</text:p>
          </table:table-cell>
          <table:table-cell office:value-type="float" office:value="2.333" calcext:value-type="float">
            <text:p>2.333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0.041019" calcext:value-type="float">
            <text:p>0.041019</text:p>
          </table:table-cell>
          <table:table-cell office:value-type="float" office:value="1.518" calcext:value-type="float">
            <text:p>1.51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E2]-[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3x5_b</text:p>
          </table:table-cell>
          <table:table-cell office:value-type="float" office:value="0.125839" calcext:value-type="float">
            <text:p>0.125839</text:p>
          </table:table-cell>
          <table:table-cell office:value-type="float" office:value="1.895" calcext:value-type="float">
            <text:p>1.895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0.100566" calcext:value-type="float">
            <text:p>0.100566</text:p>
          </table:table-cell>
          <table:table-cell office:value-type="float" office:value="1.389" calcext:value-type="float">
            <text:p>1.389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table:formula="of:=[.E3]-[.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8x4_a</text:p>
          </table:table-cell>
          <table:table-cell office:value-type="float" office:value="3.02655" calcext:value-type="float">
            <text:p>3.02655</text:p>
          </table:table-cell>
          <table:table-cell office:value-type="float" office:value="16.64" calcext:value-type="float">
            <text:p>16.64</text:p>
          </table:table-cell>
          <table:table-cell office:value-type="float" office:value="14377" calcext:value-type="float">
            <text:p>14377</text:p>
          </table:table-cell>
          <table:table-cell office:value-type="float" office:value="1" calcext:value-type="float">
            <text:p>1</text:p>
          </table:table-cell>
          <table:table-cell office:value-type="float" office:value="2.59843" calcext:value-type="float">
            <text:p>2.59843</text:p>
          </table:table-cell>
          <table:table-cell office:value-type="float" office:value="14.635" calcext:value-type="float">
            <text:p>14.635</text:p>
          </table:table-cell>
          <table:table-cell office:value-type="float" office:value="11669" calcext:value-type="float">
            <text:p>11669</text:p>
          </table:table-cell>
          <table:table-cell office:value-type="float" office:value="1" calcext:value-type="float">
            <text:p>1</text:p>
          </table:table-cell>
          <table:table-cell table:formula="of:=[.E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8x4_b</text:p>
          </table:table-cell>
          <table:table-cell office:value-type="float" office:value="11.4977" calcext:value-type="float">
            <text:p>11.4977</text:p>
          </table:table-cell>
          <table:table-cell office:value-type="float" office:value="14.637" calcext:value-type="float">
            <text:p>14.637</text:p>
          </table:table-cell>
          <table:table-cell office:value-type="float" office:value="56876" calcext:value-type="float">
            <text:p>56876</text:p>
          </table:table-cell>
          <table:table-cell office:value-type="float" office:value="0" calcext:value-type="float">
            <text:p>0</text:p>
          </table:table-cell>
          <table:table-cell office:value-type="float" office:value="10.6626" calcext:value-type="float">
            <text:p>10.6626</text:p>
          </table:table-cell>
          <table:table-cell office:value-type="float" office:value="13.412" calcext:value-type="float">
            <text:p>13.412</text:p>
          </table:table-cell>
          <table:table-cell office:value-type="float" office:value="54878" calcext:value-type="float">
            <text:p>54878</text:p>
          </table:table-cell>
          <table:table-cell office:value-type="float" office:value="0" calcext:value-type="float">
            <text:p>0</text:p>
          </table:table-cell>
          <table:table-cell table:formula="of:=[.E5]-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2x2_a</text:p>
          </table:table-cell>
          <table:table-cell office:value-type="float" office:value="0.042094" calcext:value-type="float">
            <text:p>0.042094</text:p>
          </table:table-cell>
          <table:table-cell office:value-type="float" office:value="0.365" calcext:value-type="float">
            <text:p>0.36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2" calcext:value-type="float">
            <text:p>2.00E-0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]-[.I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2x2_b</text:p>
          </table:table-cell>
          <table:table-cell office:value-type="float" office:value="0.049904" calcext:value-type="float">
            <text:p>0.049904</text:p>
          </table:table-cell>
          <table:table-cell office:value-type="float" office:value="0.381" calcext:value-type="float">
            <text:p>0.3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4" calcext:value-type="float">
            <text:p>4.00E-06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]-[.I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2x2_c</text:p>
          </table:table-cell>
          <table:table-cell table:style-name="ce2" office:value-type="float" office:value="0.000004" calcext:value-type="float">
            <text:p>4.00E-06</text:p>
          </table:table-cell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]-[.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3x3_a</text:p>
          </table:table-cell>
          <table:table-cell office:value-type="float" office:value="0.045069" calcext:value-type="float">
            <text:p>0.045069</text:p>
          </table:table-cell>
          <table:table-cell office:value-type="float" office:value="0.667" calcext:value-type="float">
            <text:p>0.667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.044226" calcext:value-type="float">
            <text:p>0.044226</text:p>
          </table:table-cell>
          <table:table-cell office:value-type="float" office:value="0.62" calcext:value-type="float">
            <text:p>0.62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formula="of:=[.E9]-[.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3x3_b</text:p>
          </table:table-cell>
          <table:table-cell office:value-type="float" office:value="0.039846" calcext:value-type="float">
            <text:p>0.039846</text:p>
          </table:table-cell>
          <table:table-cell office:value-type="float" office:value="0.699" calcext:value-type="float">
            <text:p>0.69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20583" calcext:value-type="float">
            <text:p>0.020583</text:p>
          </table:table-cell>
          <table:table-cell office:value-type="float" office:value="0.657" calcext:value-type="float">
            <text:p>0.657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[.E10]-[.I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3x3_c</text:p>
          </table:table-cell>
          <table:table-cell table:style-name="ce2" office:value-type="float" office:value="0.000004" calcext:value-type="float">
            <text:p>4.00E-06</text:p>
          </table:table-cell>
          <table:table-cell office:value-type="float" office:value="0.465" calcext:value-type="float">
            <text:p>0.46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]-[.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4x4_a</text:p>
          </table:table-cell>
          <table:table-cell office:value-type="float" office:value="0.051853" calcext:value-type="float">
            <text:p>0.051853</text:p>
          </table:table-cell>
          <table:table-cell office:value-type="float" office:value="1.732" calcext:value-type="float">
            <text:p>1.73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.749878" calcext:value-type="float">
            <text:p>0.749878</text:p>
          </table:table-cell>
          <table:table-cell office:value-type="float" office:value="1.632" calcext:value-type="float">
            <text:p>1.632</text:p>
          </table:table-cell>
          <table:table-cell office:value-type="float" office:value="8030" calcext:value-type="float">
            <text:p>8030</text:p>
          </table:table-cell>
          <table:table-cell office:value-type="float" office:value="0" calcext:value-type="float">
            <text:p>0</text:p>
          </table:table-cell>
          <table:table-cell table:formula="of:=[.E12]-[.I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4x4_b</text:p>
          </table:table-cell>
          <table:table-cell office:value-type="float" office:value="0.06027" calcext:value-type="float">
            <text:p>0.06027</text:p>
          </table:table-cell>
          <table:table-cell office:value-type="float" office:value="2.353" calcext:value-type="float">
            <text:p>2.353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100639" calcext:value-type="float">
            <text:p>0.100639</text:p>
          </table:table-cell>
          <table:table-cell office:value-type="float" office:value="1.781" calcext:value-type="float">
            <text:p>1.781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formula="of:=[.E13]-[.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4x4_c</text:p>
          </table:table-cell>
          <table:table-cell office:value-type="float" office:value="0.517719" calcext:value-type="float">
            <text:p>0.517719</text:p>
          </table:table-cell>
          <table:table-cell office:value-type="float" office:value="1.982" calcext:value-type="float">
            <text:p>1.982</text:p>
          </table:table-cell>
          <table:table-cell office:value-type="float" office:value="4358" calcext:value-type="float">
            <text:p>4358</text:p>
          </table:table-cell>
          <table:table-cell office:value-type="float" office:value="0" calcext:value-type="float">
            <text:p>0</text:p>
          </table:table-cell>
          <table:table-cell office:value-type="float" office:value="0.320855" calcext:value-type="float">
            <text:p>0.320855</text:p>
          </table:table-cell>
          <table:table-cell office:value-type="float" office:value="1.822" calcext:value-type="float">
            <text:p>1.822</text:p>
          </table:table-cell>
          <table:table-cell office:value-type="float" office:value="3464" calcext:value-type="float">
            <text:p>3464</text:p>
          </table:table-cell>
          <table:table-cell office:value-type="float" office:value="0" calcext:value-type="float">
            <text:p>0</text:p>
          </table:table-cell>
          <table:table-cell table:formula="of:=[.E14]-[.I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5x5_a</text:p>
          </table:table-cell>
          <table:table-cell office:value-type="float" office:value="0.518633" calcext:value-type="float">
            <text:p>0.518633</text:p>
          </table:table-cell>
          <table:table-cell office:value-type="float" office:value="6.586" calcext:value-type="float">
            <text:p>6.586</text:p>
          </table:table-cell>
          <table:table-cell office:value-type="float" office:value="2649" calcext:value-type="float">
            <text:p>2649</text:p>
          </table:table-cell>
          <table:table-cell office:value-type="float" office:value="1" calcext:value-type="float">
            <text:p>1</text:p>
          </table:table-cell>
          <table:table-cell office:value-type="float" office:value="8.91598" calcext:value-type="float">
            <text:p>8.91598</text:p>
          </table:table-cell>
          <table:table-cell office:value-type="float" office:value="5.531" calcext:value-type="float">
            <text:p>5.531</text:p>
          </table:table-cell>
          <table:table-cell office:value-type="float" office:value="50737" calcext:value-type="float">
            <text:p>50737</text:p>
          </table:table-cell>
          <table:table-cell office:value-type="float" office:value="0" calcext:value-type="float">
            <text:p>0</text:p>
          </table:table-cell>
          <table:table-cell table:formula="of:=[.E15]-[.I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5x5_b</text:p>
          </table:table-cell>
          <table:table-cell office:value-type="float" office:value="8.20412" calcext:value-type="float">
            <text:p>8.20412</text:p>
          </table:table-cell>
          <table:table-cell office:value-type="float" office:value="5.63" calcext:value-type="float">
            <text:p>5.63</text:p>
          </table:table-cell>
          <table:table-cell office:value-type="float" office:value="49480" calcext:value-type="float">
            <text:p>49480</text:p>
          </table:table-cell>
          <table:table-cell office:value-type="float" office:value="0" calcext:value-type="float">
            <text:p>0</text:p>
          </table:table-cell>
          <table:table-cell office:value-type="float" office:value="7.89193" calcext:value-type="float">
            <text:p>7.89193</text:p>
          </table:table-cell>
          <table:table-cell office:value-type="float" office:value="5.139" calcext:value-type="float">
            <text:p>5.139</text:p>
          </table:table-cell>
          <table:table-cell office:value-type="float" office:value="43862" calcext:value-type="float">
            <text:p>43862</text:p>
          </table:table-cell>
          <table:table-cell office:value-type="float" office:value="0" calcext:value-type="float">
            <text:p>0</text:p>
          </table:table-cell>
          <table:table-cell table:formula="of:=[.E16]-[.I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6x6_a</text:p>
          </table:table-cell>
          <table:table-cell office:value-type="float" office:value="1.58782" calcext:value-type="float">
            <text:p>1.58782</text:p>
          </table:table-cell>
          <table:table-cell office:value-type="float" office:value="15.949" calcext:value-type="float">
            <text:p>15.949</text:p>
          </table:table-cell>
          <table:table-cell office:value-type="float" office:value="5295" calcext:value-type="float">
            <text:p>5295</text:p>
          </table:table-cell>
          <table:table-cell office:value-type="float" office:value="1" calcext:value-type="float">
            <text:p>1</text:p>
          </table:table-cell>
          <table:table-cell office:value-type="float" office:value="0.1935" calcext:value-type="float">
            <text:p>0.1935</text:p>
          </table:table-cell>
          <table:table-cell office:value-type="float" office:value="15.828" calcext:value-type="float">
            <text:p>15.828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table:formula="of:=[.E17]-[.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6x6_b</text:p>
          </table:table-cell>
          <table:table-cell office:value-type="float" office:value="4.03329" calcext:value-type="float">
            <text:p>4.03329</text:p>
          </table:table-cell>
          <table:table-cell office:value-type="float" office:value="24.036" calcext:value-type="float">
            <text:p>24.036</text:p>
          </table:table-cell>
          <table:table-cell office:value-type="float" office:value="13623" calcext:value-type="float">
            <text:p>13623</text:p>
          </table:table-cell>
          <table:table-cell office:value-type="float" office:value="1" calcext:value-type="float">
            <text:p>1</text:p>
          </table:table-cell>
          <table:table-cell office:value-type="float" office:value="1.60864" calcext:value-type="float">
            <text:p>1.60864</text:p>
          </table:table-cell>
          <table:table-cell office:value-type="float" office:value="20.97" calcext:value-type="float">
            <text:p>20.97</text:p>
          </table:table-cell>
          <table:table-cell office:value-type="float" office:value="5563" calcext:value-type="float">
            <text:p>5563</text:p>
          </table:table-cell>
          <table:table-cell office:value-type="float" office:value="1" calcext:value-type="float">
            <text:p>1</text:p>
          </table:table-cell>
          <table:table-cell table:formula="of:=[.E18]-[.I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6x6_c</text:p>
          </table:table-cell>
          <table:table-cell office:value-type="float" office:value="4.07742" calcext:value-type="float">
            <text:p>4.07742</text:p>
          </table:table-cell>
          <table:table-cell office:value-type="float" office:value="19.801" calcext:value-type="float">
            <text:p>19.801</text:p>
          </table:table-cell>
          <table:table-cell office:value-type="float" office:value="13765" calcext:value-type="float">
            <text:p>13765</text:p>
          </table:table-cell>
          <table:table-cell office:value-type="float" office:value="1" calcext:value-type="float">
            <text:p>1</text:p>
          </table:table-cell>
          <table:table-cell office:value-type="float" office:value="3.42872" calcext:value-type="float">
            <text:p>3.42872</text:p>
          </table:table-cell>
          <table:table-cell office:value-type="float" office:value="19.663" calcext:value-type="float">
            <text:p>19.663</text:p>
          </table:table-cell>
          <table:table-cell office:value-type="float" office:value="11235" calcext:value-type="float">
            <text:p>11235</text:p>
          </table:table-cell>
          <table:table-cell office:value-type="float" office:value="1" calcext:value-type="float">
            <text:p>1</text:p>
          </table:table-cell>
          <table:table-cell table:formula="of:=[.E19]-[.I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6x6_d</text:p>
          </table:table-cell>
          <table:table-cell office:value-type="float" office:value="7.25688" calcext:value-type="float">
            <text:p>7.25688</text:p>
          </table:table-cell>
          <table:table-cell office:value-type="float" office:value="18.053" calcext:value-type="float">
            <text:p>18.053</text:p>
          </table:table-cell>
          <table:table-cell office:value-type="float" office:value="24594" calcext:value-type="float">
            <text:p>24594</text:p>
          </table:table-cell>
          <table:table-cell office:value-type="float" office:value="1" calcext:value-type="float">
            <text:p>1</text:p>
          </table:table-cell>
          <table:table-cell office:value-type="float" office:value="6.58375" calcext:value-type="float">
            <text:p>6.58375</text:p>
          </table:table-cell>
          <table:table-cell office:value-type="float" office:value="17.862" calcext:value-type="float">
            <text:p>17.862</text:p>
          </table:table-cell>
          <table:table-cell office:value-type="float" office:value="22671" calcext:value-type="float">
            <text:p>22671</text:p>
          </table:table-cell>
          <table:table-cell office:value-type="float" office:value="1" calcext:value-type="float">
            <text:p>1</text:p>
          </table:table-cell>
          <table:table-cell table:formula="of:=[.E20]-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7x7_a</text:p>
          </table:table-cell>
          <table:table-cell office:value-type="float" office:value="2.84222" calcext:value-type="float">
            <text:p>2.84222</text:p>
          </table:table-cell>
          <table:table-cell office:value-type="float" office:value="50.477" calcext:value-type="float">
            <text:p>50.477</text:p>
          </table:table-cell>
          <table:table-cell office:value-type="float" office:value="7235" calcext:value-type="float">
            <text:p>7235</text:p>
          </table:table-cell>
          <table:table-cell office:value-type="float" office:value="1" calcext:value-type="float">
            <text:p>1</text:p>
          </table:table-cell>
          <table:table-cell office:value-type="float" office:value="0.197211" calcext:value-type="float">
            <text:p>0.197211</text:p>
          </table:table-cell>
          <table:table-cell office:value-type="float" office:value="49.182" calcext:value-type="float">
            <text:p>49.182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formula="of:=[.E21]-[.I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7x7_b</text:p>
          </table:table-cell>
          <table:table-cell office:value-type="float" office:value="7.73823" calcext:value-type="float">
            <text:p>7.73823</text:p>
          </table:table-cell>
          <table:table-cell office:value-type="float" office:value="64.747" calcext:value-type="float">
            <text:p>64.747</text:p>
          </table:table-cell>
          <table:table-cell office:value-type="float" office:value="19158" calcext:value-type="float">
            <text:p>19158</text:p>
          </table:table-cell>
          <table:table-cell office:value-type="float" office:value="1" calcext:value-type="float">
            <text:p>1</text:p>
          </table:table-cell>
          <table:table-cell office:value-type="float" office:value="0.22488" calcext:value-type="float">
            <text:p>0.22488</text:p>
          </table:table-cell>
          <table:table-cell office:value-type="float" office:value="62.612" calcext:value-type="float">
            <text:p>62.612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formula="of:=[.E22]-[.I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7x7_c</text:p>
          </table:table-cell>
          <table:table-cell office:value-type="float" office:value="41.0621" calcext:value-type="float">
            <text:p>41.0621</text:p>
          </table:table-cell>
          <table:table-cell office:value-type="float" office:value="58.399" calcext:value-type="float">
            <text:p>58.399</text:p>
          </table:table-cell>
          <table:table-cell office:value-type="float" office:value="109455" calcext:value-type="float">
            <text:p>109455</text:p>
          </table:table-cell>
          <table:table-cell office:value-type="float" office:value="1" calcext:value-type="float">
            <text:p>1</text:p>
          </table:table-cell>
          <table:table-cell office:value-type="float" office:value="34.8836" calcext:value-type="float">
            <text:p>34.8836</text:p>
          </table:table-cell>
          <table:table-cell office:value-type="float" office:value="54.363" calcext:value-type="float">
            <text:p>54.363</text:p>
          </table:table-cell>
          <table:table-cell office:value-type="float" office:value="93473" calcext:value-type="float">
            <text:p>93473</text:p>
          </table:table-cell>
          <table:table-cell office:value-type="float" office:value="1" calcext:value-type="float">
            <text:p>1</text:p>
          </table:table-cell>
          <table:table-cell table:formula="of:=[.E23]-[.I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7x7_d</text:p>
          </table:table-cell>
          <table:table-cell office:value-type="float" office:value="68.6202" calcext:value-type="float">
            <text:p>68.6202</text:p>
          </table:table-cell>
          <table:table-cell office:value-type="float" office:value="55.617" calcext:value-type="float">
            <text:p>55.617</text:p>
          </table:table-cell>
          <table:table-cell office:value-type="float" office:value="178143" calcext:value-type="float">
            <text:p>178143</text:p>
          </table:table-cell>
          <table:table-cell office:value-type="float" office:value="1" calcext:value-type="float">
            <text:p>1</text:p>
          </table:table-cell>
          <table:table-cell office:value-type="float" office:value="54.2252" calcext:value-type="float">
            <text:p>54.2252</text:p>
          </table:table-cell>
          <table:table-cell office:value-type="float" office:value="51.641" calcext:value-type="float">
            <text:p>51.641</text:p>
          </table:table-cell>
          <table:table-cell office:value-type="float" office:value="141797" calcext:value-type="float">
            <text:p>141797</text:p>
          </table:table-cell>
          <table:table-cell office:value-type="float" office:value="1" calcext:value-type="float">
            <text:p>1</text:p>
          </table:table-cell>
          <table:table-cell table:formula="of:=[.E24]-[.I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7x7_e</text:p>
          </table:table-cell>
          <table:table-cell office:value-type="float" office:value="108.487" calcext:value-type="float">
            <text:p>108.487</text:p>
          </table:table-cell>
          <table:table-cell office:value-type="float" office:value="51.889" calcext:value-type="float">
            <text:p>51.889</text:p>
          </table:table-cell>
          <table:table-cell office:value-type="float" office:value="275188" calcext:value-type="float">
            <text:p>275188</text:p>
          </table:table-cell>
          <table:table-cell office:value-type="float" office:value="1" calcext:value-type="float">
            <text:p>1</text:p>
          </table:table-cell>
          <table:table-cell office:value-type="float" office:value="101.171" calcext:value-type="float">
            <text:p>101.171</text:p>
          </table:table-cell>
          <table:table-cell office:value-type="float" office:value="50.529" calcext:value-type="float">
            <text:p>50.529</text:p>
          </table:table-cell>
          <table:table-cell office:value-type="float" office:value="256533" calcext:value-type="float">
            <text:p>256533</text:p>
          </table:table-cell>
          <table:table-cell office:value-type="float" office:value="1" calcext:value-type="float">
            <text:p>1</text:p>
          </table:table-cell>
          <table:table-cell table:formula="of:=[.E25]-[.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7x7_f</text:p>
          </table:table-cell>
          <table:table-cell office:value-type="float" office:value="366.797" calcext:value-type="float">
            <text:p>366.797</text:p>
          </table:table-cell>
          <table:table-cell office:value-type="float" office:value="46.116" calcext:value-type="float">
            <text:p>46.116</text:p>
          </table:table-cell>
          <table:table-cell office:value-type="float" office:value="1001783" calcext:value-type="float">
            <text:p>1001783</text:p>
          </table:table-cell>
          <table:table-cell office:value-type="float" office:value="0" calcext:value-type="float">
            <text:p>0</text:p>
          </table:table-cell>
          <table:table-cell office:value-type="float" office:value="372.558" calcext:value-type="float">
            <text:p>372.558</text:p>
          </table:table-cell>
          <table:table-cell office:value-type="float" office:value="47.29" calcext:value-type="float">
            <text:p>47.29</text:p>
          </table:table-cell>
          <table:table-cell office:value-type="float" office:value="967141" calcext:value-type="float">
            <text:p>967141</text:p>
          </table:table-cell>
          <table:table-cell office:value-type="float" office:value="0" calcext:value-type="float">
            <text:p>0</text:p>
          </table:table-cell>
          <table:table-cell table:formula="of:=[.E26]-[.I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8x8_a</text:p>
          </table:table-cell>
          <table:table-cell office:value-type="float" office:value="109.359" calcext:value-type="float">
            <text:p>109.359</text:p>
          </table:table-cell>
          <table:table-cell office:value-type="float" office:value="76.141" calcext:value-type="float">
            <text:p>76.141</text:p>
          </table:table-cell>
          <table:table-cell office:value-type="float" office:value="205445" calcext:value-type="float">
            <text:p>205445</text:p>
          </table:table-cell>
          <table:table-cell office:value-type="float" office:value="1" calcext:value-type="float">
            <text:p>1</text:p>
          </table:table-cell>
          <table:table-cell office:value-type="float" office:value="86.7268" calcext:value-type="float">
            <text:p>86.7268</text:p>
          </table:table-cell>
          <table:table-cell office:value-type="float" office:value="76.304" calcext:value-type="float">
            <text:p>76.304</text:p>
          </table:table-cell>
          <table:table-cell office:value-type="float" office:value="162378" calcext:value-type="float">
            <text:p>162378</text:p>
          </table:table-cell>
          <table:table-cell office:value-type="float" office:value="1" calcext:value-type="float">
            <text:p>1</text:p>
          </table:table-cell>
          <table:table-cell table:formula="of:=[.E27]-[.I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8x8_b</text:p>
          </table:table-cell>
          <table:table-cell office:value-type="float" office:value="205.296" calcext:value-type="float">
            <text:p>205.296</text:p>
          </table:table-cell>
          <table:table-cell office:value-type="float" office:value="73.949" calcext:value-type="float">
            <text:p>73.949</text:p>
          </table:table-cell>
          <table:table-cell office:value-type="float" office:value="357344" calcext:value-type="float">
            <text:p>357344</text:p>
          </table:table-cell>
          <table:table-cell office:value-type="float" office:value="1" calcext:value-type="float">
            <text:p>1</text:p>
          </table:table-cell>
          <table:table-cell office:value-type="float" office:value="193.403" calcext:value-type="float">
            <text:p>193.403</text:p>
          </table:table-cell>
          <table:table-cell office:value-type="float" office:value="75.369" calcext:value-type="float">
            <text:p>75.369</text:p>
          </table:table-cell>
          <table:table-cell office:value-type="float" office:value="315033" calcext:value-type="float">
            <text:p>315033</text:p>
          </table:table-cell>
          <table:table-cell office:value-type="float" office:value="1" calcext:value-type="float">
            <text:p>1</text:p>
          </table:table-cell>
          <table:table-cell table:formula="of:=[.E28]-[.I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8x8_c</text:p>
          </table:table-cell>
          <table:table-cell office:value-type="float" office:value="157.689" calcext:value-type="float">
            <text:p>157.689</text:p>
          </table:table-cell>
          <table:table-cell office:value-type="float" office:value="73.372" calcext:value-type="float">
            <text:p>73.372</text:p>
          </table:table-cell>
          <table:table-cell office:value-type="float" office:value="286959" calcext:value-type="float">
            <text:p>286959</text:p>
          </table:table-cell>
          <table:table-cell office:value-type="float" office:value="1" calcext:value-type="float">
            <text:p>1</text:p>
          </table:table-cell>
          <table:table-cell office:value-type="float" office:value="165.174" calcext:value-type="float">
            <text:p>165.174</text:p>
          </table:table-cell>
          <table:table-cell office:value-type="float" office:value="73.923" calcext:value-type="float">
            <text:p>73.923</text:p>
          </table:table-cell>
          <table:table-cell office:value-type="float" office:value="271571" calcext:value-type="float">
            <text:p>271571</text:p>
          </table:table-cell>
          <table:table-cell office:value-type="float" office:value="1" calcext:value-type="float">
            <text:p>1</text:p>
          </table:table-cell>
          <table:table-cell table:formula="of:=[.E29]-[.I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8x8_d</text:p>
          </table:table-cell>
          <table:table-cell office:value-type="float" office:value="608.628" calcext:value-type="float">
            <text:p>608.628</text:p>
          </table:table-cell>
          <table:table-cell office:value-type="float" office:value="72.294" calcext:value-type="float">
            <text:p>72.294</text:p>
          </table:table-cell>
          <table:table-cell office:value-type="float" office:value="1098591" calcext:value-type="float">
            <text:p>1098591</text:p>
          </table:table-cell>
          <table:table-cell office:value-type="float" office:value="0" calcext:value-type="float">
            <text:p>0</text:p>
          </table:table-cell>
          <table:table-cell office:value-type="float" office:value="638.527" calcext:value-type="float">
            <text:p>638.527</text:p>
          </table:table-cell>
          <table:table-cell office:value-type="float" office:value="73.243" calcext:value-type="float">
            <text:p>73.243</text:p>
          </table:table-cell>
          <table:table-cell office:value-type="float" office:value="1083896" calcext:value-type="float">
            <text:p>1083896</text:p>
          </table:table-cell>
          <table:table-cell office:value-type="float" office:value="0" calcext:value-type="float">
            <text:p>0</text:p>
          </table:table-cell>
          <table:table-cell table:formula="of:=[.E30]-[.I30]" office:value-type="float" office:value="0" calcext:value-type="float">
            <text:p>0</text:p>
          </table:table-cell>
        </table:table-row>
      </table:table>
      <table:table table:name="basic_vs_extension" table:style-name="ta1">
        <table:shapes>
          <draw:frame draw:z-index="0" draw:style-name="gr1" draw:text-style-name="P1" svg:width="297.49mm" svg:height="118.24mm" svg:x="2.41mm" svg:y="141.33mm">
            <draw:object draw:notify-on-update-of-ranges="basic_vs_extension.A2:basic_vs_extension.A30 basic_vs_extension.D1:basic_vs_extension.D1 basic_vs_extension.D2:basic_vs_extension.D30 basic_vs_extension.H1:basic_vs_extension.H1 basic_vs_extension.H2:basic_vs_extension.H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321.44mm" svg:height="117.42mm" svg:x="305.81mm" svg:y="141.33mm">
            <draw:object draw:notify-on-update-of-ranges="basic_vs_extension.A2:basic_vs_extension.A30 basic_vs_extension.B1:basic_vs_extension.B1 basic_vs_extension.B2:basic_vs_extension.B30 basic_vs_extension.F1:basic_vs_extension.F1 basic_vs_extension.F2:basic_vs_extension.F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default-cell-style-name="ce3"/>
        <table:table-column table:style-name="co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olver Solve Time (basic)</text:p>
          </table:table-cell>
          <table:table-cell table:style-name="ce1" office:value-type="string" calcext:value-type="string">
            <text:p>Savile Row Total Time (basic)</text:p>
          </table:table-cell>
          <table:table-cell table:style-name="ce1" office:value-type="string" calcext:value-type="string">
            <text:p>Solver Nodes (basic)</text:p>
          </table:table-cell>
          <table:table-cell table:style-name="ce1" office:value-type="string" calcext:value-type="string">
            <text:p>Solution Found (basic)</text:p>
          </table:table-cell>
          <table:table-cell table:style-name="ce1" office:value-type="string" calcext:value-type="string">
            <text:p>Solver Solve Time (extension)</text:p>
          </table:table-cell>
          <table:table-cell table:style-name="ce1" office:value-type="string" calcext:value-type="string">
            <text:p>Savile Row Total Time (extension)</text:p>
          </table:table-cell>
          <table:table-cell table:style-name="ce1" office:value-type="string" calcext:value-type="string">
            <text:p>Solver Nodes (extension)</text:p>
          </table:table-cell>
          <table:table-cell table:style-name="ce1" office:value-type="string" calcext:value-type="string">
            <text:p>Solution Found (extension)</text:p>
          </table:table-cell>
          <table:table-cell table:style-name="ce4" office:value-type="string" calcext:value-type="string">
            <text:p>Solutions Lost</text:p>
          </table:table-cell>
        </table:table-row>
        <table:table-row table:style-name="ro1">
          <table:table-cell office:value-type="string" calcext:value-type="string">
            <text:p>custom3x5_a</text:p>
          </table:table-cell>
          <table:table-cell office:value-type="float" office:value="0.041512" calcext:value-type="float">
            <text:p>0.041512</text:p>
          </table:table-cell>
          <table:table-cell office:value-type="float" office:value="0.485" calcext:value-type="float">
            <text:p>0.48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095637" calcext:value-type="float">
            <text:p>0.095637</text:p>
          </table:table-cell>
          <table:table-cell office:value-type="float" office:value="2.333" calcext:value-type="float">
            <text:p>2.333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formula="of:=[.E2]-[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3x5_b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434" calcext:value-type="float">
            <text:p>0.43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0.125839" calcext:value-type="float">
            <text:p>0.125839</text:p>
          </table:table-cell>
          <table:table-cell office:value-type="float" office:value="1.895" calcext:value-type="float">
            <text:p>1.895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table:formula="of:=[.E3]-[.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8x4_a</text:p>
          </table:table-cell>
          <table:table-cell office:value-type="float" office:value="0.127008" calcext:value-type="float">
            <text:p>0.127008</text:p>
          </table:table-cell>
          <table:table-cell office:value-type="float" office:value="1.178" calcext:value-type="float">
            <text:p>1.178</text:p>
          </table:table-cell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3.02655" calcext:value-type="float">
            <text:p>3.02655</text:p>
          </table:table-cell>
          <table:table-cell office:value-type="float" office:value="16.64" calcext:value-type="float">
            <text:p>16.64</text:p>
          </table:table-cell>
          <table:table-cell office:value-type="float" office:value="14377" calcext:value-type="float">
            <text:p>14377</text:p>
          </table:table-cell>
          <table:table-cell office:value-type="float" office:value="1" calcext:value-type="float">
            <text:p>1</text:p>
          </table:table-cell>
          <table:table-cell table:formula="of:=[.E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8x4_b</text:p>
          </table:table-cell>
          <table:table-cell office:value-type="float" office:value="0.054027" calcext:value-type="float">
            <text:p>0.054027</text:p>
          </table:table-cell>
          <table:table-cell office:value-type="float" office:value="1.362" calcext:value-type="float">
            <text:p>1.362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11.4977" calcext:value-type="float">
            <text:p>11.4977</text:p>
          </table:table-cell>
          <table:table-cell office:value-type="float" office:value="14.637" calcext:value-type="float">
            <text:p>14.637</text:p>
          </table:table-cell>
          <table:table-cell office:value-type="float" office:value="56876" calcext:value-type="float">
            <text:p>56876</text:p>
          </table:table-cell>
          <table:table-cell office:value-type="float" office:value="0" calcext:value-type="float">
            <text:p>0</text:p>
          </table:table-cell>
          <table:table-cell table:formula="of:=[.E5]-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2x2_a</text:p>
          </table:table-cell>
          <table:table-cell office:value-type="float" office:value="0.045696" calcext:value-type="float">
            <text:p>0.045696</text:p>
          </table:table-cell>
          <table:table-cell office:value-type="float" office:value="0.204" calcext:value-type="float">
            <text:p>0.2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42094" calcext:value-type="float">
            <text:p>0.042094</text:p>
          </table:table-cell>
          <table:table-cell office:value-type="float" office:value="0.365" calcext:value-type="float">
            <text:p>0.36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E6]-[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2x2_b</text:p>
          </table:table-cell>
          <table:table-cell office:value-type="float" office:value="0.046036" calcext:value-type="float">
            <text:p>0.046036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49904" calcext:value-type="float">
            <text:p>0.049904</text:p>
          </table:table-cell>
          <table:table-cell office:value-type="float" office:value="0.381" calcext:value-type="float">
            <text:p>0.3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7]-[.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2x2_c</text:p>
          </table:table-cell>
          <table:table-cell table:style-name="ce2" office:value-type="float" office:value="0.000004" calcext:value-type="float">
            <text:p>4.00E-06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4" calcext:value-type="float">
            <text:p>4.00E-06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]-[.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3x3_a</text:p>
          </table:table-cell>
          <table:table-cell office:value-type="float" office:value="0.046439" calcext:value-type="float">
            <text:p>0.046439</text:p>
          </table:table-cell>
          <table:table-cell office:value-type="float" office:value="0.475" calcext:value-type="float">
            <text:p>0.47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45069" calcext:value-type="float">
            <text:p>0.045069</text:p>
          </table:table-cell>
          <table:table-cell office:value-type="float" office:value="0.667" calcext:value-type="float">
            <text:p>0.667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E9]-[.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3x3_b</text:p>
          </table:table-cell>
          <table:table-cell office:value-type="float" office:value="0.053142" calcext:value-type="float">
            <text:p>0.053142</text:p>
          </table:table-cell>
          <table:table-cell office:value-type="float" office:value="0.547" calcext:value-type="float">
            <text:p>0.5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39846" calcext:value-type="float">
            <text:p>0.039846</text:p>
          </table:table-cell>
          <table:table-cell office:value-type="float" office:value="0.699" calcext:value-type="float">
            <text:p>0.69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E10]-[.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3x3_c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471" calcext:value-type="float">
            <text:p>0.47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04" calcext:value-type="float">
            <text:p>4.00E-06</text:p>
          </table:table-cell>
          <table:table-cell office:value-type="float" office:value="0.465" calcext:value-type="float">
            <text:p>0.4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]-[.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4x4_a</text:p>
          </table:table-cell>
          <table:table-cell office:value-type="float" office:value="0.052663" calcext:value-type="float">
            <text:p>0.052663</text:p>
          </table:table-cell>
          <table:table-cell office:value-type="float" office:value="1.33" calcext:value-type="float">
            <text:p>1.3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051853" calcext:value-type="float">
            <text:p>0.051853</text:p>
          </table:table-cell>
          <table:table-cell office:value-type="float" office:value="1.732" calcext:value-type="float">
            <text:p>1.73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E12]-[.I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4x4_b</text:p>
          </table:table-cell>
          <table:table-cell office:value-type="float" office:value="0.050327" calcext:value-type="float">
            <text:p>0.050327</text:p>
          </table:table-cell>
          <table:table-cell office:value-type="float" office:value="1.068" calcext:value-type="float">
            <text:p>1.06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06027" calcext:value-type="float">
            <text:p>0.06027</text:p>
          </table:table-cell>
          <table:table-cell office:value-type="float" office:value="2.353" calcext:value-type="float">
            <text:p>2.353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formula="of:=[.E13]-[.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4x4_c</text:p>
          </table:table-cell>
          <table:table-cell office:value-type="float" office:value="0.012324" calcext:value-type="float">
            <text:p>0.012324</text:p>
          </table:table-cell>
          <table:table-cell office:value-type="float" office:value="0.796" calcext:value-type="float">
            <text:p>0.796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0.517719" calcext:value-type="float">
            <text:p>0.517719</text:p>
          </table:table-cell>
          <table:table-cell office:value-type="float" office:value="1.982" calcext:value-type="float">
            <text:p>1.982</text:p>
          </table:table-cell>
          <table:table-cell office:value-type="float" office:value="4358" calcext:value-type="float">
            <text:p>4358</text:p>
          </table:table-cell>
          <table:table-cell office:value-type="float" office:value="0" calcext:value-type="float">
            <text:p>0</text:p>
          </table:table-cell>
          <table:table-cell table:formula="of:=[.E14]-[.I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5x5_a</text:p>
          </table:table-cell>
          <table:table-cell office:value-type="float" office:value="0.159952" calcext:value-type="float">
            <text:p>0.159952</text:p>
          </table:table-cell>
          <table:table-cell office:value-type="float" office:value="1.223" calcext:value-type="float">
            <text:p>1.223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  <table:table-cell office:value-type="float" office:value="0.518633" calcext:value-type="float">
            <text:p>0.518633</text:p>
          </table:table-cell>
          <table:table-cell office:value-type="float" office:value="6.586" calcext:value-type="float">
            <text:p>6.586</text:p>
          </table:table-cell>
          <table:table-cell office:value-type="float" office:value="2649" calcext:value-type="float">
            <text:p>2649</text:p>
          </table:table-cell>
          <table:table-cell office:value-type="float" office:value="1" calcext:value-type="float">
            <text:p>1</text:p>
          </table:table-cell>
          <table:table-cell table:formula="of:=[.E15]-[.I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5x5_b</text:p>
          </table:table-cell>
          <table:table-cell office:value-type="float" office:value="0.088321" calcext:value-type="float">
            <text:p>0.088321</text:p>
          </table:table-cell>
          <table:table-cell office:value-type="float" office:value="1.357" calcext:value-type="float">
            <text:p>1.357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office:value-type="float" office:value="8.20412" calcext:value-type="float">
            <text:p>8.20412</text:p>
          </table:table-cell>
          <table:table-cell office:value-type="float" office:value="5.63" calcext:value-type="float">
            <text:p>5.63</text:p>
          </table:table-cell>
          <table:table-cell office:value-type="float" office:value="49480" calcext:value-type="float">
            <text:p>49480</text:p>
          </table:table-cell>
          <table:table-cell office:value-type="float" office:value="0" calcext:value-type="float">
            <text:p>0</text:p>
          </table:table-cell>
          <table:table-cell table:formula="of:=[.E16]-[.I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6x6_a</text:p>
          </table:table-cell>
          <table:table-cell office:value-type="float" office:value="0.061837" calcext:value-type="float">
            <text:p>0.061837</text:p>
          </table:table-cell>
          <table:table-cell office:value-type="float" office:value="1.585" calcext:value-type="float">
            <text:p>1.585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1.58782" calcext:value-type="float">
            <text:p>1.58782</text:p>
          </table:table-cell>
          <table:table-cell office:value-type="float" office:value="15.949" calcext:value-type="float">
            <text:p>15.949</text:p>
          </table:table-cell>
          <table:table-cell office:value-type="float" office:value="5295" calcext:value-type="float">
            <text:p>5295</text:p>
          </table:table-cell>
          <table:table-cell office:value-type="float" office:value="1" calcext:value-type="float">
            <text:p>1</text:p>
          </table:table-cell>
          <table:table-cell table:formula="of:=[.E17]-[.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6x6_b</text:p>
          </table:table-cell>
          <table:table-cell office:value-type="float" office:value="0.080631" calcext:value-type="float">
            <text:p>0.080631</text:p>
          </table:table-cell>
          <table:table-cell office:value-type="float" office:value="1.605" calcext:value-type="float">
            <text:p>1.605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4.03329" calcext:value-type="float">
            <text:p>4.03329</text:p>
          </table:table-cell>
          <table:table-cell office:value-type="float" office:value="24.036" calcext:value-type="float">
            <text:p>24.036</text:p>
          </table:table-cell>
          <table:table-cell office:value-type="float" office:value="13623" calcext:value-type="float">
            <text:p>13623</text:p>
          </table:table-cell>
          <table:table-cell office:value-type="float" office:value="1" calcext:value-type="float">
            <text:p>1</text:p>
          </table:table-cell>
          <table:table-cell table:formula="of:=[.E18]-[.I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6x6_c</text:p>
          </table:table-cell>
          <table:table-cell office:value-type="float" office:value="0.123958" calcext:value-type="float">
            <text:p>0.123958</text:p>
          </table:table-cell>
          <table:table-cell office:value-type="float" office:value="1.336" calcext:value-type="float">
            <text:p>1.336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office:value-type="float" office:value="4.07742" calcext:value-type="float">
            <text:p>4.07742</text:p>
          </table:table-cell>
          <table:table-cell office:value-type="float" office:value="19.801" calcext:value-type="float">
            <text:p>19.801</text:p>
          </table:table-cell>
          <table:table-cell office:value-type="float" office:value="13765" calcext:value-type="float">
            <text:p>13765</text:p>
          </table:table-cell>
          <table:table-cell office:value-type="float" office:value="1" calcext:value-type="float">
            <text:p>1</text:p>
          </table:table-cell>
          <table:table-cell table:formula="of:=[.E19]-[.I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6x6_d</text:p>
          </table:table-cell>
          <table:table-cell office:value-type="float" office:value="0.108714" calcext:value-type="float">
            <text:p>0.108714</text:p>
          </table:table-cell>
          <table:table-cell office:value-type="float" office:value="1.385" calcext:value-type="float">
            <text:p>1.385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7.25688" calcext:value-type="float">
            <text:p>7.25688</text:p>
          </table:table-cell>
          <table:table-cell office:value-type="float" office:value="18.053" calcext:value-type="float">
            <text:p>18.053</text:p>
          </table:table-cell>
          <table:table-cell office:value-type="float" office:value="24594" calcext:value-type="float">
            <text:p>24594</text:p>
          </table:table-cell>
          <table:table-cell office:value-type="float" office:value="1" calcext:value-type="float">
            <text:p>1</text:p>
          </table:table-cell>
          <table:table-cell table:formula="of:=[.E20]-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7x7_a</text:p>
          </table:table-cell>
          <table:table-cell office:value-type="float" office:value="0.061571" calcext:value-type="float">
            <text:p>0.061571</text:p>
          </table:table-cell>
          <table:table-cell office:value-type="float" office:value="2.75" calcext:value-type="float">
            <text:p>2.7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.84222" calcext:value-type="float">
            <text:p>2.84222</text:p>
          </table:table-cell>
          <table:table-cell office:value-type="float" office:value="50.477" calcext:value-type="float">
            <text:p>50.477</text:p>
          </table:table-cell>
          <table:table-cell office:value-type="float" office:value="7235" calcext:value-type="float">
            <text:p>7235</text:p>
          </table:table-cell>
          <table:table-cell office:value-type="float" office:value="1" calcext:value-type="float">
            <text:p>1</text:p>
          </table:table-cell>
          <table:table-cell table:formula="of:=[.E21]-[.I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7x7_b</text:p>
          </table:table-cell>
          <table:table-cell office:value-type="float" office:value="0.065727" calcext:value-type="float">
            <text:p>0.065727</text:p>
          </table:table-cell>
          <table:table-cell office:value-type="float" office:value="2.696" calcext:value-type="float">
            <text:p>2.696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7.73823" calcext:value-type="float">
            <text:p>7.73823</text:p>
          </table:table-cell>
          <table:table-cell office:value-type="float" office:value="64.747" calcext:value-type="float">
            <text:p>64.747</text:p>
          </table:table-cell>
          <table:table-cell office:value-type="float" office:value="19158" calcext:value-type="float">
            <text:p>19158</text:p>
          </table:table-cell>
          <table:table-cell office:value-type="float" office:value="1" calcext:value-type="float">
            <text:p>1</text:p>
          </table:table-cell>
          <table:table-cell table:formula="of:=[.E22]-[.I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7x7_c</text:p>
          </table:table-cell>
          <table:table-cell office:value-type="float" office:value="0.732495" calcext:value-type="float">
            <text:p>0.732495</text:p>
          </table:table-cell>
          <table:table-cell office:value-type="float" office:value="2.466" calcext:value-type="float">
            <text:p>2.466</text:p>
          </table:table-cell>
          <table:table-cell office:value-type="float" office:value="6070" calcext:value-type="float">
            <text:p>6070</text:p>
          </table:table-cell>
          <table:table-cell office:value-type="float" office:value="1" calcext:value-type="float">
            <text:p>1</text:p>
          </table:table-cell>
          <table:table-cell office:value-type="float" office:value="41.0621" calcext:value-type="float">
            <text:p>41.0621</text:p>
          </table:table-cell>
          <table:table-cell office:value-type="float" office:value="58.399" calcext:value-type="float">
            <text:p>58.399</text:p>
          </table:table-cell>
          <table:table-cell office:value-type="float" office:value="109455" calcext:value-type="float">
            <text:p>109455</text:p>
          </table:table-cell>
          <table:table-cell office:value-type="float" office:value="1" calcext:value-type="float">
            <text:p>1</text:p>
          </table:table-cell>
          <table:table-cell table:formula="of:=[.E23]-[.I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7x7_d</text:p>
          </table:table-cell>
          <table:table-cell office:value-type="float" office:value="0.858584" calcext:value-type="float">
            <text:p>0.858584</text:p>
          </table:table-cell>
          <table:table-cell office:value-type="float" office:value="2.454" calcext:value-type="float">
            <text:p>2.454</text:p>
          </table:table-cell>
          <table:table-cell office:value-type="float" office:value="7682" calcext:value-type="float">
            <text:p>7682</text:p>
          </table:table-cell>
          <table:table-cell office:value-type="float" office:value="1" calcext:value-type="float">
            <text:p>1</text:p>
          </table:table-cell>
          <table:table-cell office:value-type="float" office:value="68.6202" calcext:value-type="float">
            <text:p>68.6202</text:p>
          </table:table-cell>
          <table:table-cell office:value-type="float" office:value="55.617" calcext:value-type="float">
            <text:p>55.617</text:p>
          </table:table-cell>
          <table:table-cell office:value-type="float" office:value="178143" calcext:value-type="float">
            <text:p>178143</text:p>
          </table:table-cell>
          <table:table-cell office:value-type="float" office:value="1" calcext:value-type="float">
            <text:p>1</text:p>
          </table:table-cell>
          <table:table-cell table:formula="of:=[.E24]-[.I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7x7_e</text:p>
          </table:table-cell>
          <table:table-cell office:value-type="float" office:value="1.07133" calcext:value-type="float">
            <text:p>1.07133</text:p>
          </table:table-cell>
          <table:table-cell office:value-type="float" office:value="2.152" calcext:value-type="float">
            <text:p>2.152</text:p>
          </table:table-cell>
          <table:table-cell office:value-type="float" office:value="9922" calcext:value-type="float">
            <text:p>9922</text:p>
          </table:table-cell>
          <table:table-cell office:value-type="float" office:value="1" calcext:value-type="float">
            <text:p>1</text:p>
          </table:table-cell>
          <table:table-cell office:value-type="float" office:value="108.487" calcext:value-type="float">
            <text:p>108.487</text:p>
          </table:table-cell>
          <table:table-cell office:value-type="float" office:value="51.889" calcext:value-type="float">
            <text:p>51.889</text:p>
          </table:table-cell>
          <table:table-cell office:value-type="float" office:value="275188" calcext:value-type="float">
            <text:p>275188</text:p>
          </table:table-cell>
          <table:table-cell office:value-type="float" office:value="1" calcext:value-type="float">
            <text:p>1</text:p>
          </table:table-cell>
          <table:table-cell table:formula="of:=[.E25]-[.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7x7_f</text:p>
          </table:table-cell>
          <table:table-cell office:value-type="float" office:value="1.10975" calcext:value-type="float">
            <text:p>1.10975</text:p>
          </table:table-cell>
          <table:table-cell office:value-type="float" office:value="2.042" calcext:value-type="float">
            <text:p>2.042</text:p>
          </table:table-cell>
          <table:table-cell office:value-type="float" office:value="12739" calcext:value-type="float">
            <text:p>12739</text:p>
          </table:table-cell>
          <table:table-cell office:value-type="float" office:value="0" calcext:value-type="float">
            <text:p>0</text:p>
          </table:table-cell>
          <table:table-cell office:value-type="float" office:value="366.797" calcext:value-type="float">
            <text:p>366.797</text:p>
          </table:table-cell>
          <table:table-cell office:value-type="float" office:value="46.116" calcext:value-type="float">
            <text:p>46.116</text:p>
          </table:table-cell>
          <table:table-cell office:value-type="float" office:value="1001783" calcext:value-type="float">
            <text:p>1001783</text:p>
          </table:table-cell>
          <table:table-cell office:value-type="float" office:value="0" calcext:value-type="float">
            <text:p>0</text:p>
          </table:table-cell>
          <table:table-cell table:formula="of:=[.E26]-[.I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8x8_a</text:p>
          </table:table-cell>
          <table:table-cell office:value-type="float" office:value="1.34853" calcext:value-type="float">
            <text:p>1.34853</text:p>
          </table:table-cell>
          <table:table-cell office:value-type="float" office:value="3.761" calcext:value-type="float">
            <text:p>3.761</text:p>
          </table:table-cell>
          <table:table-cell office:value-type="float" office:value="6643" calcext:value-type="float">
            <text:p>6643</text:p>
          </table:table-cell>
          <table:table-cell office:value-type="float" office:value="1" calcext:value-type="float">
            <text:p>1</text:p>
          </table:table-cell>
          <table:table-cell office:value-type="float" office:value="109.359" calcext:value-type="float">
            <text:p>109.359</text:p>
          </table:table-cell>
          <table:table-cell office:value-type="float" office:value="76.141" calcext:value-type="float">
            <text:p>76.141</text:p>
          </table:table-cell>
          <table:table-cell office:value-type="float" office:value="205445" calcext:value-type="float">
            <text:p>205445</text:p>
          </table:table-cell>
          <table:table-cell office:value-type="float" office:value="1" calcext:value-type="float">
            <text:p>1</text:p>
          </table:table-cell>
          <table:table-cell table:formula="of:=[.E27]-[.I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8x8_b</text:p>
          </table:table-cell>
          <table:table-cell office:value-type="float" office:value="1.52971" calcext:value-type="float">
            <text:p>1.52971</text:p>
          </table:table-cell>
          <table:table-cell office:value-type="float" office:value="3.183" calcext:value-type="float">
            <text:p>3.183</text:p>
          </table:table-cell>
          <table:table-cell office:value-type="float" office:value="11178" calcext:value-type="float">
            <text:p>11178</text:p>
          </table:table-cell>
          <table:table-cell office:value-type="float" office:value="1" calcext:value-type="float">
            <text:p>1</text:p>
          </table:table-cell>
          <table:table-cell office:value-type="float" office:value="205.296" calcext:value-type="float">
            <text:p>205.296</text:p>
          </table:table-cell>
          <table:table-cell office:value-type="float" office:value="73.949" calcext:value-type="float">
            <text:p>73.949</text:p>
          </table:table-cell>
          <table:table-cell office:value-type="float" office:value="357344" calcext:value-type="float">
            <text:p>357344</text:p>
          </table:table-cell>
          <table:table-cell office:value-type="float" office:value="1" calcext:value-type="float">
            <text:p>1</text:p>
          </table:table-cell>
          <table:table-cell table:formula="of:=[.E28]-[.I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8x8_c</text:p>
          </table:table-cell>
          <table:table-cell office:value-type="float" office:value="1.28676" calcext:value-type="float">
            <text:p>1.28676</text:p>
          </table:table-cell>
          <table:table-cell office:value-type="float" office:value="3.202" calcext:value-type="float">
            <text:p>3.202</text:p>
          </table:table-cell>
          <table:table-cell office:value-type="float" office:value="9326" calcext:value-type="float">
            <text:p>9326</text:p>
          </table:table-cell>
          <table:table-cell office:value-type="float" office:value="1" calcext:value-type="float">
            <text:p>1</text:p>
          </table:table-cell>
          <table:table-cell office:value-type="float" office:value="157.689" calcext:value-type="float">
            <text:p>157.689</text:p>
          </table:table-cell>
          <table:table-cell office:value-type="float" office:value="73.372" calcext:value-type="float">
            <text:p>73.372</text:p>
          </table:table-cell>
          <table:table-cell office:value-type="float" office:value="286959" calcext:value-type="float">
            <text:p>286959</text:p>
          </table:table-cell>
          <table:table-cell office:value-type="float" office:value="1" calcext:value-type="float">
            <text:p>1</text:p>
          </table:table-cell>
          <table:table-cell table:formula="of:=[.E29]-[.I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8x8_d</text:p>
          </table:table-cell>
          <table:table-cell office:value-type="float" office:value="1.44002" calcext:value-type="float">
            <text:p>1.44002</text:p>
          </table:table-cell>
          <table:table-cell office:value-type="float" office:value="2.786" calcext:value-type="float">
            <text:p>2.786</text:p>
          </table:table-cell>
          <table:table-cell office:value-type="float" office:value="10599" calcext:value-type="float">
            <text:p>10599</text:p>
          </table:table-cell>
          <table:table-cell office:value-type="float" office:value="0" calcext:value-type="float">
            <text:p>0</text:p>
          </table:table-cell>
          <table:table-cell office:value-type="float" office:value="608.628" calcext:value-type="float">
            <text:p>608.628</text:p>
          </table:table-cell>
          <table:table-cell office:value-type="float" office:value="72.294" calcext:value-type="float">
            <text:p>72.294</text:p>
          </table:table-cell>
          <table:table-cell office:value-type="float" office:value="1098591" calcext:value-type="float">
            <text:p>1098591</text:p>
          </table:table-cell>
          <table:table-cell office:value-type="float" office:value="0" calcext:value-type="float">
            <text:p>0</text:p>
          </table:table-cell>
          <table:table-cell table:formula="of:=[.E30]-[.I30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noFlags.A2:noFlags.E3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O3.A2:O3.E3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2.A2:S2.E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O3_S2.A2:O3_S2.E2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increasedMinimum.A2:increasedMinimum.E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1:44:28.213879847</meta:creation-date>
    <dc:date>2019-03-11T13:43:32.874431278</dc:date>
    <meta:editing-duration>PT1H45M5S</meta:editing-duration>
    <meta:editing-cycles>33</meta:editing-cycles>
    <meta:generator>LibreOffice/6.1.5.2$Linux_X86_64 LibreOffice_project/10$Build-2</meta:generator>
    <meta:document-statistic meta:table-count="7" meta:cell-count="1310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857cm" svg:height="13.21cm" xlink:href=".." xlink:type="simple" chart:class="chart:line" chart:style-name="ch1">
        <chart:title svg:x="16.413cm" svg:y="0.4cm" chart:style-name="ch2">
          <text:p>Extension No Flags</text:p>
        </chart:title>
        <chart:legend chart:legend-position="bottom" svg:x="14.145cm" svg:y="12.611cm" style:legend-expansion="wide" chart:style-name="ch3"/>
        <chart:plot-area chart:style-name="ch4" table:cell-range-address="noFlags.A1:noFlags.C30" chart:data-source-has-labels="both" svg:x="1.748cm" svg:y="1.443cm" svg:width="34.372cm" svg:height="10.72cm">
          <chartooo:coordinate-region svg:x="2.555cm" svg:y="1.443cm" svg:width="32.629cm" svg:height="8.418cm"/>
          <chart:axis chart:dimension="x" chart:name="primary-x" chart:style-name="ch5" chartooo:axis-type="auto">
            <chartooo:date-scale/>
            <chart:categories table:cell-range-address="noFlags.A2:noFlags.A30"/>
          </chart:axis>
          <chart:axis chart:dimension="y" chart:name="primary-y" chart:style-name="ch5">
            <chart:title svg:x="0.451cm" svg:y="7.217cm" chart:style-name="ch6">
              <text:p>Time</text:p>
            </chart:title>
            <chart:grid chart:style-name="ch7" chart:class="major"/>
          </chart:axis>
          <chart:series chart:style-name="ch8" chart:values-cell-range-address="noFlags.B2:noFlags.B30" chart:label-cell-address="noFlags.B1:noFlags.B1" chart:class="chart:line">
            <chart:data-point chart:repeated="29"/>
          </chart:series>
          <chart:series chart:style-name="ch9" chart:values-cell-range-address="noFlags.C2:noFlags.C30" chart:label-cell-address="noFlags.C1:noFlags.C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ver Solve Time</text:p>
                <draw:g>
                  <svg:desc>noFlags.B1:noFlags.B1</svg:desc>
                </draw:g>
              </table:table-cell>
              <table:table-cell office:value-type="string">
                <text:p>Savile Row Total Time</text:p>
                <draw:g>
                  <svg:desc>noFlags.C1:noFlag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stom3x5_a</text:p>
                <draw:g>
                  <svg:desc>noFlags.A2:noFlags.A30</svg:desc>
                </draw:g>
              </table:table-cell>
              <table:table-cell office:value-type="float" office:value="0.095637">
                <text:p>0.095637</text:p>
                <draw:g>
                  <svg:desc>noFlags.B2:noFlags.B30</svg:desc>
                </draw:g>
              </table:table-cell>
              <table:table-cell office:value-type="float" office:value="2.333">
                <text:p>2.333</text:p>
                <draw:g>
                  <svg:desc>noFlags.C2:noFlags.C30</svg:desc>
                </draw:g>
              </table:table-cell>
            </table:table-row>
            <table:table-row>
              <table:table-cell office:value-type="string">
                <text:p>custom3x5_b</text:p>
              </table:table-cell>
              <table:table-cell office:value-type="float" office:value="0.125839">
                <text:p>0.125839</text:p>
              </table:table-cell>
              <table:table-cell office:value-type="float" office:value="1.895">
                <text:p>1.895</text:p>
              </table:table-cell>
            </table:table-row>
            <table:table-row>
              <table:table-cell office:value-type="string">
                <text:p>custom8x4_a</text:p>
              </table:table-cell>
              <table:table-cell office:value-type="float" office:value="3.02655">
                <text:p>3.02655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custom8x4_b</text:p>
              </table:table-cell>
              <table:table-cell office:value-type="float" office:value="11.4977">
                <text:p>11.4977</text:p>
              </table:table-cell>
              <table:table-cell office:value-type="float" office:value="14.637">
                <text:p>14.637</text:p>
              </table:table-cell>
            </table:table-row>
            <table:table-row>
              <table:table-cell office:value-type="string">
                <text:p>instance2x2_a</text:p>
              </table:table-cell>
              <table:table-cell office:value-type="float" office:value="0.042094">
                <text:p>0.042094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instance2x2_b</text:p>
              </table:table-cell>
              <table:table-cell office:value-type="float" office:value="0.049904">
                <text:p>0.049904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instance2x2_c</text:p>
              </table:table-cell>
              <table:table-cell office:value-type="float" office:value="0.000004">
                <text:p>0.000004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instance3x3_a</text:p>
              </table:table-cell>
              <table:table-cell office:value-type="float" office:value="0.045069">
                <text:p>0.045069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instance3x3_b</text:p>
              </table:table-cell>
              <table:table-cell office:value-type="float" office:value="0.039846">
                <text:p>0.039846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instance3x3_c</text:p>
              </table:table-cell>
              <table:table-cell office:value-type="float" office:value="0.000004">
                <text:p>0.000004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instance4x4_a</text:p>
              </table:table-cell>
              <table:table-cell office:value-type="float" office:value="0.051853">
                <text:p>0.051853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string">
                <text:p>instance4x4_b</text:p>
              </table:table-cell>
              <table:table-cell office:value-type="float" office:value="0.06027">
                <text:p>0.06027</text:p>
              </table:table-cell>
              <table:table-cell office:value-type="float" office:value="2.353">
                <text:p>2.353</text:p>
              </table:table-cell>
            </table:table-row>
            <table:table-row>
              <table:table-cell office:value-type="string">
                <text:p>instance4x4_c</text:p>
              </table:table-cell>
              <table:table-cell office:value-type="float" office:value="0.517719">
                <text:p>0.517719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instance5x5_a</text:p>
              </table:table-cell>
              <table:table-cell office:value-type="float" office:value="0.518633">
                <text:p>0.518633</text:p>
              </table:table-cell>
              <table:table-cell office:value-type="float" office:value="6.586">
                <text:p>6.586</text:p>
              </table:table-cell>
            </table:table-row>
            <table:table-row>
              <table:table-cell office:value-type="string">
                <text:p>instance5x5_b</text:p>
              </table:table-cell>
              <table:table-cell office:value-type="float" office:value="8.20412">
                <text:p>8.20412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instance6x6_a</text:p>
              </table:table-cell>
              <table:table-cell office:value-type="float" office:value="1.58782">
                <text:p>1.58782</text:p>
              </table:table-cell>
              <table:table-cell office:value-type="float" office:value="15.949">
                <text:p>15.949</text:p>
              </table:table-cell>
            </table:table-row>
            <table:table-row>
              <table:table-cell office:value-type="string">
                <text:p>instance6x6_b</text:p>
              </table:table-cell>
              <table:table-cell office:value-type="float" office:value="4.03329">
                <text:p>4.03329</text:p>
              </table:table-cell>
              <table:table-cell office:value-type="float" office:value="24.036">
                <text:p>24.036</text:p>
              </table:table-cell>
            </table:table-row>
            <table:table-row>
              <table:table-cell office:value-type="string">
                <text:p>instance6x6_c</text:p>
              </table:table-cell>
              <table:table-cell office:value-type="float" office:value="4.07742">
                <text:p>4.07742</text:p>
              </table:table-cell>
              <table:table-cell office:value-type="float" office:value="19.801">
                <text:p>19.801</text:p>
              </table:table-cell>
            </table:table-row>
            <table:table-row>
              <table:table-cell office:value-type="string">
                <text:p>instance6x6_d</text:p>
              </table:table-cell>
              <table:table-cell office:value-type="float" office:value="7.25688">
                <text:p>7.25688</text:p>
              </table:table-cell>
              <table:table-cell office:value-type="float" office:value="18.053">
                <text:p>18.053</text:p>
              </table:table-cell>
            </table:table-row>
            <table:table-row>
              <table:table-cell office:value-type="string">
                <text:p>instance7x7_a</text:p>
              </table:table-cell>
              <table:table-cell office:value-type="float" office:value="2.84222">
                <text:p>2.84222</text:p>
              </table:table-cell>
              <table:table-cell office:value-type="float" office:value="50.477">
                <text:p>50.477</text:p>
              </table:table-cell>
            </table:table-row>
            <table:table-row>
              <table:table-cell office:value-type="string">
                <text:p>instance7x7_b</text:p>
              </table:table-cell>
              <table:table-cell office:value-type="float" office:value="7.73823">
                <text:p>7.73823</text:p>
              </table:table-cell>
              <table:table-cell office:value-type="float" office:value="64.747">
                <text:p>64.747</text:p>
              </table:table-cell>
            </table:table-row>
            <table:table-row>
              <table:table-cell office:value-type="string">
                <text:p>instance7x7_c</text:p>
              </table:table-cell>
              <table:table-cell office:value-type="float" office:value="41.0621">
                <text:p>41.0621</text:p>
              </table:table-cell>
              <table:table-cell office:value-type="float" office:value="58.399">
                <text:p>58.399</text:p>
              </table:table-cell>
            </table:table-row>
            <table:table-row>
              <table:table-cell office:value-type="string">
                <text:p>instance7x7_d</text:p>
              </table:table-cell>
              <table:table-cell office:value-type="float" office:value="68.6202">
                <text:p>68.6202</text:p>
              </table:table-cell>
              <table:table-cell office:value-type="float" office:value="55.617">
                <text:p>55.617</text:p>
              </table:table-cell>
            </table:table-row>
            <table:table-row>
              <table:table-cell office:value-type="string">
                <text:p>instance7x7_e</text:p>
              </table:table-cell>
              <table:table-cell office:value-type="float" office:value="108.487">
                <text:p>108.487</text:p>
              </table:table-cell>
              <table:table-cell office:value-type="float" office:value="51.889">
                <text:p>51.889</text:p>
              </table:table-cell>
            </table:table-row>
            <table:table-row>
              <table:table-cell office:value-type="string">
                <text:p>instance7x7_f</text:p>
              </table:table-cell>
              <table:table-cell office:value-type="float" office:value="366.797">
                <text:p>366.797</text:p>
              </table:table-cell>
              <table:table-cell office:value-type="float" office:value="46.116">
                <text:p>46.116</text:p>
              </table:table-cell>
            </table:table-row>
            <table:table-row>
              <table:table-cell office:value-type="string">
                <text:p>instance8x8_a</text:p>
              </table:table-cell>
              <table:table-cell office:value-type="float" office:value="109.359">
                <text:p>109.359</text:p>
              </table:table-cell>
              <table:table-cell office:value-type="float" office:value="76.141">
                <text:p>76.141</text:p>
              </table:table-cell>
            </table:table-row>
            <table:table-row>
              <table:table-cell office:value-type="string">
                <text:p>instance8x8_b</text:p>
              </table:table-cell>
              <table:table-cell office:value-type="float" office:value="205.296">
                <text:p>205.296</text:p>
              </table:table-cell>
              <table:table-cell office:value-type="float" office:value="73.949">
                <text:p>73.949</text:p>
              </table:table-cell>
            </table:table-row>
            <table:table-row>
              <table:table-cell office:value-type="string">
                <text:p>instance8x8_c</text:p>
              </table:table-cell>
              <table:table-cell office:value-type="float" office:value="157.689">
                <text:p>157.689</text:p>
              </table:table-cell>
              <table:table-cell office:value-type="float" office:value="73.372">
                <text:p>73.372</text:p>
              </table:table-cell>
            </table:table-row>
            <table:table-row>
              <table:table-cell office:value-type="string">
                <text:p>instance8x8_d</text:p>
              </table:table-cell>
              <table:table-cell office:value-type="float" office:value="608.628">
                <text:p>608.628</text:p>
              </table:table-cell>
              <table:table-cell office:value-type="float" office:value="72.294">
                <text:p>72.2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731cm" svg:height="12.595cm" xlink:href=".." xlink:type="simple" chart:class="chart:line" chart:style-name="ch1">
        <chart:title svg:x="10.805cm" svg:y="0.387cm" chart:style-name="ch2">
          <text:p>Heuristic Comparisson (to 7b)</text:p>
        </chart:title>
        <chart:legend chart:legend-position="bottom" svg:x="8.352cm" svg:y="11.996cm" style:legend-expansion="wide" chart:style-name="ch3"/>
        <chart:plot-area chart:style-name="ch4" table:cell-range-address="heuristicComparisson.A1:heuristicComparisson.B22 heuristicComparisson.F1:heuristicComparisson.F22" chart:data-source-has-labels="both" svg:x="1.565cm" svg:y="1.417cm" svg:width="25.612cm" svg:height="10.144cm">
          <chartooo:coordinate-region svg:x="2.001cm" svg:y="1.417cm" svg:width="23.869cm" svg:height="7.842cm"/>
          <chart:axis chart:dimension="x" chart:name="primary-x" chart:style-name="ch5" chartooo:axis-type="auto">
            <chartooo:date-scale/>
            <chart:categories table:cell-range-address="heuristicComparisson.A2:heuristicComparisson.A22"/>
          </chart:axis>
          <chart:axis chart:dimension="y" chart:name="primary-y" chart:style-name="ch5">
            <chart:title svg:x="0.451cm" svg:y="6.903cm" chart:style-name="ch6">
              <text:p>Time</text:p>
            </chart:title>
            <chart:grid chart:style-name="ch7" chart:class="major"/>
          </chart:axis>
          <chart:series chart:style-name="ch8" chart:values-cell-range-address="heuristicComparisson.B2:heuristicComparisson.B22" chart:label-cell-address="heuristicComparisson.B1:heuristicComparisson.B1" chart:class="chart:line">
            <chart:data-point chart:repeated="21"/>
          </chart:series>
          <chart:series chart:style-name="ch9" chart:values-cell-range-address="heuristicComparisson.F2:heuristicComparisson.F22" chart:label-cell-address="heuristicComparisson.F1:heuristicComparisson.F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ver Solve Time (low Min)</text:p>
                <draw:g>
                  <svg:desc>heuristicComparisson.B1:heuristicComparisson.B1</svg:desc>
                </draw:g>
              </table:table-cell>
              <table:table-cell office:value-type="string">
                <text:p>Solver Solve Time (high Min)</text:p>
                <draw:g>
                  <svg:desc>heuristicComparisson.F1:heuristicCompariss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stom3x5_a</text:p>
                <draw:g>
                  <svg:desc>heuristicComparisson.A2:heuristicComparisson.A22</svg:desc>
                </draw:g>
              </table:table-cell>
              <table:table-cell office:value-type="float" office:value="0.095637">
                <text:p>0.095637</text:p>
                <draw:g>
                  <svg:desc>heuristicComparisson.B2:heuristicComparisson.B22</svg:desc>
                </draw:g>
              </table:table-cell>
              <table:table-cell office:value-type="float" office:value="0.041019">
                <text:p>0.041019</text:p>
                <draw:g>
                  <svg:desc>heuristicComparisson.F2:heuristicComparisson.F22</svg:desc>
                </draw:g>
              </table:table-cell>
            </table:table-row>
            <table:table-row>
              <table:table-cell office:value-type="string">
                <text:p>custom3x5_b</text:p>
              </table:table-cell>
              <table:table-cell office:value-type="float" office:value="0.125839">
                <text:p>0.125839</text:p>
              </table:table-cell>
              <table:table-cell office:value-type="float" office:value="0.100566">
                <text:p>0.100566</text:p>
              </table:table-cell>
            </table:table-row>
            <table:table-row>
              <table:table-cell office:value-type="string">
                <text:p>custom8x4_a</text:p>
              </table:table-cell>
              <table:table-cell office:value-type="float" office:value="3.02655">
                <text:p>3.02655</text:p>
              </table:table-cell>
              <table:table-cell office:value-type="float" office:value="2.59843">
                <text:p>2.59843</text:p>
              </table:table-cell>
            </table:table-row>
            <table:table-row>
              <table:table-cell office:value-type="string">
                <text:p>custom8x4_b</text:p>
              </table:table-cell>
              <table:table-cell office:value-type="float" office:value="11.4977">
                <text:p>11.4977</text:p>
              </table:table-cell>
              <table:table-cell office:value-type="float" office:value="10.6626">
                <text:p>10.6626</text:p>
              </table:table-cell>
            </table:table-row>
            <table:table-row>
              <table:table-cell office:value-type="string">
                <text:p>instance2x2_a</text:p>
              </table:table-cell>
              <table:table-cell office:value-type="float" office:value="0.042094">
                <text:p>0.04209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instance2x2_b</text:p>
              </table:table-cell>
              <table:table-cell office:value-type="float" office:value="0.049904">
                <text:p>0.0499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instance2x2_c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3x3_a</text:p>
              </table:table-cell>
              <table:table-cell office:value-type="float" office:value="0.045069">
                <text:p>0.045069</text:p>
              </table:table-cell>
              <table:table-cell office:value-type="float" office:value="0.044226">
                <text:p>0.044226</text:p>
              </table:table-cell>
            </table:table-row>
            <table:table-row>
              <table:table-cell office:value-type="string">
                <text:p>instance3x3_b</text:p>
              </table:table-cell>
              <table:table-cell office:value-type="float" office:value="0.039846">
                <text:p>0.039846</text:p>
              </table:table-cell>
              <table:table-cell office:value-type="float" office:value="0.020583">
                <text:p>0.020583</text:p>
              </table:table-cell>
            </table:table-row>
            <table:table-row>
              <table:table-cell office:value-type="string">
                <text:p>instance3x3_c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instance4x4_a</text:p>
              </table:table-cell>
              <table:table-cell office:value-type="float" office:value="0.051853">
                <text:p>0.051853</text:p>
              </table:table-cell>
              <table:table-cell office:value-type="float" office:value="0.749878">
                <text:p>0.749878</text:p>
              </table:table-cell>
            </table:table-row>
            <table:table-row>
              <table:table-cell office:value-type="string">
                <text:p>instance4x4_b</text:p>
              </table:table-cell>
              <table:table-cell office:value-type="float" office:value="0.06027">
                <text:p>0.06027</text:p>
              </table:table-cell>
              <table:table-cell office:value-type="float" office:value="0.100639">
                <text:p>0.100639</text:p>
              </table:table-cell>
            </table:table-row>
            <table:table-row>
              <table:table-cell office:value-type="string">
                <text:p>instance4x4_c</text:p>
              </table:table-cell>
              <table:table-cell office:value-type="float" office:value="0.517719">
                <text:p>0.517719</text:p>
              </table:table-cell>
              <table:table-cell office:value-type="float" office:value="0.320855">
                <text:p>0.320855</text:p>
              </table:table-cell>
            </table:table-row>
            <table:table-row>
              <table:table-cell office:value-type="string">
                <text:p>instance5x5_a</text:p>
              </table:table-cell>
              <table:table-cell office:value-type="float" office:value="0.518633">
                <text:p>0.518633</text:p>
              </table:table-cell>
              <table:table-cell office:value-type="float" office:value="8.91598">
                <text:p>8.91598</text:p>
              </table:table-cell>
            </table:table-row>
            <table:table-row>
              <table:table-cell office:value-type="string">
                <text:p>instance5x5_b</text:p>
              </table:table-cell>
              <table:table-cell office:value-type="float" office:value="8.20412">
                <text:p>8.20412</text:p>
              </table:table-cell>
              <table:table-cell office:value-type="float" office:value="7.89193">
                <text:p>7.89193</text:p>
              </table:table-cell>
            </table:table-row>
            <table:table-row>
              <table:table-cell office:value-type="string">
                <text:p>instance6x6_a</text:p>
              </table:table-cell>
              <table:table-cell office:value-type="float" office:value="1.58782">
                <text:p>1.58782</text:p>
              </table:table-cell>
              <table:table-cell office:value-type="float" office:value="0.1935">
                <text:p>0.1935</text:p>
              </table:table-cell>
            </table:table-row>
            <table:table-row>
              <table:table-cell office:value-type="string">
                <text:p>instance6x6_b</text:p>
              </table:table-cell>
              <table:table-cell office:value-type="float" office:value="4.03329">
                <text:p>4.03329</text:p>
              </table:table-cell>
              <table:table-cell office:value-type="float" office:value="1.60864">
                <text:p>1.60864</text:p>
              </table:table-cell>
            </table:table-row>
            <table:table-row>
              <table:table-cell office:value-type="string">
                <text:p>instance6x6_c</text:p>
              </table:table-cell>
              <table:table-cell office:value-type="float" office:value="4.07742">
                <text:p>4.07742</text:p>
              </table:table-cell>
              <table:table-cell office:value-type="float" office:value="3.42872">
                <text:p>3.42872</text:p>
              </table:table-cell>
            </table:table-row>
            <table:table-row>
              <table:table-cell office:value-type="string">
                <text:p>instance6x6_d</text:p>
              </table:table-cell>
              <table:table-cell office:value-type="float" office:value="7.25688">
                <text:p>7.25688</text:p>
              </table:table-cell>
              <table:table-cell office:value-type="float" office:value="6.58375">
                <text:p>6.58375</text:p>
              </table:table-cell>
            </table:table-row>
            <table:table-row>
              <table:table-cell office:value-type="string">
                <text:p>instance7x7_a</text:p>
              </table:table-cell>
              <table:table-cell office:value-type="float" office:value="2.84222">
                <text:p>2.84222</text:p>
              </table:table-cell>
              <table:table-cell office:value-type="float" office:value="0.197211">
                <text:p>0.197211</text:p>
              </table:table-cell>
            </table:table-row>
            <table:table-row>
              <table:table-cell office:value-type="string">
                <text:p>instance7x7_b</text:p>
              </table:table-cell>
              <table:table-cell office:value-type="float" office:value="7.73823">
                <text:p>7.73823</text:p>
              </table:table-cell>
              <table:table-cell office:value-type="float" office:value="0.22488">
                <text:p>0.2248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217cm" svg:height="13.438cm" xlink:href=".." xlink:type="simple" chart:class="chart:line" chart:style-name="ch1">
        <chart:title svg:x="12.284cm" svg:y="0.404cm" chart:style-name="ch2">
          <text:p>Heuristic Comparisson (from 7c)</text:p>
        </chart:title>
        <chart:legend chart:legend-position="bottom" svg:x="10.095cm" svg:y="12.839cm" style:legend-expansion="wide" chart:style-name="ch3"/>
        <chart:plot-area chart:style-name="ch4" table:cell-range-address="heuristicComparisson.A1:heuristicComparisson.B1 heuristicComparisson.A23:heuristicComparisson.B30 heuristicComparisson.F1:heuristicComparisson.F1 heuristicComparisson.F23:heuristicComparisson.F30" chart:data-source-has-labels="both" svg:x="1.635cm" svg:y="1.451cm" svg:width="28.958cm" svg:height="10.936cm">
          <chartooo:coordinate-region svg:x="2.747cm" svg:y="1.65cm" svg:width="26.733cm" svg:height="10.09cm"/>
          <chart:axis chart:dimension="x" chart:name="primary-x" chart:style-name="ch5" chartooo:axis-type="auto">
            <chartooo:date-scale/>
            <chart:categories table:cell-range-address="heuristicComparisson.A23:heuristicComparisson.A30"/>
          </chart:axis>
          <chart:axis chart:dimension="y" chart:name="primary-y" chart:style-name="ch5">
            <chart:title svg:x="0.451cm" svg:y="7.333cm" chart:style-name="ch6">
              <text:p>Time</text:p>
            </chart:title>
            <chart:grid chart:style-name="ch7" chart:class="major"/>
          </chart:axis>
          <chart:series chart:style-name="ch8" chart:values-cell-range-address="heuristicComparisson.B23:heuristicComparisson.B30" chart:label-cell-address="heuristicComparisson.B1:heuristicComparisson.B1" chart:class="chart:line">
            <chart:data-point chart:repeated="8"/>
          </chart:series>
          <chart:series chart:style-name="ch9" chart:values-cell-range-address="heuristicComparisson.F23:heuristicComparisson.F30" chart:label-cell-address="heuristicComparisson.F1:heuristicComparisson.F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ver Solve Time (low Min)</text:p>
                <draw:g>
                  <svg:desc>heuristicComparisson.B1:heuristicComparisson.B1</svg:desc>
                </draw:g>
              </table:table-cell>
              <table:table-cell office:value-type="string">
                <text:p>Solver Solve Time (high Min)</text:p>
                <draw:g>
                  <svg:desc>heuristicComparisson.F1:heuristicCompariss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tance7x7_c</text:p>
                <draw:g>
                  <svg:desc>heuristicComparisson.A23:heuristicComparisson.A30</svg:desc>
                </draw:g>
              </table:table-cell>
              <table:table-cell office:value-type="float" office:value="41.0621">
                <text:p>41.0621</text:p>
                <draw:g>
                  <svg:desc>heuristicComparisson.B23:heuristicComparisson.B30</svg:desc>
                </draw:g>
              </table:table-cell>
              <table:table-cell office:value-type="float" office:value="34.8836">
                <text:p>34.8836</text:p>
                <draw:g>
                  <svg:desc>heuristicComparisson.F23:heuristicComparisson.F30</svg:desc>
                </draw:g>
              </table:table-cell>
            </table:table-row>
            <table:table-row>
              <table:table-cell office:value-type="string">
                <text:p>instance7x7_d</text:p>
              </table:table-cell>
              <table:table-cell office:value-type="float" office:value="68.6202">
                <text:p>68.6202</text:p>
              </table:table-cell>
              <table:table-cell office:value-type="float" office:value="54.2252">
                <text:p>54.2252</text:p>
              </table:table-cell>
            </table:table-row>
            <table:table-row>
              <table:table-cell office:value-type="string">
                <text:p>instance7x7_e</text:p>
              </table:table-cell>
              <table:table-cell office:value-type="float" office:value="108.487">
                <text:p>108.487</text:p>
              </table:table-cell>
              <table:table-cell office:value-type="float" office:value="101.171">
                <text:p>101.171</text:p>
              </table:table-cell>
            </table:table-row>
            <table:table-row>
              <table:table-cell office:value-type="string">
                <text:p>instance7x7_f</text:p>
              </table:table-cell>
              <table:table-cell office:value-type="float" office:value="366.797">
                <text:p>366.797</text:p>
              </table:table-cell>
              <table:table-cell office:value-type="float" office:value="372.558">
                <text:p>372.558</text:p>
              </table:table-cell>
            </table:table-row>
            <table:table-row>
              <table:table-cell office:value-type="string">
                <text:p>instance8x8_a</text:p>
              </table:table-cell>
              <table:table-cell office:value-type="float" office:value="109.359">
                <text:p>109.359</text:p>
              </table:table-cell>
              <table:table-cell office:value-type="float" office:value="86.7268">
                <text:p>86.7268</text:p>
              </table:table-cell>
            </table:table-row>
            <table:table-row>
              <table:table-cell office:value-type="string">
                <text:p>instance8x8_b</text:p>
              </table:table-cell>
              <table:table-cell office:value-type="float" office:value="205.296">
                <text:p>205.296</text:p>
              </table:table-cell>
              <table:table-cell office:value-type="float" office:value="193.403">
                <text:p>193.403</text:p>
              </table:table-cell>
            </table:table-row>
            <table:table-row>
              <table:table-cell office:value-type="string">
                <text:p>instance8x8_c</text:p>
              </table:table-cell>
              <table:table-cell office:value-type="float" office:value="157.689">
                <text:p>157.689</text:p>
              </table:table-cell>
              <table:table-cell office:value-type="float" office:value="165.174">
                <text:p>165.174</text:p>
              </table:table-cell>
            </table:table-row>
            <table:table-row>
              <table:table-cell office:value-type="string">
                <text:p>instance8x8_d</text:p>
              </table:table-cell>
              <table:table-cell office:value-type="float" office:value="608.628">
                <text:p>608.628</text:p>
              </table:table-cell>
              <table:table-cell office:value-type="float" office:value="638.527">
                <text:p>638.52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181cm" svg:height="13.458cm" xlink:href=".." xlink:type="simple" chart:class="chart:line" chart:style-name="ch1">
        <chart:title svg:x="17.091cm" svg:y="0.405cm" chart:style-name="ch2">
          <text:p>Extension -O3</text:p>
        </chart:title>
        <chart:legend chart:legend-position="bottom" svg:x="14.307cm" svg:y="12.859cm" style:legend-expansion="wide" chart:style-name="ch3"/>
        <chart:plot-area chart:style-name="ch4" table:cell-range-address="O3.A1:O3.C30" chart:data-source-has-labels="both" svg:x="1.754cm" svg:y="1.453cm" svg:width="34.684cm" svg:height="10.953cm">
          <chartooo:coordinate-region svg:x="2.561cm" svg:y="1.453cm" svg:width="32.941cm" svg:height="8.652cm"/>
          <chart:axis chart:dimension="x" chart:name="primary-x" chart:style-name="ch5" chartooo:axis-type="auto">
            <chartooo:date-scale/>
            <chart:categories table:cell-range-address="O3.A2:O3.A30"/>
          </chart:axis>
          <chart:axis chart:dimension="y" chart:name="primary-y" chart:style-name="ch5">
            <chart:title svg:x="0.451cm" svg:y="7.343cm" chart:style-name="ch6">
              <text:p>Time</text:p>
            </chart:title>
            <chart:grid chart:style-name="ch7" chart:class="major"/>
          </chart:axis>
          <chart:series chart:style-name="ch8" chart:values-cell-range-address="O3.B2:O3.B30" chart:label-cell-address="O3.B1:O3.B1" chart:class="chart:line">
            <chart:data-point chart:repeated="29"/>
          </chart:series>
          <chart:series chart:style-name="ch9" chart:values-cell-range-address="O3.C2:O3.C30" chart:label-cell-address="O3.C1:O3.C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ver Solve Time</text:p>
                <draw:g>
                  <svg:desc>O3.B1:O3.B1</svg:desc>
                </draw:g>
              </table:table-cell>
              <table:table-cell office:value-type="string">
                <text:p>Savile Row Total Time</text:p>
                <draw:g>
                  <svg:desc>O3.C1:O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stom3x5_a</text:p>
                <draw:g>
                  <svg:desc>O3.A2:O3.A30</svg:desc>
                </draw:g>
              </table:table-cell>
              <table:table-cell office:value-type="float" office:value="0.108736">
                <text:p>0.108736</text:p>
                <draw:g>
                  <svg:desc>O3.B2:O3.B30</svg:desc>
                </draw:g>
              </table:table-cell>
              <table:table-cell office:value-type="float" office:value="2.511">
                <text:p>2.511</text:p>
                <draw:g>
                  <svg:desc>O3.C2:O3.C30</svg:desc>
                </draw:g>
              </table:table-cell>
            </table:table-row>
            <table:table-row>
              <table:table-cell office:value-type="string">
                <text:p>custom3x5_b</text:p>
              </table:table-cell>
              <table:table-cell office:value-type="float" office:value="0.195273">
                <text:p>0.195273</text:p>
              </table:table-cell>
              <table:table-cell office:value-type="float" office:value="2.126">
                <text:p>2.126</text:p>
              </table:table-cell>
            </table:table-row>
            <table:table-row>
              <table:table-cell office:value-type="string">
                <text:p>custom8x4_a</text:p>
              </table:table-cell>
              <table:table-cell office:value-type="float" office:value="5.04098">
                <text:p>5.04098</text:p>
              </table:table-cell>
              <table:table-cell office:value-type="float" office:value="14.436">
                <text:p>14.436</text:p>
              </table:table-cell>
            </table:table-row>
            <table:table-row>
              <table:table-cell office:value-type="string">
                <text:p>custom8x4_b</text:p>
              </table:table-cell>
              <table:table-cell office:value-type="float" office:value="17.8095">
                <text:p>17.8095</text:p>
              </table:table-cell>
              <table:table-cell office:value-type="float" office:value="13.605">
                <text:p>13.605</text:p>
              </table:table-cell>
            </table:table-row>
            <table:table-row>
              <table:table-cell office:value-type="string">
                <text:p>instance2x2_a</text:p>
              </table:table-cell>
              <table:table-cell office:value-type="float" office:value="0.000002">
                <text:p>0.00000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instance2x2_b</text:p>
              </table:table-cell>
              <table:table-cell office:value-type="float" office:value="0.000004">
                <text:p>0.000004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instance2x2_c</text:p>
              </table:table-cell>
              <table:table-cell office:value-type="float" office:value="0.000004">
                <text:p>0.000004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instance3x3_a</text:p>
              </table:table-cell>
              <table:table-cell office:value-type="float" office:value="0.044226">
                <text:p>0.04422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instance3x3_b</text:p>
              </table:table-cell>
              <table:table-cell office:value-type="float" office:value="0.020583">
                <text:p>0.020583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instance3x3_c</text:p>
              </table:table-cell>
              <table:table-cell office:value-type="float" office:value="0.000003">
                <text:p>0.000003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instance4x4_a</text:p>
              </table:table-cell>
              <table:table-cell office:value-type="float" office:value="0.050456">
                <text:p>0.050456</text:p>
              </table:table-cell>
              <table:table-cell office:value-type="float" office:value="2.114">
                <text:p>2.114</text:p>
              </table:table-cell>
            </table:table-row>
            <table:table-row>
              <table:table-cell office:value-type="string">
                <text:p>instance4x4_b</text:p>
              </table:table-cell>
              <table:table-cell office:value-type="float" office:value="0.063023">
                <text:p>0.06302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instance4x4_c</text:p>
              </table:table-cell>
              <table:table-cell office:value-type="float" office:value="0.544093">
                <text:p>0.544093</text:p>
              </table:table-cell>
              <table:table-cell office:value-type="float" office:value="2.276">
                <text:p>2.276</text:p>
              </table:table-cell>
            </table:table-row>
            <table:table-row>
              <table:table-cell office:value-type="string">
                <text:p>instance5x5_a</text:p>
              </table:table-cell>
              <table:table-cell office:value-type="float" office:value="0.678035">
                <text:p>0.678035</text:p>
              </table:table-cell>
              <table:table-cell office:value-type="float" office:value="6.019">
                <text:p>6.019</text:p>
              </table:table-cell>
            </table:table-row>
            <table:table-row>
              <table:table-cell office:value-type="string">
                <text:p>instance5x5_b</text:p>
              </table:table-cell>
              <table:table-cell office:value-type="float" office:value="11.0149">
                <text:p>11.0149</text:p>
              </table:table-cell>
              <table:table-cell office:value-type="float" office:value="6.433">
                <text:p>6.433</text:p>
              </table:table-cell>
            </table:table-row>
            <table:table-row>
              <table:table-cell office:value-type="string">
                <text:p>instance6x6_a</text:p>
              </table:table-cell>
              <table:table-cell office:value-type="float" office:value="2.06249">
                <text:p>2.06249</text:p>
              </table:table-cell>
              <table:table-cell office:value-type="float" office:value="14.405">
                <text:p>14.405</text:p>
              </table:table-cell>
            </table:table-row>
            <table:table-row>
              <table:table-cell office:value-type="string">
                <text:p>instance6x6_b</text:p>
              </table:table-cell>
              <table:table-cell office:value-type="float" office:value="5.34077">
                <text:p>5.34077</text:p>
              </table:table-cell>
              <table:table-cell office:value-type="float" office:value="16.379">
                <text:p>16.379</text:p>
              </table:table-cell>
            </table:table-row>
            <table:table-row>
              <table:table-cell office:value-type="string">
                <text:p>instance6x6_c</text:p>
              </table:table-cell>
              <table:table-cell office:value-type="float" office:value="5.49843">
                <text:p>5.49843</text:p>
              </table:table-cell>
              <table:table-cell office:value-type="float" office:value="15.294">
                <text:p>15.294</text:p>
              </table:table-cell>
            </table:table-row>
            <table:table-row>
              <table:table-cell office:value-type="string">
                <text:p>instance6x6_d</text:p>
              </table:table-cell>
              <table:table-cell office:value-type="float" office:value="9.70864">
                <text:p>9.70864</text:p>
              </table:table-cell>
              <table:table-cell office:value-type="float" office:value="13.263">
                <text:p>13.263</text:p>
              </table:table-cell>
            </table:table-row>
            <table:table-row>
              <table:table-cell office:value-type="string">
                <text:p>instance7x7_a</text:p>
              </table:table-cell>
              <table:table-cell office:value-type="float" office:value="4.32014">
                <text:p>4.32014</text:p>
              </table:table-cell>
              <table:table-cell office:value-type="float" office:value="49.971">
                <text:p>49.971</text:p>
              </table:table-cell>
            </table:table-row>
            <table:table-row>
              <table:table-cell office:value-type="string">
                <text:p>instance7x7_b</text:p>
              </table:table-cell>
              <table:table-cell office:value-type="float" office:value="10.9326">
                <text:p>10.9326</text:p>
              </table:table-cell>
              <table:table-cell office:value-type="float" office:value="61.234">
                <text:p>61.234</text:p>
              </table:table-cell>
            </table:table-row>
            <table:table-row>
              <table:table-cell office:value-type="string">
                <text:p>instance7x7_c</text:p>
              </table:table-cell>
              <table:table-cell office:value-type="float" office:value="64.1075">
                <text:p>64.1075</text:p>
              </table:table-cell>
              <table:table-cell office:value-type="float" office:value="50.942">
                <text:p>50.942</text:p>
              </table:table-cell>
            </table:table-row>
            <table:table-row>
              <table:table-cell office:value-type="string">
                <text:p>instance7x7_d</text:p>
              </table:table-cell>
              <table:table-cell office:value-type="float" office:value="109.176">
                <text:p>109.176</text:p>
              </table:table-cell>
              <table:table-cell office:value-type="float" office:value="46.985">
                <text:p>46.985</text:p>
              </table:table-cell>
            </table:table-row>
            <table:table-row>
              <table:table-cell office:value-type="string">
                <text:p>instance7x7_e</text:p>
              </table:table-cell>
              <table:table-cell office:value-type="float" office:value="170.181">
                <text:p>170.181</text:p>
              </table:table-cell>
              <table:table-cell office:value-type="float" office:value="44.827">
                <text:p>44.827</text:p>
              </table:table-cell>
            </table:table-row>
            <table:table-row>
              <table:table-cell office:value-type="string">
                <text:p>instance7x7_f</text:p>
              </table:table-cell>
              <table:table-cell office:value-type="float" office:value="622.433">
                <text:p>622.433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string">
                <text:p>instance8x8_a</text:p>
              </table:table-cell>
              <table:table-cell office:value-type="float" office:value="170.861">
                <text:p>170.861</text:p>
              </table:table-cell>
              <table:table-cell office:value-type="float" office:value="103.771">
                <text:p>103.771</text:p>
              </table:table-cell>
            </table:table-row>
            <table:table-row>
              <table:table-cell office:value-type="string">
                <text:p>instance8x8_b</text:p>
              </table:table-cell>
              <table:table-cell office:value-type="float" office:value="361.38">
                <text:p>361.38</text:p>
              </table:table-cell>
              <table:table-cell office:value-type="float" office:value="95.238">
                <text:p>95.238</text:p>
              </table:table-cell>
            </table:table-row>
            <table:table-row>
              <table:table-cell office:value-type="string">
                <text:p>instance8x8_c</text:p>
              </table:table-cell>
              <table:table-cell office:value-type="float" office:value="304.043">
                <text:p>304.043</text:p>
              </table:table-cell>
              <table:table-cell office:value-type="float" office:value="94.348">
                <text:p>94.348</text:p>
              </table:table-cell>
            </table:table-row>
            <table:table-row>
              <table:table-cell office:value-type="string">
                <text:p>instance8x8_d</text:p>
              </table:table-cell>
              <table:table-cell office:value-type="float" office:value="1156.83">
                <text:p>1156.83</text:p>
              </table:table-cell>
              <table:table-cell office:value-type="float" office:value="91.741">
                <text:p>91.74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" chart:interval-major="1" chart:interval-minor-divisor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57cm" svg:height="12.86cm" xlink:href=".." xlink:type="simple" chart:class="chart:line" chart:style-name="ch1">
        <chart:title svg:x="11.418cm" svg:y="0.393cm" chart:style-name="ch2">
          <text:p>Heuristic Comparisson (to 7b)</text:p>
        </chart:title>
        <chart:legend chart:legend-position="bottom" svg:x="4.748cm" svg:y="12.261cm" style:legend-expansion="wide" chart:style-name="ch3"/>
        <chart:plot-area chart:style-name="ch4" table:cell-range-address="heuristicComparisson.A1:heuristicComparisson.A22 heuristicComparisson.D1:heuristicComparisson.E22 heuristicComparisson.H1:heuristicComparisson.I22" chart:data-source-has-labels="both" svg:x="1.59cm" svg:y="1.429cm" svg:width="26.788cm" svg:height="10.391cm">
          <chartooo:coordinate-region svg:x="3.191cm" svg:y="1.628cm" svg:width="24.75cm" svg:height="8.09cm"/>
          <chart:axis chart:dimension="x" chart:name="primary-x" chart:style-name="ch5" chartooo:axis-type="auto">
            <chartooo:date-scale/>
            <chart:categories table:cell-range-address="heuristicComparisson.A2:heuristicComparisson.A22"/>
          </chart:axis>
          <chart:axis chart:dimension="y" chart:name="primary-y" chart:style-name="ch5">
            <chart:title svg:x="0.451cm" svg:y="7.66cm" chart:style-name="ch6">
              <text:p>Solver Nodes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heuristicComparisson.D2:heuristicComparisson.D22" chart:label-cell-address="heuristicComparisson.D1:heuristicComparisson.D1" chart:class="chart:line">
            <chart:data-point chart:repeated="21"/>
          </chart:series>
          <chart:series chart:attached-axis="secondary-y" chart:style-name="ch10" chart:values-cell-range-address="heuristicComparisson.E2:heuristicComparisson.E22" chart:label-cell-address="heuristicComparisson.E1:heuristicComparisson.E1" chart:class="chart:line">
            <chart:data-point chart:repeated="21"/>
          </chart:series>
          <chart:series chart:attached-axis="primary-y" chart:style-name="ch11" chart:values-cell-range-address="heuristicComparisson.H2:heuristicComparisson.H22" chart:label-cell-address="heuristicComparisson.H1:heuristicComparisson.H1" chart:class="chart:line">
            <chart:data-point chart:repeated="21"/>
          </chart:series>
          <chart:series chart:attached-axis="secondary-y" chart:style-name="ch12" chart:values-cell-range-address="heuristicComparisson.I2:heuristicComparisson.I22" chart:label-cell-address="heuristicComparisson.I1:heuristicComparisson.I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ver Nodes (low Min)</text:p>
                <draw:g>
                  <svg:desc>heuristicComparisson.D1:heuristicComparisson.D1</svg:desc>
                </draw:g>
              </table:table-cell>
              <table:table-cell office:value-type="string">
                <text:p>Solution Found (low Min)</text:p>
                <draw:g>
                  <svg:desc>heuristicComparisson.E1:heuristicComparisson.E1</svg:desc>
                </draw:g>
              </table:table-cell>
              <table:table-cell office:value-type="string">
                <text:p>Solver Nodes (high Min)</text:p>
                <draw:g>
                  <svg:desc>heuristicComparisson.H1:heuristicComparisson.H1</svg:desc>
                </draw:g>
              </table:table-cell>
              <table:table-cell office:value-type="string">
                <text:p>Solution Found (high Min)</text:p>
                <draw:g>
                  <svg:desc>heuristicComparisson.I1:heuristicComparisso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stom3x5_a</text:p>
                <draw:g>
                  <svg:desc>heuristicComparisson.A2:heuristicComparisson.A22</svg:desc>
                </draw:g>
              </table:table-cell>
              <table:table-cell office:value-type="float" office:value="444">
                <text:p>444</text:p>
                <draw:g>
                  <svg:desc>heuristicComparisson.D2:heuristicComparisson.D22</svg:desc>
                </draw:g>
              </table:table-cell>
              <table:table-cell office:value-type="float" office:value="1">
                <text:p>1</text:p>
                <draw:g>
                  <svg:desc>heuristicComparisson.E2:heuristicComparisson.E22</svg:desc>
                </draw:g>
              </table:table-cell>
              <table:table-cell office:value-type="float" office:value="27">
                <text:p>27</text:p>
                <draw:g>
                  <svg:desc>heuristicComparisson.H2:heuristicComparisson.H22</svg:desc>
                </draw:g>
              </table:table-cell>
              <table:table-cell office:value-type="float" office:value="1">
                <text:p>1</text:p>
                <draw:g>
                  <svg:desc>heuristicComparisson.I2:heuristicComparisson.I22</svg:desc>
                </draw:g>
              </table:table-cell>
            </table:table-row>
            <table:table-row>
              <table:table-cell office:value-type="string">
                <text:p>custom3x5_b</text:p>
              </table:table-cell>
              <table:table-cell office:value-type="float" office:value="1174">
                <text:p>1174</text:p>
              </table:table-cell>
              <table:table-cell office:value-type="float" office:value="0">
                <text:p>0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stom8x4_a</text:p>
              </table:table-cell>
              <table:table-cell office:value-type="float" office:value="14377">
                <text:p>14377</text:p>
              </table:table-cell>
              <table:table-cell office:value-type="float" office:value="1">
                <text:p>1</text:p>
              </table:table-cell>
              <table:table-cell office:value-type="float" office:value="11669">
                <text:p>11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ustom8x4_b</text:p>
              </table:table-cell>
              <table:table-cell office:value-type="float" office:value="56876">
                <text:p>56876</text:p>
              </table:table-cell>
              <table:table-cell office:value-type="float" office:value="0">
                <text:p>0</text:p>
              </table:table-cell>
              <table:table-cell office:value-type="float" office:value="54878">
                <text:p>54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2x2_a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2x2_b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2x2_c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3x3_a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3x3_b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3x3_c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4x4_a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8030">
                <text:p>8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4x4_b</text:p>
              </table:table-cell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455">
                <text:p>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4x4_c</text:p>
              </table:table-cell>
              <table:table-cell office:value-type="float" office:value="4358">
                <text:p>4358</text:p>
              </table:table-cell>
              <table:table-cell office:value-type="float" office:value="0">
                <text:p>0</text:p>
              </table:table-cell>
              <table:table-cell office:value-type="float" office:value="3464">
                <text:p>3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5x5_a</text:p>
              </table:table-cell>
              <table:table-cell office:value-type="float" office:value="2649">
                <text:p>2649</text:p>
              </table:table-cell>
              <table:table-cell office:value-type="float" office:value="1">
                <text:p>1</text:p>
              </table:table-cell>
              <table:table-cell office:value-type="float" office:value="50737">
                <text:p>50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5x5_b</text:p>
              </table:table-cell>
              <table:table-cell office:value-type="float" office:value="49480">
                <text:p>49480</text:p>
              </table:table-cell>
              <table:table-cell office:value-type="float" office:value="0">
                <text:p>0</text:p>
              </table:table-cell>
              <table:table-cell office:value-type="float" office:value="43862">
                <text:p>43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6x6_a</text:p>
              </table:table-cell>
              <table:table-cell office:value-type="float" office:value="5295">
                <text:p>5295</text:p>
              </table:table-cell>
              <table:table-cell office:value-type="float" office:value="1">
                <text:p>1</text:p>
              </table:table-cell>
              <table:table-cell office:value-type="float" office:value="531">
                <text:p>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6x6_b</text:p>
              </table:table-cell>
              <table:table-cell office:value-type="float" office:value="13623">
                <text:p>13623</text:p>
              </table:table-cell>
              <table:table-cell office:value-type="float" office:value="1">
                <text:p>1</text:p>
              </table:table-cell>
              <table:table-cell office:value-type="float" office:value="5563">
                <text:p>5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6x6_c</text:p>
              </table:table-cell>
              <table:table-cell office:value-type="float" office:value="13765">
                <text:p>13765</text:p>
              </table:table-cell>
              <table:table-cell office:value-type="float" office:value="1">
                <text:p>1</text:p>
              </table:table-cell>
              <table:table-cell office:value-type="float" office:value="11235">
                <text:p>11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6x6_d</text:p>
              </table:table-cell>
              <table:table-cell office:value-type="float" office:value="24594">
                <text:p>24594</text:p>
              </table:table-cell>
              <table:table-cell office:value-type="float" office:value="1">
                <text:p>1</text:p>
              </table:table-cell>
              <table:table-cell office:value-type="float" office:value="22671">
                <text:p>22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7x7_a</text:p>
              </table:table-cell>
              <table:table-cell office:value-type="float" office:value="7235">
                <text:p>7235</text:p>
              </table:table-cell>
              <table:table-cell office:value-type="float" office:value="1">
                <text:p>1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7x7_b</text:p>
              </table:table-cell>
              <table:table-cell office:value-type="float" office:value="19158">
                <text:p>19158</text:p>
              </table:table-cell>
              <table:table-cell office:value-type="float" office:value="1">
                <text:p>1</text:p>
              </table:table-cell>
              <table:table-cell office:value-type="float" office:value="472">
                <text:p>47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" chart:interval-major="1" chart:interval-minor-divisor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29cm" svg:height="11.703cm" xlink:href=".." xlink:type="simple" chart:class="chart:line" chart:style-name="ch1">
        <chart:title svg:x="16.63cm" svg:y="0.37cm" chart:style-name="ch2">
          <text:p>Extension No Flags</text:p>
        </chart:title>
        <chart:legend chart:legend-position="bottom" svg:x="15.328cm" svg:y="11.104cm" style:legend-expansion="wide" chart:style-name="ch3"/>
        <chart:plot-area chart:style-name="ch4" table:cell-range-address="noFlags.A1:noFlags.A30 noFlags.D1:noFlags.E30" chart:data-source-has-labels="both" svg:x="1.756cm" svg:y="1.383cm" svg:width="34.789cm" svg:height="9.303cm">
          <chartooo:coordinate-region svg:x="3.358cm" svg:y="1.582cm" svg:width="32.75cm" svg:height="7.002cm"/>
          <chart:axis chart:dimension="x" chart:name="primary-x" chart:style-name="ch5" chartooo:axis-type="auto">
            <chartooo:date-scale/>
            <chart:categories table:cell-range-address="noFlags.A2:noFlags.A30"/>
          </chart:axis>
          <chart:axis chart:dimension="y" chart:name="primary-y" chart:style-name="ch5">
            <chart:title svg:x="0.451cm" svg:y="6.448cm" chart:style-name="ch6">
              <text:p>Time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noFlags.D2:noFlags.D30" chart:label-cell-address="noFlags.D1:noFlags.D1" chart:class="chart:line">
            <chart:data-point chart:repeated="29"/>
          </chart:series>
          <chart:series chart:attached-axis="secondary-y" chart:style-name="ch10" chart:values-cell-range-address="noFlags.E2:noFlags.E30" chart:label-cell-address="noFlags.E1:noFlags.E1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ver Nodes</text:p>
                <draw:g>
                  <svg:desc>noFlags.D1:noFlags.D1</svg:desc>
                </draw:g>
              </table:table-cell>
              <table:table-cell office:value-type="string">
                <text:p>Solution Found</text:p>
                <draw:g>
                  <svg:desc>noFlags.E1:noFlag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stom3x5_a</text:p>
                <draw:g>
                  <svg:desc>noFlags.A2:noFlags.A30</svg:desc>
                </draw:g>
              </table:table-cell>
              <table:table-cell office:value-type="float" office:value="444">
                <text:p>444</text:p>
                <draw:g>
                  <svg:desc>noFlags.D2:noFlags.D30</svg:desc>
                </draw:g>
              </table:table-cell>
              <table:table-cell office:value-type="float" office:value="1">
                <text:p>1</text:p>
                <draw:g>
                  <svg:desc>noFlags.E2:noFlags.E30</svg:desc>
                </draw:g>
              </table:table-cell>
            </table:table-row>
            <table:table-row>
              <table:table-cell office:value-type="string">
                <text:p>custom3x5_b</text:p>
              </table:table-cell>
              <table:table-cell office:value-type="float" office:value="1174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stom8x4_a</text:p>
              </table:table-cell>
              <table:table-cell office:value-type="float" office:value="14377">
                <text:p>14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ustom8x4_b</text:p>
              </table:table-cell>
              <table:table-cell office:value-type="float" office:value="56876">
                <text:p>56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2x2_a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2x2_b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2x2_c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3x3_a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3x3_b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3x3_c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4x4_a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4x4_b</text:p>
              </table:table-cell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4x4_c</text:p>
              </table:table-cell>
              <table:table-cell office:value-type="float" office:value="4358">
                <text:p>4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5x5_a</text:p>
              </table:table-cell>
              <table:table-cell office:value-type="float" office:value="2649">
                <text:p>2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5x5_b</text:p>
              </table:table-cell>
              <table:table-cell office:value-type="float" office:value="49480">
                <text:p>49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6x6_a</text:p>
              </table:table-cell>
              <table:table-cell office:value-type="float" office:value="5295">
                <text:p>5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6x6_b</text:p>
              </table:table-cell>
              <table:table-cell office:value-type="float" office:value="13623">
                <text:p>13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6x6_c</text:p>
              </table:table-cell>
              <table:table-cell office:value-type="float" office:value="13765">
                <text:p>13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6x6_d</text:p>
              </table:table-cell>
              <table:table-cell office:value-type="float" office:value="24594">
                <text:p>24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7x7_a</text:p>
              </table:table-cell>
              <table:table-cell office:value-type="float" office:value="7235">
                <text:p>7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7x7_b</text:p>
              </table:table-cell>
              <table:table-cell office:value-type="float" office:value="19158">
                <text:p>19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7x7_c</text:p>
              </table:table-cell>
              <table:table-cell office:value-type="float" office:value="109455">
                <text:p>109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7x7_d</text:p>
              </table:table-cell>
              <table:table-cell office:value-type="float" office:value="178143">
                <text:p>178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7x7_e</text:p>
              </table:table-cell>
              <table:table-cell office:value-type="float" office:value="275188">
                <text:p>275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7x7_f</text:p>
              </table:table-cell>
              <table:table-cell office:value-type="float" office:value="1001783">
                <text:p>100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8x8_a</text:p>
              </table:table-cell>
              <table:table-cell office:value-type="float" office:value="205445">
                <text:p>205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8x8_b</text:p>
              </table:table-cell>
              <table:table-cell office:value-type="float" office:value="357344">
                <text:p>357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8x8_c</text:p>
              </table:table-cell>
              <table:table-cell office:value-type="float" office:value="286959">
                <text:p>286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8x8_d</text:p>
              </table:table-cell>
              <table:table-cell office:value-type="float" office:value="1098591">
                <text:p>109859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182cm" svg:height="11.294cm" xlink:href=".." xlink:type="simple" chart:class="chart:line" chart:style-name="ch1">
        <chart:title svg:x="18.119cm" svg:y="0.361cm" chart:style-name="ch2">
          <text:p>Extension -S2</text:p>
        </chart:title>
        <chart:legend chart:legend-position="bottom" svg:x="15.308cm" svg:y="10.695cm" style:legend-expansion="wide" chart:style-name="ch3"/>
        <chart:plot-area chart:style-name="ch4" table:cell-range-address="S2.A1:S2.C27" chart:data-source-has-labels="both" svg:x="1.794cm" svg:y="1.365cm" svg:width="36.605cm" svg:height="8.921cm">
          <chartooo:coordinate-region svg:x="2.601cm" svg:y="1.365cm" svg:width="34.862cm" svg:height="6.62cm"/>
          <chart:axis chart:dimension="x" chart:name="primary-x" chart:style-name="ch5" chartooo:axis-type="auto">
            <chartooo:date-scale/>
            <chart:categories table:cell-range-address="S2.A2:S2.A27"/>
          </chart:axis>
          <chart:axis chart:dimension="y" chart:name="primary-y" chart:style-name="ch5">
            <chart:title svg:x="0.451cm" svg:y="6.239cm" chart:style-name="ch6">
              <text:p>Time</text:p>
            </chart:title>
            <chart:grid chart:style-name="ch7" chart:class="major"/>
          </chart:axis>
          <chart:series chart:style-name="ch8" chart:values-cell-range-address="S2.B2:S2.B27" chart:label-cell-address="S2.B1:S2.B1" chart:class="chart:line">
            <chart:data-point chart:repeated="26"/>
          </chart:series>
          <chart:series chart:style-name="ch9" chart:values-cell-range-address="S2.C2:S2.C27" chart:label-cell-address="S2.C1:S2.C1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ver Solve Time</text:p>
                <draw:g>
                  <svg:desc>S2.B1:S2.B1</svg:desc>
                </draw:g>
              </table:table-cell>
              <table:table-cell office:value-type="string">
                <text:p>Savile Row Total Time</text:p>
                <draw:g>
                  <svg:desc>S2.C1:S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stom3x5_a</text:p>
                <draw:g>
                  <svg:desc>S2.A2:S2.A27</svg:desc>
                </draw:g>
              </table:table-cell>
              <table:table-cell office:value-type="float" office:value="0.060381">
                <text:p>0.060381</text:p>
                <draw:g>
                  <svg:desc>S2.B2:S2.B27</svg:desc>
                </draw:g>
              </table:table-cell>
              <table:table-cell office:value-type="float" office:value="4.49">
                <text:p>4.49</text:p>
                <draw:g>
                  <svg:desc>S2.C2:S2.C27</svg:desc>
                </draw:g>
              </table:table-cell>
            </table:table-row>
            <table:table-row>
              <table:table-cell office:value-type="string">
                <text:p>custom3x5_b</text:p>
              </table:table-cell>
              <table:table-cell office:value-type="float" office:value="0">
                <text:p>0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>custom8x4_a</text:p>
              </table:table-cell>
              <table:table-cell office:value-type="float" office:value="2.72034">
                <text:p>2.72034</text:p>
              </table:table-cell>
              <table:table-cell office:value-type="float" office:value="36.449">
                <text:p>36.449</text:p>
              </table:table-cell>
            </table:table-row>
            <table:table-row>
              <table:table-cell office:value-type="string">
                <text:p>custom8x4_b</text:p>
              </table:table-cell>
              <table:table-cell office:value-type="float" office:value="10.0965">
                <text:p>10.0965</text:p>
              </table:table-cell>
              <table:table-cell office:value-type="float" office:value="36.809">
                <text:p>36.809</text:p>
              </table:table-cell>
            </table:table-row>
            <table:table-row>
              <table:table-cell office:value-type="string">
                <text:p>instance2x2_a</text:p>
              </table:table-cell>
              <table:table-cell office:value-type="float" office:value="0.000869">
                <text:p>0.000869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instance2x2_b</text:p>
              </table:table-cell>
              <table:table-cell office:value-type="float" office:value="0.000001">
                <text:p>0.000001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instance2x2_c</text:p>
              </table:table-cell>
              <table:table-cell office:value-type="float" office:value="0.000004">
                <text:p>0.000004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instance3x3_a</text:p>
              </table:table-cell>
              <table:table-cell office:value-type="float" office:value="0.042163">
                <text:p>0.042163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string">
                <text:p>instance3x3_b</text:p>
              </table:table-cell>
              <table:table-cell office:value-type="float" office:value="0.025235">
                <text:p>0.025235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>instance3x3_c</text:p>
              </table:table-cell>
              <table:table-cell office:value-type="float" office:value="0.000003">
                <text:p>0.000003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>instance4x4_a</text:p>
              </table:table-cell>
              <table:table-cell office:value-type="float" office:value="0.048034">
                <text:p>0.048034</text:p>
              </table:table-cell>
              <table:table-cell office:value-type="float" office:value="5.504">
                <text:p>5.504</text:p>
              </table:table-cell>
            </table:table-row>
            <table:table-row>
              <table:table-cell office:value-type="string">
                <text:p>instance4x4_b</text:p>
              </table:table-cell>
              <table:table-cell office:value-type="float" office:value="0.046122">
                <text:p>0.046122</text:p>
              </table:table-cell>
              <table:table-cell office:value-type="float" office:value="5.147">
                <text:p>5.147</text:p>
              </table:table-cell>
            </table:table-row>
            <table:table-row>
              <table:table-cell office:value-type="string">
                <text:p>instance4x4_c</text:p>
              </table:table-cell>
              <table:table-cell office:value-type="float" office:value="0.432915">
                <text:p>0.432915</text:p>
              </table:table-cell>
              <table:table-cell office:value-type="float" office:value="5.043">
                <text:p>5.043</text:p>
              </table:table-cell>
            </table:table-row>
            <table:table-row>
              <table:table-cell office:value-type="string">
                <text:p>instance5x5_a</text:p>
              </table:table-cell>
              <table:table-cell office:value-type="float" office:value="0.507662">
                <text:p>0.507662</text:p>
              </table:table-cell>
              <table:table-cell office:value-type="float" office:value="20.141">
                <text:p>20.141</text:p>
              </table:table-cell>
            </table:table-row>
            <table:table-row>
              <table:table-cell office:value-type="string">
                <text:p>instance5x5_b</text:p>
              </table:table-cell>
              <table:table-cell office:value-type="float" office:value="8.40928">
                <text:p>8.40928</text:p>
              </table:table-cell>
              <table:table-cell office:value-type="float" office:value="18.823">
                <text:p>18.823</text:p>
              </table:table-cell>
            </table:table-row>
            <table:table-row>
              <table:table-cell office:value-type="string">
                <text:p>instance6x6_a</text:p>
              </table:table-cell>
              <table:table-cell office:value-type="float" office:value="1.40099">
                <text:p>1.40099</text:p>
              </table:table-cell>
              <table:table-cell office:value-type="float" office:value="51.701">
                <text:p>51.701</text:p>
              </table:table-cell>
            </table:table-row>
            <table:table-row>
              <table:table-cell office:value-type="string">
                <text:p>instance6x6_b</text:p>
              </table:table-cell>
              <table:table-cell office:value-type="float" office:value="2.42951">
                <text:p>2.42951</text:p>
              </table:table-cell>
              <table:table-cell office:value-type="float" office:value="50.99">
                <text:p>50.99</text:p>
              </table:table-cell>
            </table:table-row>
            <table:table-row>
              <table:table-cell office:value-type="string">
                <text:p>instance6x6_c</text:p>
              </table:table-cell>
              <table:table-cell office:value-type="float" office:value="3.42466">
                <text:p>3.42466</text:p>
              </table:table-cell>
              <table:table-cell office:value-type="float" office:value="48.534">
                <text:p>48.534</text:p>
              </table:table-cell>
            </table:table-row>
            <table:table-row>
              <table:table-cell office:value-type="string">
                <text:p>instance6x6_d</text:p>
              </table:table-cell>
              <table:table-cell office:value-type="float" office:value="5.92558">
                <text:p>5.92558</text:p>
              </table:table-cell>
              <table:table-cell office:value-type="float" office:value="42.761">
                <text:p>42.761</text:p>
              </table:table-cell>
            </table:table-row>
            <table:table-row>
              <table:table-cell office:value-type="string">
                <text:p>instance7x7_a</text:p>
              </table:table-cell>
              <table:table-cell office:value-type="float" office:value="2.79686">
                <text:p>2.79686</text:p>
              </table:table-cell>
              <table:table-cell office:value-type="float" office:value="166.303">
                <text:p>166.303</text:p>
              </table:table-cell>
            </table:table-row>
            <table:table-row>
              <table:table-cell office:value-type="string">
                <text:p>instance7x7_b</text:p>
              </table:table-cell>
              <table:table-cell office:value-type="float" office:value="7.27692">
                <text:p>7.27692</text:p>
              </table:table-cell>
              <table:table-cell office:value-type="float" office:value="158.237">
                <text:p>158.237</text:p>
              </table:table-cell>
            </table:table-row>
            <table:table-row>
              <table:table-cell office:value-type="string">
                <text:p>instance7x7_c</text:p>
              </table:table-cell>
              <table:table-cell office:value-type="float" office:value="36.2533">
                <text:p>36.2533</text:p>
              </table:table-cell>
              <table:table-cell office:value-type="float" office:value="149.285">
                <text:p>149.285</text:p>
              </table:table-cell>
            </table:table-row>
            <table:table-row>
              <table:table-cell office:value-type="string">
                <text:p>instance7x7_d</text:p>
              </table:table-cell>
              <table:table-cell office:value-type="float" office:value="65.7425">
                <text:p>65.7425</text:p>
              </table:table-cell>
              <table:table-cell office:value-type="float" office:value="141.918">
                <text:p>141.918</text:p>
              </table:table-cell>
            </table:table-row>
            <table:table-row>
              <table:table-cell office:value-type="string">
                <text:p>instance7x7_e</text:p>
              </table:table-cell>
              <table:table-cell office:value-type="float" office:value="87.5123">
                <text:p>87.5123</text:p>
              </table:table-cell>
              <table:table-cell office:value-type="float" office:value="155.219">
                <text:p>155.219</text:p>
              </table:table-cell>
            </table:table-row>
            <table:table-row>
              <table:table-cell office:value-type="string">
                <text:p>instance7x7_f</text:p>
              </table:table-cell>
              <table:table-cell office:value-type="float" office:value="320.517">
                <text:p>320.517</text:p>
              </table:table-cell>
              <table:table-cell office:value-type="float" office:value="121.473">
                <text:p>121.473</text:p>
              </table:table-cell>
            </table:table-row>
            <table:table-row>
              <table:table-cell office:value-type="string">
                <text:p>instance8x8_a</text:p>
              </table:table-cell>
              <table:table-cell office:value-type="float" office:value="148.65">
                <text:p>148.65</text:p>
              </table:table-cell>
              <table:table-cell office:value-type="float" office:value="330.446">
                <text:p>330.4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865cm" svg:height="11.203cm" xlink:href=".." xlink:type="simple" chart:class="chart:line" chart:style-name="ch1">
        <chart:title svg:x="17.023cm" svg:y="0.36cm" chart:style-name="ch2">
          <text:p>Extension -O3 -S2</text:p>
        </chart:title>
        <chart:legend chart:legend-position="bottom" svg:x="14.649cm" svg:y="10.604cm" style:legend-expansion="wide" chart:style-name="ch3"/>
        <chart:plot-area chart:style-name="ch4" table:cell-range-address="O3_S2.A1:O3_S2.C25" chart:data-source-has-labels="both" svg:x="1.768cm" svg:y="1.363cm" svg:width="35.34cm" svg:height="8.833cm">
          <chartooo:coordinate-region svg:x="2.575cm" svg:y="1.363cm" svg:width="33.597cm" svg:height="6.531cm"/>
          <chart:axis chart:dimension="x" chart:name="primary-x" chart:style-name="ch5" chartooo:axis-type="auto">
            <chartooo:date-scale/>
            <chart:categories table:cell-range-address="O3_S2.A2:O3_S2.A25"/>
          </chart:axis>
          <chart:axis chart:dimension="y" chart:name="primary-y" chart:style-name="ch5">
            <chart:title svg:x="0.451cm" svg:y="6.193cm" chart:style-name="ch6">
              <text:p>Time</text:p>
            </chart:title>
            <chart:grid chart:style-name="ch7" chart:class="major"/>
          </chart:axis>
          <chart:series chart:style-name="ch8" chart:values-cell-range-address="O3_S2.B2:O3_S2.B25" chart:label-cell-address="O3_S2.B1:O3_S2.B1" chart:class="chart:line">
            <chart:data-point chart:repeated="24"/>
          </chart:series>
          <chart:series chart:style-name="ch9" chart:values-cell-range-address="O3_S2.C2:O3_S2.C25" chart:label-cell-address="O3_S2.C1:O3_S2.C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ver Solve Time</text:p>
                <draw:g>
                  <svg:desc>O3_S2.B1:O3_S2.B1</svg:desc>
                </draw:g>
              </table:table-cell>
              <table:table-cell office:value-type="string">
                <text:p>Savile Row Total Time</text:p>
                <draw:g>
                  <svg:desc>O3_S2.C1:O3_S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stom3x5_a</text:p>
                <draw:g>
                  <svg:desc>O3_S2.A2:O3_S2.A25</svg:desc>
                </draw:g>
              </table:table-cell>
              <table:table-cell office:value-type="float" office:value="0.074566">
                <text:p>0.074566</text:p>
                <draw:g>
                  <svg:desc>O3_S2.B2:O3_S2.B25</svg:desc>
                </draw:g>
              </table:table-cell>
              <table:table-cell office:value-type="float" office:value="5.761">
                <text:p>5.761</text:p>
                <draw:g>
                  <svg:desc>O3_S2.C2:O3_S2.C25</svg:desc>
                </draw:g>
              </table:table-cell>
            </table:table-row>
            <table:table-row>
              <table:table-cell office:value-type="string">
                <text:p>custom3x5_b</text:p>
              </table:table-cell>
              <table:table-cell office:value-type="float" office:value="0">
                <text:p>0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>custom8x4_a</text:p>
              </table:table-cell>
              <table:table-cell office:value-type="float" office:value="4.84172">
                <text:p>4.84172</text:p>
              </table:table-cell>
              <table:table-cell office:value-type="float" office:value="39.98">
                <text:p>39.98</text:p>
              </table:table-cell>
            </table:table-row>
            <table:table-row>
              <table:table-cell office:value-type="string">
                <text:p>custom8x4_b</text:p>
              </table:table-cell>
              <table:table-cell office:value-type="float" office:value="15.0348">
                <text:p>15.0348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instance2x2_a</text:p>
              </table:table-cell>
              <table:table-cell office:value-type="float" office:value="0.00114">
                <text:p>0.00114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instance2x2_b</text:p>
              </table:table-cell>
              <table:table-cell office:value-type="float" office:value="0.000004">
                <text:p>0.000004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instance2x2_c</text:p>
              </table:table-cell>
              <table:table-cell office:value-type="float" office:value="0.000001">
                <text:p>0.000001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instance3x3_c</text:p>
              </table:table-cell>
              <table:table-cell office:value-type="float" office:value="0.000003">
                <text:p>0.000003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instance4x4_a</text:p>
              </table:table-cell>
              <table:table-cell office:value-type="float" office:value="0.056052">
                <text:p>0.056052</text:p>
              </table:table-cell>
              <table:table-cell office:value-type="float" office:value="5.987">
                <text:p>5.987</text:p>
              </table:table-cell>
            </table:table-row>
            <table:table-row>
              <table:table-cell office:value-type="string">
                <text:p>instance4x4_b</text:p>
              </table:table-cell>
              <table:table-cell office:value-type="float" office:value="0.047702">
                <text:p>0.047702</text:p>
              </table:table-cell>
              <table:table-cell office:value-type="float" office:value="5.499">
                <text:p>5.499</text:p>
              </table:table-cell>
            </table:table-row>
            <table:table-row>
              <table:table-cell office:value-type="string">
                <text:p>instance4x4_c</text:p>
              </table:table-cell>
              <table:table-cell office:value-type="float" office:value="0.439551">
                <text:p>0.439551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instance5x5_a</text:p>
              </table:table-cell>
              <table:table-cell office:value-type="float" office:value="0.605527">
                <text:p>0.605527</text:p>
              </table:table-cell>
              <table:table-cell office:value-type="float" office:value="20.557">
                <text:p>20.557</text:p>
              </table:table-cell>
            </table:table-row>
            <table:table-row>
              <table:table-cell office:value-type="string">
                <text:p>instance5x5_b</text:p>
              </table:table-cell>
              <table:table-cell office:value-type="float" office:value="9.50197">
                <text:p>9.50197</text:p>
              </table:table-cell>
              <table:table-cell office:value-type="float" office:value="19.202">
                <text:p>19.202</text:p>
              </table:table-cell>
            </table:table-row>
            <table:table-row>
              <table:table-cell office:value-type="string">
                <text:p>instance6x6_a</text:p>
              </table:table-cell>
              <table:table-cell office:value-type="float" office:value="1.90858">
                <text:p>1.90858</text:p>
              </table:table-cell>
              <table:table-cell office:value-type="float" office:value="54.532">
                <text:p>54.532</text:p>
              </table:table-cell>
            </table:table-row>
            <table:table-row>
              <table:table-cell office:value-type="string">
                <text:p>instance6x6_b</text:p>
              </table:table-cell>
              <table:table-cell office:value-type="float" office:value="3.17431">
                <text:p>3.17431</text:p>
              </table:table-cell>
              <table:table-cell office:value-type="float" office:value="52.183">
                <text:p>52.183</text:p>
              </table:table-cell>
            </table:table-row>
            <table:table-row>
              <table:table-cell office:value-type="string">
                <text:p>instance6x6_c</text:p>
              </table:table-cell>
              <table:table-cell office:value-type="float" office:value="4.6667">
                <text:p>4.6667</text:p>
              </table:table-cell>
              <table:table-cell office:value-type="float" office:value="46.66">
                <text:p>46.66</text:p>
              </table:table-cell>
            </table:table-row>
            <table:table-row>
              <table:table-cell office:value-type="string">
                <text:p>instance6x6_d</text:p>
              </table:table-cell>
              <table:table-cell office:value-type="float" office:value="7.96483">
                <text:p>7.96483</text:p>
              </table:table-cell>
              <table:table-cell office:value-type="float" office:value="41.717">
                <text:p>41.717</text:p>
              </table:table-cell>
            </table:table-row>
            <table:table-row>
              <table:table-cell office:value-type="string">
                <text:p>instance7x7_a</text:p>
              </table:table-cell>
              <table:table-cell office:value-type="float" office:value="4.17174">
                <text:p>4.17174</text:p>
              </table:table-cell>
              <table:table-cell office:value-type="float" office:value="162.265">
                <text:p>162.265</text:p>
              </table:table-cell>
            </table:table-row>
            <table:table-row>
              <table:table-cell office:value-type="string">
                <text:p>instance7x7_b</text:p>
              </table:table-cell>
              <table:table-cell office:value-type="float" office:value="10.24">
                <text:p>10.24</text:p>
              </table:table-cell>
              <table:table-cell office:value-type="float" office:value="155.188">
                <text:p>155.188</text:p>
              </table:table-cell>
            </table:table-row>
            <table:table-row>
              <table:table-cell office:value-type="string">
                <text:p>instance7x7_c</text:p>
              </table:table-cell>
              <table:table-cell office:value-type="float" office:value="53.6835">
                <text:p>53.6835</text:p>
              </table:table-cell>
              <table:table-cell office:value-type="float" office:value="140.257">
                <text:p>140.257</text:p>
              </table:table-cell>
            </table:table-row>
            <table:table-row>
              <table:table-cell office:value-type="string">
                <text:p>instance7x7_d</text:p>
              </table:table-cell>
              <table:table-cell office:value-type="float" office:value="76.6088">
                <text:p>76.6088</text:p>
              </table:table-cell>
              <table:table-cell office:value-type="float" office:value="131.845">
                <text:p>131.845</text:p>
              </table:table-cell>
            </table:table-row>
            <table:table-row>
              <table:table-cell office:value-type="string">
                <text:p>instance7x7_e</text:p>
              </table:table-cell>
              <table:table-cell office:value-type="float" office:value="136.052">
                <text:p>136.052</text:p>
              </table:table-cell>
              <table:table-cell office:value-type="float" office:value="139.473">
                <text:p>139.473</text:p>
              </table:table-cell>
            </table:table-row>
            <table:table-row>
              <table:table-cell office:value-type="string">
                <text:p>instance7x7_f</text:p>
              </table:table-cell>
              <table:table-cell office:value-type="float" office:value="477.219">
                <text:p>477.219</text:p>
              </table:table-cell>
              <table:table-cell office:value-type="float" office:value="117.735">
                <text:p>117.735</text:p>
              </table:table-cell>
            </table:table-row>
            <table:table-row>
              <table:table-cell office:value-type="string">
                <text:p>instance8x8_a</text:p>
              </table:table-cell>
              <table:table-cell office:value-type="float" office:value="148.65">
                <text:p>148.65</text:p>
              </table:table-cell>
              <table:table-cell office:value-type="float" office:value="330.446">
                <text:p>330.4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578cm" svg:height="14.039cm" xlink:href=".." xlink:type="simple" chart:class="chart:line" chart:style-name="ch1">
        <chart:title svg:x="16.716cm" svg:y="0.416cm" chart:style-name="ch2">
          <text:p>Extension Increased Minimum</text:p>
        </chart:title>
        <chart:legend chart:legend-position="bottom" svg:x="15.506cm" svg:y="13.44cm" style:legend-expansion="wide" chart:style-name="ch3"/>
        <chart:plot-area chart:style-name="ch4" table:cell-range-address="increasedMinimum.A1:increasedMinimum.C30" chart:data-source-has-labels="both" svg:x="1.802cm" svg:y="1.475cm" svg:width="36.985cm" svg:height="11.501cm">
          <chartooo:coordinate-region svg:x="2.609cm" svg:y="1.475cm" svg:width="35.242cm" svg:height="9.199cm"/>
          <chart:axis chart:dimension="x" chart:name="primary-x" chart:style-name="ch5" chartooo:axis-type="auto">
            <chartooo:date-scale/>
            <chart:categories table:cell-range-address="increasedMinimum.A2:increasedMinimum.A30"/>
          </chart:axis>
          <chart:axis chart:dimension="y" chart:name="primary-y" chart:style-name="ch5">
            <chart:title svg:x="0.451cm" svg:y="7.639cm" chart:style-name="ch6">
              <text:p>Time</text:p>
            </chart:title>
            <chart:grid chart:style-name="ch7" chart:class="major"/>
          </chart:axis>
          <chart:series chart:style-name="ch8" chart:values-cell-range-address="increasedMinimum.B2:increasedMinimum.B30" chart:label-cell-address="increasedMinimum.B1:increasedMinimum.B1" chart:class="chart:line">
            <chart:data-point chart:repeated="29"/>
          </chart:series>
          <chart:series chart:style-name="ch9" chart:values-cell-range-address="increasedMinimum.C2:increasedMinimum.C30" chart:label-cell-address="increasedMinimum.C1:increasedMinimum.C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ver Solve Time</text:p>
                <draw:g>
                  <svg:desc>increasedMinimum.B1:increasedMinimum.B1</svg:desc>
                </draw:g>
              </table:table-cell>
              <table:table-cell office:value-type="string">
                <text:p>Savile Row Total Time</text:p>
                <draw:g>
                  <svg:desc>increasedMinimum.C1:increasedMinimu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stom3x5_a</text:p>
                <draw:g>
                  <svg:desc>increasedMinimum.A2:increasedMinimum.A30</svg:desc>
                </draw:g>
              </table:table-cell>
              <table:table-cell office:value-type="float" office:value="0.041019">
                <text:p>0.041019</text:p>
                <draw:g>
                  <svg:desc>increasedMinimum.B2:increasedMinimum.B30</svg:desc>
                </draw:g>
              </table:table-cell>
              <table:table-cell office:value-type="float" office:value="1.518">
                <text:p>1.518</text:p>
                <draw:g>
                  <svg:desc>increasedMinimum.C2:increasedMinimum.C30</svg:desc>
                </draw:g>
              </table:table-cell>
            </table:table-row>
            <table:table-row>
              <table:table-cell office:value-type="string">
                <text:p>custom3x5_b</text:p>
              </table:table-cell>
              <table:table-cell office:value-type="float" office:value="0.100566">
                <text:p>0.100566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>custom8x4_a</text:p>
              </table:table-cell>
              <table:table-cell office:value-type="float" office:value="2.59843">
                <text:p>2.59843</text:p>
              </table:table-cell>
              <table:table-cell office:value-type="float" office:value="14.635">
                <text:p>14.635</text:p>
              </table:table-cell>
            </table:table-row>
            <table:table-row>
              <table:table-cell office:value-type="string">
                <text:p>custom8x4_b</text:p>
              </table:table-cell>
              <table:table-cell office:value-type="float" office:value="10.6626">
                <text:p>10.6626</text:p>
              </table:table-cell>
              <table:table-cell office:value-type="float" office:value="13.412">
                <text:p>13.412</text:p>
              </table:table-cell>
            </table:table-row>
            <table:table-row>
              <table:table-cell office:value-type="string">
                <text:p>instance2x2_a</text:p>
              </table:table-cell>
              <table:table-cell office:value-type="float" office:value="0.000002">
                <text:p>0.00000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instance2x2_b</text:p>
              </table:table-cell>
              <table:table-cell office:value-type="float" office:value="0.000004">
                <text:p>0.000004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instance2x2_c</text:p>
              </table:table-cell>
              <table:table-cell office:value-type="float" office:value="0">
                <text:p>0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instance3x3_a</text:p>
              </table:table-cell>
              <table:table-cell office:value-type="float" office:value="0.044226">
                <text:p>0.04422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instance3x3_b</text:p>
              </table:table-cell>
              <table:table-cell office:value-type="float" office:value="0.020583">
                <text:p>0.020583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instance3x3_c</text:p>
              </table:table-cell>
              <table:table-cell office:value-type="float" office:value="0.000001">
                <text:p>0.00000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instance4x4_a</text:p>
              </table:table-cell>
              <table:table-cell office:value-type="float" office:value="0.749878">
                <text:p>0.749878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string">
                <text:p>instance4x4_b</text:p>
              </table:table-cell>
              <table:table-cell office:value-type="float" office:value="0.100639">
                <text:p>0.100639</text:p>
              </table:table-cell>
              <table:table-cell office:value-type="float" office:value="1.781">
                <text:p>1.781</text:p>
              </table:table-cell>
            </table:table-row>
            <table:table-row>
              <table:table-cell office:value-type="string">
                <text:p>instance4x4_c</text:p>
              </table:table-cell>
              <table:table-cell office:value-type="float" office:value="0.320855">
                <text:p>0.320855</text:p>
              </table:table-cell>
              <table:table-cell office:value-type="float" office:value="1.822">
                <text:p>1.822</text:p>
              </table:table-cell>
            </table:table-row>
            <table:table-row>
              <table:table-cell office:value-type="string">
                <text:p>instance5x5_a</text:p>
              </table:table-cell>
              <table:table-cell office:value-type="float" office:value="8.91598">
                <text:p>8.91598</text:p>
              </table:table-cell>
              <table:table-cell office:value-type="float" office:value="5.531">
                <text:p>5.531</text:p>
              </table:table-cell>
            </table:table-row>
            <table:table-row>
              <table:table-cell office:value-type="string">
                <text:p>instance5x5_b</text:p>
              </table:table-cell>
              <table:table-cell office:value-type="float" office:value="7.89193">
                <text:p>7.89193</text:p>
              </table:table-cell>
              <table:table-cell office:value-type="float" office:value="5.139">
                <text:p>5.139</text:p>
              </table:table-cell>
            </table:table-row>
            <table:table-row>
              <table:table-cell office:value-type="string">
                <text:p>instance6x6_a</text:p>
              </table:table-cell>
              <table:table-cell office:value-type="float" office:value="0.1935">
                <text:p>0.1935</text:p>
              </table:table-cell>
              <table:table-cell office:value-type="float" office:value="15.828">
                <text:p>15.828</text:p>
              </table:table-cell>
            </table:table-row>
            <table:table-row>
              <table:table-cell office:value-type="string">
                <text:p>instance6x6_b</text:p>
              </table:table-cell>
              <table:table-cell office:value-type="float" office:value="1.60864">
                <text:p>1.60864</text:p>
              </table:table-cell>
              <table:table-cell office:value-type="float" office:value="20.97">
                <text:p>20.97</text:p>
              </table:table-cell>
            </table:table-row>
            <table:table-row>
              <table:table-cell office:value-type="string">
                <text:p>instance6x6_c</text:p>
              </table:table-cell>
              <table:table-cell office:value-type="float" office:value="3.42872">
                <text:p>3.42872</text:p>
              </table:table-cell>
              <table:table-cell office:value-type="float" office:value="19.663">
                <text:p>19.663</text:p>
              </table:table-cell>
            </table:table-row>
            <table:table-row>
              <table:table-cell office:value-type="string">
                <text:p>instance6x6_d</text:p>
              </table:table-cell>
              <table:table-cell office:value-type="float" office:value="6.58375">
                <text:p>6.58375</text:p>
              </table:table-cell>
              <table:table-cell office:value-type="float" office:value="17.862">
                <text:p>17.862</text:p>
              </table:table-cell>
            </table:table-row>
            <table:table-row>
              <table:table-cell office:value-type="string">
                <text:p>instance7x7_a</text:p>
              </table:table-cell>
              <table:table-cell office:value-type="float" office:value="0.197211">
                <text:p>0.197211</text:p>
              </table:table-cell>
              <table:table-cell office:value-type="float" office:value="49.182">
                <text:p>49.182</text:p>
              </table:table-cell>
            </table:table-row>
            <table:table-row>
              <table:table-cell office:value-type="string">
                <text:p>instance7x7_b</text:p>
              </table:table-cell>
              <table:table-cell office:value-type="float" office:value="0.22488">
                <text:p>0.22488</text:p>
              </table:table-cell>
              <table:table-cell office:value-type="float" office:value="62.612">
                <text:p>62.612</text:p>
              </table:table-cell>
            </table:table-row>
            <table:table-row>
              <table:table-cell office:value-type="string">
                <text:p>instance7x7_c</text:p>
              </table:table-cell>
              <table:table-cell office:value-type="float" office:value="34.8836">
                <text:p>34.8836</text:p>
              </table:table-cell>
              <table:table-cell office:value-type="float" office:value="54.363">
                <text:p>54.363</text:p>
              </table:table-cell>
            </table:table-row>
            <table:table-row>
              <table:table-cell office:value-type="string">
                <text:p>instance7x7_d</text:p>
              </table:table-cell>
              <table:table-cell office:value-type="float" office:value="54.2252">
                <text:p>54.2252</text:p>
              </table:table-cell>
              <table:table-cell office:value-type="float" office:value="51.641">
                <text:p>51.641</text:p>
              </table:table-cell>
            </table:table-row>
            <table:table-row>
              <table:table-cell office:value-type="string">
                <text:p>instance7x7_e</text:p>
              </table:table-cell>
              <table:table-cell office:value-type="float" office:value="101.171">
                <text:p>101.171</text:p>
              </table:table-cell>
              <table:table-cell office:value-type="float" office:value="50.529">
                <text:p>50.529</text:p>
              </table:table-cell>
            </table:table-row>
            <table:table-row>
              <table:table-cell office:value-type="string">
                <text:p>instance7x7_f</text:p>
              </table:table-cell>
              <table:table-cell office:value-type="float" office:value="372.558">
                <text:p>372.558</text:p>
              </table:table-cell>
              <table:table-cell office:value-type="float" office:value="47.29">
                <text:p>47.29</text:p>
              </table:table-cell>
            </table:table-row>
            <table:table-row>
              <table:table-cell office:value-type="string">
                <text:p>instance8x8_a</text:p>
              </table:table-cell>
              <table:table-cell office:value-type="float" office:value="86.7268">
                <text:p>86.7268</text:p>
              </table:table-cell>
              <table:table-cell office:value-type="float" office:value="76.304">
                <text:p>76.304</text:p>
              </table:table-cell>
            </table:table-row>
            <table:table-row>
              <table:table-cell office:value-type="string">
                <text:p>instance8x8_b</text:p>
              </table:table-cell>
              <table:table-cell office:value-type="float" office:value="193.403">
                <text:p>193.403</text:p>
              </table:table-cell>
              <table:table-cell office:value-type="float" office:value="75.369">
                <text:p>75.369</text:p>
              </table:table-cell>
            </table:table-row>
            <table:table-row>
              <table:table-cell office:value-type="string">
                <text:p>instance8x8_c</text:p>
              </table:table-cell>
              <table:table-cell office:value-type="float" office:value="165.174">
                <text:p>165.174</text:p>
              </table:table-cell>
              <table:table-cell office:value-type="float" office:value="73.923">
                <text:p>73.923</text:p>
              </table:table-cell>
            </table:table-row>
            <table:table-row>
              <table:table-cell office:value-type="string">
                <text:p>instance8x8_d</text:p>
              </table:table-cell>
              <table:table-cell office:value-type="float" office:value="638.527">
                <text:p>638.527</text:p>
              </table:table-cell>
              <table:table-cell office:value-type="float" office:value="73.243">
                <text:p>73.2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" chart:interval-major="1" chart:interval-minor-divisor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905cm" svg:height="11.211cm" xlink:href=".." xlink:type="simple" chart:class="chart:line" chart:style-name="ch1">
        <chart:title svg:x="16.379cm" svg:y="0.36cm" chart:style-name="ch2">
          <text:p>Extension Increased Minimum</text:p>
        </chart:title>
        <chart:legend chart:legend-position="bottom" svg:x="16.135cm" svg:y="10.612cm" style:legend-expansion="wide" chart:style-name="ch3"/>
        <chart:plot-area chart:style-name="ch4" table:cell-range-address="increasedMinimum.A1:increasedMinimum.A30 increasedMinimum.D1:increasedMinimum.E30" chart:data-source-has-labels="both" svg:x="1.789cm" svg:y="1.363cm" svg:width="36.338cm" svg:height="8.841cm">
          <chartooo:coordinate-region svg:x="3.391cm" svg:y="1.562cm" svg:width="34.299cm" svg:height="6.54cm"/>
          <chart:axis chart:dimension="x" chart:name="primary-x" chart:style-name="ch5" chartooo:axis-type="auto">
            <chartooo:date-scale/>
            <chart:categories table:cell-range-address="increasedMinimum.A2:increasedMinimum.A30"/>
          </chart:axis>
          <chart:axis chart:dimension="y" chart:name="primary-y" chart:style-name="ch5">
            <chart:title svg:x="0.451cm" svg:y="6.819cm" chart:style-name="ch6">
              <text:p>Solver Nodes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increasedMinimum.D2:increasedMinimum.D30" chart:label-cell-address="increasedMinimum.D1:increasedMinimum.D1" chart:class="chart:line">
            <chart:data-point chart:repeated="29"/>
          </chart:series>
          <chart:series chart:attached-axis="secondary-y" chart:style-name="ch10" chart:values-cell-range-address="increasedMinimum.E2:increasedMinimum.E30" chart:label-cell-address="increasedMinimum.E1:increasedMinimum.E1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ver Nodes</text:p>
                <draw:g>
                  <svg:desc>increasedMinimum.D1:increasedMinimum.D1</svg:desc>
                </draw:g>
              </table:table-cell>
              <table:table-cell office:value-type="string">
                <text:p>Solution Found</text:p>
                <draw:g>
                  <svg:desc>increasedMinimum.E1:increasedMinimum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stom3x5_a</text:p>
                <draw:g>
                  <svg:desc>increasedMinimum.A2:increasedMinimum.A30</svg:desc>
                </draw:g>
              </table:table-cell>
              <table:table-cell office:value-type="float" office:value="27">
                <text:p>27</text:p>
                <draw:g>
                  <svg:desc>increasedMinimum.D2:increasedMinimum.D30</svg:desc>
                </draw:g>
              </table:table-cell>
              <table:table-cell office:value-type="float" office:value="1">
                <text:p>1</text:p>
                <draw:g>
                  <svg:desc>increasedMinimum.E2:increasedMinimum.E30</svg:desc>
                </draw:g>
              </table:table-cell>
            </table:table-row>
            <table:table-row>
              <table:table-cell office:value-type="string">
                <text:p>custom3x5_b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stom8x4_a</text:p>
              </table:table-cell>
              <table:table-cell office:value-type="float" office:value="11669">
                <text:p>11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ustom8x4_b</text:p>
              </table:table-cell>
              <table:table-cell office:value-type="float" office:value="54878">
                <text:p>54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2x2_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2x2_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2x2_c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3x3_a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3x3_b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3x3_c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4x4_a</text:p>
              </table:table-cell>
              <table:table-cell office:value-type="float" office:value="8030">
                <text:p>8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4x4_b</text:p>
              </table:table-cell>
              <table:table-cell office:value-type="float" office:value="455">
                <text:p>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4x4_c</text:p>
              </table:table-cell>
              <table:table-cell office:value-type="float" office:value="3464">
                <text:p>3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5x5_a</text:p>
              </table:table-cell>
              <table:table-cell office:value-type="float" office:value="50737">
                <text:p>50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5x5_b</text:p>
              </table:table-cell>
              <table:table-cell office:value-type="float" office:value="43862">
                <text:p>43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6x6_a</text:p>
              </table:table-cell>
              <table:table-cell office:value-type="float" office:value="531">
                <text:p>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6x6_b</text:p>
              </table:table-cell>
              <table:table-cell office:value-type="float" office:value="5563">
                <text:p>5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6x6_c</text:p>
              </table:table-cell>
              <table:table-cell office:value-type="float" office:value="11235">
                <text:p>11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6x6_d</text:p>
              </table:table-cell>
              <table:table-cell office:value-type="float" office:value="22671">
                <text:p>22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7x7_a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7x7_b</text:p>
              </table:table-cell>
              <table:table-cell office:value-type="float" office:value="472">
                <text:p>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7x7_c</text:p>
              </table:table-cell>
              <table:table-cell office:value-type="float" office:value="93473">
                <text:p>93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7x7_d</text:p>
              </table:table-cell>
              <table:table-cell office:value-type="float" office:value="141797">
                <text:p>141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7x7_e</text:p>
              </table:table-cell>
              <table:table-cell office:value-type="float" office:value="256533">
                <text:p>256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7x7_f</text:p>
              </table:table-cell>
              <table:table-cell office:value-type="float" office:value="967141">
                <text:p>967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8x8_a</text:p>
              </table:table-cell>
              <table:table-cell office:value-type="float" office:value="162378">
                <text:p>162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8x8_b</text:p>
              </table:table-cell>
              <table:table-cell office:value-type="float" office:value="315033">
                <text:p>315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8x8_c</text:p>
              </table:table-cell>
              <table:table-cell office:value-type="float" office:value="271571">
                <text:p>271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8x8_d</text:p>
              </table:table-cell>
              <table:table-cell office:value-type="float" office:value="1083896">
                <text:p>108389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75cm" svg:height="11.825cm" xlink:href=".." xlink:type="simple" chart:class="chart:line" chart:style-name="ch1">
        <chart:title svg:x="11.207cm" svg:y="0.372cm" chart:style-name="ch2">
          <text:p>Decision Variable Domain Explosion</text:p>
        </chart:title>
        <chart:legend chart:legend-position="bottom" svg:x="10.209cm" svg:y="11.226cm" style:legend-expansion="wide" chart:style-name="ch3"/>
        <chart:plot-area chart:style-name="ch4" table:cell-range-address="basic_vs_extension.A2:basic_vs_extension.A30 basic_vs_extension.D1:basic_vs_extension.D30 basic_vs_extension.H1:basic_vs_extension.H30" chart:data-source-has-labels="both" svg:x="1.606cm" svg:y="1.387cm" svg:width="27.549cm" svg:height="9.419cm">
          <chartooo:coordinate-region svg:x="2.968cm" svg:y="1.387cm" svg:width="25.806cm" svg:height="7.118cm"/>
          <chart:axis chart:dimension="x" chart:name="primary-x" chart:style-name="ch5" chartooo:axis-type="auto">
            <chartooo:date-scale/>
            <chart:categories table:cell-range-address="basic_vs_extension.A2:basic_vs_extension.A30"/>
          </chart:axis>
          <chart:axis chart:dimension="y" chart:name="primary-y" chart:style-name="ch5">
            <chart:title svg:x="0.451cm" svg:y="7.132cm" chart:style-name="ch6">
              <text:p>Solver Nodes</text:p>
            </chart:title>
            <chart:grid chart:style-name="ch7" chart:class="major"/>
          </chart:axis>
          <chart:series chart:style-name="ch8" chart:values-cell-range-address="basic_vs_extension.D2:basic_vs_extension.D30" chart:label-cell-address="basic_vs_extension.D1:basic_vs_extension.D1" chart:class="chart:line">
            <chart:data-point chart:repeated="29"/>
          </chart:series>
          <chart:series chart:style-name="ch9" chart:values-cell-range-address="basic_vs_extension.H2:basic_vs_extension.H30" chart:label-cell-address="basic_vs_extension.H1:basic_vs_extension.H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ver Nodes (basic)</text:p>
                <draw:g>
                  <svg:desc>basic_vs_extension.D1:basic_vs_extension.D1</svg:desc>
                </draw:g>
              </table:table-cell>
              <table:table-cell office:value-type="string">
                <text:p>Solver Nodes (extension)</text:p>
                <draw:g>
                  <svg:desc>basic_vs_extension.H1:basic_vs_extensio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stom3x5_a</text:p>
                <draw:g>
                  <svg:desc>basic_vs_extension.A2:basic_vs_extension.A30</svg:desc>
                </draw:g>
              </table:table-cell>
              <table:table-cell office:value-type="float" office:value="21">
                <text:p>21</text:p>
                <draw:g>
                  <svg:desc>basic_vs_extension.D2:basic_vs_extension.D30</svg:desc>
                </draw:g>
              </table:table-cell>
              <table:table-cell office:value-type="float" office:value="444">
                <text:p>444</text:p>
                <draw:g>
                  <svg:desc>basic_vs_extension.H2:basic_vs_extension.H30</svg:desc>
                </draw:g>
              </table:table-cell>
            </table:table-row>
            <table:table-row>
              <table:table-cell office:value-type="string">
                <text:p>custom3x5_b</text:p>
              </table:table-cell>
              <table:table-cell office:value-type="float" office:value="99">
                <text:p>9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custom8x4_a</text:p>
              </table:table-cell>
              <table:table-cell office:value-type="float" office:value="1278">
                <text:p>1278</text:p>
              </table:table-cell>
              <table:table-cell office:value-type="float" office:value="14377">
                <text:p>14377</text:p>
              </table:table-cell>
            </table:table-row>
            <table:table-row>
              <table:table-cell office:value-type="string">
                <text:p>custom8x4_b</text:p>
              </table:table-cell>
              <table:table-cell office:value-type="float" office:value="849">
                <text:p>849</text:p>
              </table:table-cell>
              <table:table-cell office:value-type="float" office:value="56876">
                <text:p>56876</text:p>
              </table:table-cell>
            </table:table-row>
            <table:table-row>
              <table:table-cell office:value-type="string">
                <text:p>instance2x2_a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nstance2x2_b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nstance2x2_c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3x3_a</text:p>
              </table:table-cell>
              <table:table-cell office:value-type="float" office:value="9">
                <text:p>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instance3x3_b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instance3x3_c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4x4_a</text:p>
              </table:table-cell>
              <table:table-cell office:value-type="float" office:value="73">
                <text:p>7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instance4x4_b</text:p>
              </table:table-cell>
              <table:table-cell office:value-type="float" office:value="58">
                <text:p>5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instance4x4_c</text:p>
              </table:table-cell>
              <table:table-cell office:value-type="float" office:value="249">
                <text:p>249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string">
                <text:p>instance5x5_a</text:p>
              </table:table-cell>
              <table:table-cell office:value-type="float" office:value="1319">
                <text:p>1319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instance5x5_b</text:p>
              </table:table-cell>
              <table:table-cell office:value-type="float" office:value="1501">
                <text:p>1501</text:p>
              </table:table-cell>
              <table:table-cell office:value-type="float" office:value="49480">
                <text:p>49480</text:p>
              </table:table-cell>
            </table:table-row>
            <table:table-row>
              <table:table-cell office:value-type="string">
                <text:p>instance6x6_a</text:p>
              </table:table-cell>
              <table:table-cell office:value-type="float" office:value="213">
                <text:p>213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instance6x6_b</text:p>
              </table:table-cell>
              <table:table-cell office:value-type="float" office:value="444">
                <text:p>444</text:p>
              </table:table-cell>
              <table:table-cell office:value-type="float" office:value="13623">
                <text:p>13623</text:p>
              </table:table-cell>
            </table:table-row>
            <table:table-row>
              <table:table-cell office:value-type="string">
                <text:p>instance6x6_c</text:p>
              </table:table-cell>
              <table:table-cell office:value-type="float" office:value="1231">
                <text:p>1231</text:p>
              </table:table-cell>
              <table:table-cell office:value-type="float" office:value="13765">
                <text:p>13765</text:p>
              </table:table-cell>
            </table:table-row>
            <table:table-row>
              <table:table-cell office:value-type="string">
                <text:p>instance6x6_d</text:p>
              </table:table-cell>
              <table:table-cell office:value-type="float" office:value="1042">
                <text:p>1042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instance7x7_a</text:p>
              </table:table-cell>
              <table:table-cell office:value-type="float" office:value="115">
                <text:p>115</text:p>
              </table:table-cell>
              <table:table-cell office:value-type="float" office:value="7235">
                <text:p>7235</text:p>
              </table:table-cell>
            </table:table-row>
            <table:table-row>
              <table:table-cell office:value-type="string">
                <text:p>instance7x7_b</text:p>
              </table:table-cell>
              <table:table-cell office:value-type="float" office:value="143">
                <text:p>143</text:p>
              </table:table-cell>
              <table:table-cell office:value-type="float" office:value="19158">
                <text:p>19158</text:p>
              </table:table-cell>
            </table:table-row>
            <table:table-row>
              <table:table-cell office:value-type="string">
                <text:p>instance7x7_c</text:p>
              </table:table-cell>
              <table:table-cell office:value-type="float" office:value="6070">
                <text:p>6070</text:p>
              </table:table-cell>
              <table:table-cell office:value-type="float" office:value="109455">
                <text:p>109455</text:p>
              </table:table-cell>
            </table:table-row>
            <table:table-row>
              <table:table-cell office:value-type="string">
                <text:p>instance7x7_d</text:p>
              </table:table-cell>
              <table:table-cell office:value-type="float" office:value="7682">
                <text:p>7682</text:p>
              </table:table-cell>
              <table:table-cell office:value-type="float" office:value="178143">
                <text:p>178143</text:p>
              </table:table-cell>
            </table:table-row>
            <table:table-row>
              <table:table-cell office:value-type="string">
                <text:p>instance7x7_e</text:p>
              </table:table-cell>
              <table:table-cell office:value-type="float" office:value="9922">
                <text:p>9922</text:p>
              </table:table-cell>
              <table:table-cell office:value-type="float" office:value="275188">
                <text:p>275188</text:p>
              </table:table-cell>
            </table:table-row>
            <table:table-row>
              <table:table-cell office:value-type="string">
                <text:p>instance7x7_f</text:p>
              </table:table-cell>
              <table:table-cell office:value-type="float" office:value="12739">
                <text:p>12739</text:p>
              </table:table-cell>
              <table:table-cell office:value-type="float" office:value="1001783">
                <text:p>1001783</text:p>
              </table:table-cell>
            </table:table-row>
            <table:table-row>
              <table:table-cell office:value-type="string">
                <text:p>instance8x8_a</text:p>
              </table:table-cell>
              <table:table-cell office:value-type="float" office:value="6643">
                <text:p>6643</text:p>
              </table:table-cell>
              <table:table-cell office:value-type="float" office:value="205445">
                <text:p>205445</text:p>
              </table:table-cell>
            </table:table-row>
            <table:table-row>
              <table:table-cell office:value-type="string">
                <text:p>instance8x8_b</text:p>
              </table:table-cell>
              <table:table-cell office:value-type="float" office:value="11178">
                <text:p>11178</text:p>
              </table:table-cell>
              <table:table-cell office:value-type="float" office:value="357344">
                <text:p>357344</text:p>
              </table:table-cell>
            </table:table-row>
            <table:table-row>
              <table:table-cell office:value-type="string">
                <text:p>instance8x8_c</text:p>
              </table:table-cell>
              <table:table-cell office:value-type="float" office:value="9326">
                <text:p>9326</text:p>
              </table:table-cell>
              <table:table-cell office:value-type="float" office:value="286959">
                <text:p>286959</text:p>
              </table:table-cell>
            </table:table-row>
            <table:table-row>
              <table:table-cell office:value-type="string">
                <text:p>instance8x8_d</text:p>
              </table:table-cell>
              <table:table-cell office:value-type="float" office:value="10599">
                <text:p>10599</text:p>
              </table:table-cell>
              <table:table-cell office:value-type="float" office:value="1098591">
                <text:p>10985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145cm" svg:height="11.743cm" xlink:href=".." xlink:type="simple" chart:class="chart:line" chart:style-name="ch1">
        <chart:title svg:x="12.404cm" svg:y="0.37cm" chart:style-name="ch2">
          <text:p>Decision Variable Domain Explosion</text:p>
        </chart:title>
        <chart:legend chart:legend-position="bottom" svg:x="10.638cm" svg:y="11.144cm" style:legend-expansion="wide" chart:style-name="ch3"/>
        <chart:plot-area chart:style-name="ch4" table:cell-range-address="basic_vs_extension.A2:basic_vs_extension.B30 basic_vs_extension.A1:basic_vs_extension.B1 basic_vs_extension.F1:basic_vs_extension.F30" chart:data-source-has-labels="both" svg:x="1.653cm" svg:y="1.383cm" svg:width="29.85cm" svg:height="9.343cm">
          <chartooo:coordinate-region svg:x="2.46cm" svg:y="1.383cm" svg:width="28.107cm" svg:height="7.042cm"/>
          <chart:axis chart:dimension="x" chart:name="primary-x" chart:style-name="ch5" chartooo:axis-type="auto">
            <chartooo:date-scale/>
            <chart:categories table:cell-range-address="basic_vs_extension.A2:basic_vs_extension.A30"/>
          </chart:axis>
          <chart:axis chart:dimension="y" chart:name="primary-y" chart:style-name="ch5">
            <chart:title svg:x="0.451cm" svg:y="6.468cm" chart:style-name="ch6">
              <text:p>Time</text:p>
            </chart:title>
            <chart:grid chart:style-name="ch7" chart:class="major"/>
          </chart:axis>
          <chart:series chart:style-name="ch8" chart:values-cell-range-address="basic_vs_extension.B2:basic_vs_extension.B30" chart:label-cell-address="basic_vs_extension.B1:basic_vs_extension.B1" chart:class="chart:line">
            <chart:data-point chart:repeated="29"/>
          </chart:series>
          <chart:series chart:style-name="ch9" chart:values-cell-range-address="basic_vs_extension.F2:basic_vs_extension.F30" chart:label-cell-address="basic_vs_extension.F1:basic_vs_extension.F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ver Solve Time (basic)</text:p>
                <draw:g>
                  <svg:desc>basic_vs_extension.B1:basic_vs_extension.B1</svg:desc>
                </draw:g>
              </table:table-cell>
              <table:table-cell office:value-type="string">
                <text:p>Solver Solve Time (extension)</text:p>
                <draw:g>
                  <svg:desc>basic_vs_extension.F1:basic_vs_extens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stom3x5_a</text:p>
                <draw:g>
                  <svg:desc>basic_vs_extension.A2:basic_vs_extension.A30</svg:desc>
                </draw:g>
              </table:table-cell>
              <table:table-cell office:value-type="float" office:value="0.041512">
                <text:p>0.041512</text:p>
                <draw:g>
                  <svg:desc>basic_vs_extension.B2:basic_vs_extension.B30</svg:desc>
                </draw:g>
              </table:table-cell>
              <table:table-cell office:value-type="float" office:value="0.095637">
                <text:p>0.095637</text:p>
                <draw:g>
                  <svg:desc>basic_vs_extension.F2:basic_vs_extension.F30</svg:desc>
                </draw:g>
              </table:table-cell>
            </table:table-row>
            <table:table-row>
              <table:table-cell office:value-type="string">
                <text:p>custom3x5_b</text:p>
              </table:table-cell>
              <table:table-cell office:value-type="float" office:value="0.003055">
                <text:p>0.003055</text:p>
              </table:table-cell>
              <table:table-cell office:value-type="float" office:value="0.125839">
                <text:p>0.125839</text:p>
              </table:table-cell>
            </table:table-row>
            <table:table-row>
              <table:table-cell office:value-type="string">
                <text:p>custom8x4_a</text:p>
              </table:table-cell>
              <table:table-cell office:value-type="float" office:value="0.127008">
                <text:p>0.127008</text:p>
              </table:table-cell>
              <table:table-cell office:value-type="float" office:value="3.02655">
                <text:p>3.02655</text:p>
              </table:table-cell>
            </table:table-row>
            <table:table-row>
              <table:table-cell office:value-type="string">
                <text:p>custom8x4_b</text:p>
              </table:table-cell>
              <table:table-cell office:value-type="float" office:value="0.054027">
                <text:p>0.054027</text:p>
              </table:table-cell>
              <table:table-cell office:value-type="float" office:value="11.4977">
                <text:p>11.4977</text:p>
              </table:table-cell>
            </table:table-row>
            <table:table-row>
              <table:table-cell office:value-type="string">
                <text:p>instance2x2_a</text:p>
              </table:table-cell>
              <table:table-cell office:value-type="float" office:value="0.045696">
                <text:p>0.045696</text:p>
              </table:table-cell>
              <table:table-cell office:value-type="float" office:value="0.042094">
                <text:p>0.042094</text:p>
              </table:table-cell>
            </table:table-row>
            <table:table-row>
              <table:table-cell office:value-type="string">
                <text:p>instance2x2_b</text:p>
              </table:table-cell>
              <table:table-cell office:value-type="float" office:value="0.046036">
                <text:p>0.046036</text:p>
              </table:table-cell>
              <table:table-cell office:value-type="float" office:value="0.049904">
                <text:p>0.049904</text:p>
              </table:table-cell>
            </table:table-row>
            <table:table-row>
              <table:table-cell office:value-type="string">
                <text:p>instance2x2_c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instance3x3_a</text:p>
              </table:table-cell>
              <table:table-cell office:value-type="float" office:value="0.046439">
                <text:p>0.046439</text:p>
              </table:table-cell>
              <table:table-cell office:value-type="float" office:value="0.045069">
                <text:p>0.045069</text:p>
              </table:table-cell>
            </table:table-row>
            <table:table-row>
              <table:table-cell office:value-type="string">
                <text:p>instance3x3_b</text:p>
              </table:table-cell>
              <table:table-cell office:value-type="float" office:value="0.053142">
                <text:p>0.053142</text:p>
              </table:table-cell>
              <table:table-cell office:value-type="float" office:value="0.039846">
                <text:p>0.039846</text:p>
              </table:table-cell>
            </table:table-row>
            <table:table-row>
              <table:table-cell office:value-type="string">
                <text:p>instance3x3_c</text:p>
              </table:table-cell>
              <table:table-cell office:value-type="float" office:value="0.00053">
                <text:p>0.0005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instance4x4_a</text:p>
              </table:table-cell>
              <table:table-cell office:value-type="float" office:value="0.052663">
                <text:p>0.052663</text:p>
              </table:table-cell>
              <table:table-cell office:value-type="float" office:value="0.051853">
                <text:p>0.051853</text:p>
              </table:table-cell>
            </table:table-row>
            <table:table-row>
              <table:table-cell office:value-type="string">
                <text:p>instance4x4_b</text:p>
              </table:table-cell>
              <table:table-cell office:value-type="float" office:value="0.050327">
                <text:p>0.050327</text:p>
              </table:table-cell>
              <table:table-cell office:value-type="float" office:value="0.06027">
                <text:p>0.06027</text:p>
              </table:table-cell>
            </table:table-row>
            <table:table-row>
              <table:table-cell office:value-type="string">
                <text:p>instance4x4_c</text:p>
              </table:table-cell>
              <table:table-cell office:value-type="float" office:value="0.012324">
                <text:p>0.012324</text:p>
              </table:table-cell>
              <table:table-cell office:value-type="float" office:value="0.517719">
                <text:p>0.517719</text:p>
              </table:table-cell>
            </table:table-row>
            <table:table-row>
              <table:table-cell office:value-type="string">
                <text:p>instance5x5_a</text:p>
              </table:table-cell>
              <table:table-cell office:value-type="float" office:value="0.159952">
                <text:p>0.159952</text:p>
              </table:table-cell>
              <table:table-cell office:value-type="float" office:value="0.518633">
                <text:p>0.518633</text:p>
              </table:table-cell>
            </table:table-row>
            <table:table-row>
              <table:table-cell office:value-type="string">
                <text:p>instance5x5_b</text:p>
              </table:table-cell>
              <table:table-cell office:value-type="float" office:value="0.088321">
                <text:p>0.088321</text:p>
              </table:table-cell>
              <table:table-cell office:value-type="float" office:value="8.20412">
                <text:p>8.20412</text:p>
              </table:table-cell>
            </table:table-row>
            <table:table-row>
              <table:table-cell office:value-type="string">
                <text:p>instance6x6_a</text:p>
              </table:table-cell>
              <table:table-cell office:value-type="float" office:value="0.061837">
                <text:p>0.061837</text:p>
              </table:table-cell>
              <table:table-cell office:value-type="float" office:value="1.58782">
                <text:p>1.58782</text:p>
              </table:table-cell>
            </table:table-row>
            <table:table-row>
              <table:table-cell office:value-type="string">
                <text:p>instance6x6_b</text:p>
              </table:table-cell>
              <table:table-cell office:value-type="float" office:value="0.080631">
                <text:p>0.080631</text:p>
              </table:table-cell>
              <table:table-cell office:value-type="float" office:value="4.03329">
                <text:p>4.03329</text:p>
              </table:table-cell>
            </table:table-row>
            <table:table-row>
              <table:table-cell office:value-type="string">
                <text:p>instance6x6_c</text:p>
              </table:table-cell>
              <table:table-cell office:value-type="float" office:value="0.123958">
                <text:p>0.123958</text:p>
              </table:table-cell>
              <table:table-cell office:value-type="float" office:value="4.07742">
                <text:p>4.07742</text:p>
              </table:table-cell>
            </table:table-row>
            <table:table-row>
              <table:table-cell office:value-type="string">
                <text:p>instance6x6_d</text:p>
              </table:table-cell>
              <table:table-cell office:value-type="float" office:value="0.108714">
                <text:p>0.108714</text:p>
              </table:table-cell>
              <table:table-cell office:value-type="float" office:value="7.25688">
                <text:p>7.25688</text:p>
              </table:table-cell>
            </table:table-row>
            <table:table-row>
              <table:table-cell office:value-type="string">
                <text:p>instance7x7_a</text:p>
              </table:table-cell>
              <table:table-cell office:value-type="float" office:value="0.061571">
                <text:p>0.061571</text:p>
              </table:table-cell>
              <table:table-cell office:value-type="float" office:value="2.84222">
                <text:p>2.84222</text:p>
              </table:table-cell>
            </table:table-row>
            <table:table-row>
              <table:table-cell office:value-type="string">
                <text:p>instance7x7_b</text:p>
              </table:table-cell>
              <table:table-cell office:value-type="float" office:value="0.065727">
                <text:p>0.065727</text:p>
              </table:table-cell>
              <table:table-cell office:value-type="float" office:value="7.73823">
                <text:p>7.73823</text:p>
              </table:table-cell>
            </table:table-row>
            <table:table-row>
              <table:table-cell office:value-type="string">
                <text:p>instance7x7_c</text:p>
              </table:table-cell>
              <table:table-cell office:value-type="float" office:value="0.732495">
                <text:p>0.732495</text:p>
              </table:table-cell>
              <table:table-cell office:value-type="float" office:value="41.0621">
                <text:p>41.0621</text:p>
              </table:table-cell>
            </table:table-row>
            <table:table-row>
              <table:table-cell office:value-type="string">
                <text:p>instance7x7_d</text:p>
              </table:table-cell>
              <table:table-cell office:value-type="float" office:value="0.858584">
                <text:p>0.858584</text:p>
              </table:table-cell>
              <table:table-cell office:value-type="float" office:value="68.6202">
                <text:p>68.6202</text:p>
              </table:table-cell>
            </table:table-row>
            <table:table-row>
              <table:table-cell office:value-type="string">
                <text:p>instance7x7_e</text:p>
              </table:table-cell>
              <table:table-cell office:value-type="float" office:value="1.07133">
                <text:p>1.07133</text:p>
              </table:table-cell>
              <table:table-cell office:value-type="float" office:value="108.487">
                <text:p>108.487</text:p>
              </table:table-cell>
            </table:table-row>
            <table:table-row>
              <table:table-cell office:value-type="string">
                <text:p>instance7x7_f</text:p>
              </table:table-cell>
              <table:table-cell office:value-type="float" office:value="1.10975">
                <text:p>1.10975</text:p>
              </table:table-cell>
              <table:table-cell office:value-type="float" office:value="366.797">
                <text:p>366.797</text:p>
              </table:table-cell>
            </table:table-row>
            <table:table-row>
              <table:table-cell office:value-type="string">
                <text:p>instance8x8_a</text:p>
              </table:table-cell>
              <table:table-cell office:value-type="float" office:value="1.34853">
                <text:p>1.34853</text:p>
              </table:table-cell>
              <table:table-cell office:value-type="float" office:value="109.359">
                <text:p>109.359</text:p>
              </table:table-cell>
            </table:table-row>
            <table:table-row>
              <table:table-cell office:value-type="string">
                <text:p>instance8x8_b</text:p>
              </table:table-cell>
              <table:table-cell office:value-type="float" office:value="1.52971">
                <text:p>1.52971</text:p>
              </table:table-cell>
              <table:table-cell office:value-type="float" office:value="205.296">
                <text:p>205.296</text:p>
              </table:table-cell>
            </table:table-row>
            <table:table-row>
              <table:table-cell office:value-type="string">
                <text:p>instance8x8_c</text:p>
              </table:table-cell>
              <table:table-cell office:value-type="float" office:value="1.28676">
                <text:p>1.28676</text:p>
              </table:table-cell>
              <table:table-cell office:value-type="float" office:value="157.689">
                <text:p>157.689</text:p>
              </table:table-cell>
            </table:table-row>
            <table:table-row>
              <table:table-cell office:value-type="string">
                <text:p>instance8x8_d</text:p>
              </table:table-cell>
              <table:table-cell office:value-type="float" office:value="1.44002">
                <text:p>1.44002</text:p>
              </table:table-cell>
              <table:table-cell office:value-type="float" office:value="608.628">
                <text:p>608.6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" chart:interval-major="1" chart:interval-minor-divisor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3cm" svg:height="12.053cm" xlink:href=".." xlink:type="simple" chart:class="chart:line" chart:style-name="ch1">
        <chart:title svg:x="11.841cm" svg:y="0.377cm" chart:style-name="ch2">
          <text:p>Heuristic Comparisson (from 7c)</text:p>
        </chart:title>
        <chart:legend chart:legend-position="bottom" svg:x="5.435cm" svg:y="11.454cm" style:legend-expansion="wide" chart:style-name="ch3"/>
        <chart:plot-area chart:style-name="ch4" table:cell-range-address="heuristicComparisson.A1:heuristicComparisson.A1 heuristicComparisson.A23:heuristicComparisson.A30 heuristicComparisson.D1:heuristicComparisson.E1 heuristicComparisson.D23:heuristicComparisson.E30 heuristicComparisson.H1:heuristicComparisson.I1 heuristicComparisson.H23:heuristicComparisson.I30" chart:data-source-has-labels="both" svg:x="1.617cm" svg:y="1.397cm" svg:width="28.107cm" svg:height="9.632cm">
          <chartooo:coordinate-region svg:x="2.979cm" svg:y="1.596cm" svg:width="25.447cm" svg:height="8.786cm"/>
          <chart:axis chart:dimension="x" chart:name="primary-x" chart:style-name="ch5" chartooo:axis-type="auto">
            <chartooo:date-scale/>
            <chart:categories table:cell-range-address="heuristicComparisson.A23:heuristicComparisson.A30"/>
          </chart:axis>
          <chart:axis chart:dimension="y" chart:name="primary-y" chart:style-name="ch5">
            <chart:title svg:x="0.451cm" svg:y="7.249cm" chart:style-name="ch6">
              <text:p>Solver Nodes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heuristicComparisson.D23:heuristicComparisson.D30" chart:label-cell-address="heuristicComparisson.D1:heuristicComparisson.D1" chart:class="chart:line">
            <chart:data-point chart:repeated="8"/>
          </chart:series>
          <chart:series chart:attached-axis="secondary-y" chart:style-name="ch10" chart:values-cell-range-address="heuristicComparisson.E23:heuristicComparisson.E30" chart:label-cell-address="heuristicComparisson.E1:heuristicComparisson.E1" chart:class="chart:line">
            <chart:data-point chart:repeated="8"/>
          </chart:series>
          <chart:series chart:attached-axis="primary-y" chart:style-name="ch11" chart:values-cell-range-address="heuristicComparisson.H23:heuristicComparisson.H30" chart:label-cell-address="heuristicComparisson.H1:heuristicComparisson.H1" chart:class="chart:line">
            <chart:data-point chart:repeated="8"/>
          </chart:series>
          <chart:series chart:attached-axis="secondary-y" chart:style-name="ch12" chart:values-cell-range-address="heuristicComparisson.I23:heuristicComparisson.I30" chart:label-cell-address="heuristicComparisson.I1:heuristicComparisson.I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ver Nodes (low Min)</text:p>
                <draw:g>
                  <svg:desc>heuristicComparisson.D1:heuristicComparisson.D1</svg:desc>
                </draw:g>
              </table:table-cell>
              <table:table-cell office:value-type="string">
                <text:p>Solution Found (low Min)</text:p>
                <draw:g>
                  <svg:desc>heuristicComparisson.E1:heuristicComparisson.E1</svg:desc>
                </draw:g>
              </table:table-cell>
              <table:table-cell office:value-type="string">
                <text:p>Solver Nodes (high Min)</text:p>
                <draw:g>
                  <svg:desc>heuristicComparisson.H1:heuristicComparisson.H1</svg:desc>
                </draw:g>
              </table:table-cell>
              <table:table-cell office:value-type="string">
                <text:p>Solution Found (high Min)</text:p>
                <draw:g>
                  <svg:desc>heuristicComparisson.I1:heuristicComparisso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tance7x7_c</text:p>
                <draw:g>
                  <svg:desc>heuristicComparisson.A23:heuristicComparisson.A30</svg:desc>
                </draw:g>
              </table:table-cell>
              <table:table-cell office:value-type="float" office:value="109455">
                <text:p>109455</text:p>
                <draw:g>
                  <svg:desc>heuristicComparisson.D23:heuristicComparisson.D30</svg:desc>
                </draw:g>
              </table:table-cell>
              <table:table-cell office:value-type="float" office:value="1">
                <text:p>1</text:p>
                <draw:g>
                  <svg:desc>heuristicComparisson.E23:heuristicComparisson.E30</svg:desc>
                </draw:g>
              </table:table-cell>
              <table:table-cell office:value-type="float" office:value="93473">
                <text:p>93473</text:p>
                <draw:g>
                  <svg:desc>heuristicComparisson.H23:heuristicComparisson.H30</svg:desc>
                </draw:g>
              </table:table-cell>
              <table:table-cell office:value-type="float" office:value="1">
                <text:p>1</text:p>
                <draw:g>
                  <svg:desc>heuristicComparisson.I23:heuristicComparisson.I30</svg:desc>
                </draw:g>
              </table:table-cell>
            </table:table-row>
            <table:table-row>
              <table:table-cell office:value-type="string">
                <text:p>instance7x7_d</text:p>
              </table:table-cell>
              <table:table-cell office:value-type="float" office:value="178143">
                <text:p>178143</text:p>
              </table:table-cell>
              <table:table-cell office:value-type="float" office:value="1">
                <text:p>1</text:p>
              </table:table-cell>
              <table:table-cell office:value-type="float" office:value="141797">
                <text:p>141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7x7_e</text:p>
              </table:table-cell>
              <table:table-cell office:value-type="float" office:value="275188">
                <text:p>275188</text:p>
              </table:table-cell>
              <table:table-cell office:value-type="float" office:value="1">
                <text:p>1</text:p>
              </table:table-cell>
              <table:table-cell office:value-type="float" office:value="256533">
                <text:p>256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7x7_f</text:p>
              </table:table-cell>
              <table:table-cell office:value-type="float" office:value="1001783">
                <text:p>1001783</text:p>
              </table:table-cell>
              <table:table-cell office:value-type="float" office:value="0">
                <text:p>0</text:p>
              </table:table-cell>
              <table:table-cell office:value-type="float" office:value="967141">
                <text:p>967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8x8_a</text:p>
              </table:table-cell>
              <table:table-cell office:value-type="float" office:value="205445">
                <text:p>205445</text:p>
              </table:table-cell>
              <table:table-cell office:value-type="float" office:value="1">
                <text:p>1</text:p>
              </table:table-cell>
              <table:table-cell office:value-type="float" office:value="162378">
                <text:p>162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8x8_b</text:p>
              </table:table-cell>
              <table:table-cell office:value-type="float" office:value="357344">
                <text:p>357344</text:p>
              </table:table-cell>
              <table:table-cell office:value-type="float" office:value="1">
                <text:p>1</text:p>
              </table:table-cell>
              <table:table-cell office:value-type="float" office:value="315033">
                <text:p>315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8x8_c</text:p>
              </table:table-cell>
              <table:table-cell office:value-type="float" office:value="286959">
                <text:p>286959</text:p>
              </table:table-cell>
              <table:table-cell office:value-type="float" office:value="1">
                <text:p>1</text:p>
              </table:table-cell>
              <table:table-cell office:value-type="float" office:value="271571">
                <text:p>271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8x8_d</text:p>
              </table:table-cell>
              <table:table-cell office:value-type="float" office:value="1098591">
                <text:p>1098591</text:p>
              </table:table-cell>
              <table:table-cell office:value-type="float" office:value="0">
                <text:p>0</text:p>
              </table:table-cell>
              <table:table-cell office:value-type="float" office:value="1083896">
                <text:p>108389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